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able-cell-properties fo:background-color="#FFFFFF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6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5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 style:use-optimal-column-width="true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5.9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4.4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5pt" style:use-optimal-row-height="true" fo:break-before="page"/>
    </style:style>
    <style:style style:name="ro31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number-columns-repeated="16353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163">
            <text:p>民 國 110 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3">
            <text:p>民 國 110 年 2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4">
            <text:p><text:span text:style-name="T7">年月別</text:span></text:p>
          </table:table-cell>
          <table:covered-table-cell/>
          <table:table-cell table:style-name="ce6"/>
          <table:table-cell office:value-type="string" table:style-name="ce7">
            <text:p><text:span text:style-name="T7">人</text:span></text:p>
          </table:table-cell>
          <table:table-cell office:value-type="string" table:style-name="ce7">
            <text:p><text:span text:style-name="T7">口</text:span></text:p>
          </table:table-cell>
          <table:table-cell office:value-type="string" table:style-name="ce7">
            <text:p><text:span text:style-name="T7">數</text:span></text:p>
          </table:table-cell>
          <table:table-cell office:value-type="string" table:number-columns-spanned="4" table:number-rows-spanned="1" table:style-name="ce217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7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7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7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8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19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19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6">
            <text:p><text:span text:style-name="T7">戶　數</text:span></text:p>
          </table:table-cell>
          <table:table-cell table:number-columns-repeated="3" table:style-name="ce8"/>
          <table:table-cell office:value-type="string" table:number-columns-spanned="1" table:number-rows-spanned="3" table:style-name="ce217">
            <text:p><text:span text:style-name="T7">計</text:span></text:p>
          </table:table-cell>
          <table:table-cell office:value-type="string" table:number-columns-spanned="1" table:number-rows-spanned="3" table:style-name="ce217">
            <text:p><text:span text:style-name="T7">男</text:span></text:p>
          </table:table-cell>
          <table:table-cell office:value-type="string" table:number-columns-spanned="1" table:number-rows-spanned="3" table:style-name="ce217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17">
            <text:p><text:span text:style-name="T7">計</text:span></text:p>
          </table:table-cell>
          <table:table-cell office:value-type="string" table:number-columns-spanned="1" table:number-rows-spanned="3" table:style-name="ce217">
            <text:p><text:span text:style-name="T7">男</text:span></text:p>
          </table:table-cell>
          <table:table-cell office:value-type="string" table:number-columns-spanned="1" table:number-rows-spanned="3" table:style-name="ce217">
            <text:p><text:span text:style-name="T7">女</text:span></text:p>
          </table:table-cell>
          <table:table-cell office:value-type="string" table:style-name="ce10">
            <text:p><text:span text:style-name="T7">折合年</text:span></text:p>
          </table:table-cell>
          <table:table-cell office:value-type="string" table:style-name="ce8">
            <text:p><text:s/></text:p>
          </table:table-cell>
          <table:table-cell office:value-type="string" table:style-name="ce11">
            <text:p><text:span text:style-name="T7">折合年自</text:span></text:p>
          </table:table-cell>
          <table:table-cell office:value-type="string" table:number-columns-spanned="1" table:number-rows-spanned="3" table:style-name="ce21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7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table-cell office:value-type="string" table:number-columns-spanned="1" table:number-rows-spanned="3" table:style-name="ce21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7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2">
            <text:p><text:span text:style-name="T7">計</text:span></text:p>
          </table:table-cell>
          <table:table-cell office:value-type="string" table:style-name="ce12">
            <text:p><text:span text:style-name="T7">男</text:span></text:p>
          </table:table-cell>
          <table:table-cell office:value-type="string" table:style-name="ce12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死亡率</text:span></text:p>
          </table:table-cell>
          <table:table-cell office:value-type="string" table:style-name="ce12">
            <text:p><text:span text:style-name="T7">人數</text:span></text:p>
          </table:table-cell>
          <table:table-cell office:value-type="string" table:style-name="ce1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<text:span text:style-name="T7">計</text:span></text:p>
          </table:table-cell>
          <table:table-cell office:value-type="string" table:number-columns-spanned="1" table:number-rows-spanned="2" table:style-name="ce217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<text:span text:style-name="T7">計</text:span></text:p>
          </table:table-cell>
          <table:table-cell office:value-type="string" table:number-columns-spanned="1" table:number-rows-spanned="2" table:style-name="ce217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9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office:value-type="float" office:value="0" table:style-name="ce22">
            <text:p>—</text:p>
          </table:table-cell>
          <table:table-cell table:number-columns-repeated="2" table:style-name="ce9"/>
          <table:table-cell table:style-name="ce21"/>
          <table:table-cell table:number-columns-repeated="3" table:style-name="ce9"/>
          <table:table-cell table:style-name="ce21"/>
          <table:table-cell office:value-type="float" office:value="0" table:style-name="ce23">
            <text:p>—</text:p>
          </table:table-cell>
          <table:table-cell table:style-name="ce1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number-columns-repeated="2" table:style-name="ce9"/>
          <table:table-cell table:style-name="ce25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41">
            <text:p>40<text:s/><text:span text:style-name="T9">年</text:span>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6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26">
            <text:p>3,858</text:p>
          </table:table-cell>
          <table:table-cell table:number-columns-repeated="3" table:style-name="ce26"/>
          <table:table-cell office:value-type="float" office:value="0.5" table:style-name="ce27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50<text:s/><text:span text:style-name="T9">年</text:span>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6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26">
            <text:p>4,487</text:p>
          </table:table-cell>
          <table:table-cell table:number-columns-repeated="3" table:style-name="ce26"/>
          <table:table-cell office:value-type="float" office:value="0.4" table:style-name="ce27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60<text:s/><text:span text:style-name="T9">年</text:span>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6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26">
            <text:p>5,310</text:p>
          </table:table-cell>
          <table:table-cell table:number-columns-repeated="3" table:style-name="ce26"/>
          <table:table-cell office:value-type="float" office:value="0.36" table:style-name="ce27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1">
            <text:p>70<text:s/><text:span text:style-name="T9">年</text:span>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6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26">
            <text:p>14,875</text:p>
          </table:table-cell>
          <table:table-cell table:number-columns-repeated="3" table:style-name="ce26"/>
          <table:table-cell office:value-type="float" office:value="0.83" table:style-name="ce27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80<text:s/><text:span text:style-name="T9">年</text:span>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6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26">
            <text:p>28,298</text:p>
          </table:table-cell>
          <table:table-cell table:number-columns-repeated="3" table:style-name="ce26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0<text:s/><text:span text:style-name="T9">年</text:span>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26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26">
            <text:p>56,538</text:p>
          </table:table-cell>
          <table:table-cell table:number-columns-repeated="3" table:style-name="ce26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5<text:s/><text:span text:style-name="T9">年</text:span>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26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26">
            <text:p>64,540</text:p>
          </table:table-cell>
          <table:table-cell table:number-columns-repeated="3" table:style-name="ce26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6<text:s/><text:span text:style-name="T9">年</text:span>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27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26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26">
            <text:p>58,518</text:p>
          </table:table-cell>
          <table:table-cell table:number-columns-repeated="3" table:style-name="ce26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7<text:s/><text:span text:style-name="T9">年</text:span>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26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26">
            <text:p>55,995</text:p>
          </table:table-cell>
          <table:table-cell table:number-columns-repeated="3" table:style-name="ce26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8<text:s/><text:span text:style-name="T9">年</text:span>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26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26">
            <text:p>57,223</text:p>
          </table:table-cell>
          <table:table-cell table:number-columns-repeated="3" table:style-name="ce26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99<text:s/><text:span text:style-name="T9">年</text:span>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26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26">
            <text:p>58,115</text:p>
          </table:table-cell>
          <table:table-cell table:number-columns-repeated="3" table:style-name="ce26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0<text:span text:style-name="T9">年</text:span>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27">
            <text:p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27">
            <text:p>6.59</text:p>
          </table:table-cell>
          <table:table-cell office:value-type="float" office:value="43712" table:style-name="ce26">
            <text:p>43,712</text:p>
          </table:table-cell>
          <table:table-cell office:value-type="float" office:value="1.88" table:style-name="ce28">
            <text:p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27">
            <text:p>7.13</text:p>
          </table:table-cell>
          <table:table-cell table:style-name="ce26"/>
          <table:table-cell office:value-type="float" office:value="57008" table:style-name="ce26">
            <text:p>57,008</text:p>
          </table:table-cell>
          <table:table-cell table:number-columns-repeated="3" table:style-name="ce26"/>
          <table:table-cell office:value-type="float" office:value="2.46" table:style-name="ce27">
            <text:p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1<text:span text:style-name="T9">年</text:span>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27">
            <text:p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27">
            <text:p>6.63</text:p>
          </table:table-cell>
          <table:table-cell office:value-type="float" office:value="75230" table:style-name="ce26">
            <text:p>75,230</text:p>
          </table:table-cell>
          <table:table-cell office:value-type="float" office:value="3.23" table:style-name="ce28">
            <text:p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27">
            <text:p>6.16</text:p>
          </table:table-cell>
          <table:table-cell table:style-name="ce26"/>
          <table:table-cell office:value-type="float" office:value="55980" table:style-name="ce26">
            <text:p>55,980</text:p>
          </table:table-cell>
          <table:table-cell table:number-columns-repeated="3" table:style-name="ce26"/>
          <table:table-cell office:value-type="float" office:value="2.41" table:style-name="ce27">
            <text:p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2<text:span text:style-name="T9">年</text:span>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27">
            <text:p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27">
            <text:p>6.68</text:p>
          </table:table-cell>
          <table:table-cell office:value-type="float" office:value="43205" table:style-name="ce26">
            <text:p>43,205</text:p>
          </table:table-cell>
          <table:table-cell office:value-type="float" office:value="1.85" table:style-name="ce28">
            <text:p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27">
            <text:p>6.32</text:p>
          </table:table-cell>
          <table:table-cell table:style-name="ce26"/>
          <table:table-cell office:value-type="float" office:value="53604" table:style-name="ce26">
            <text:p>53,604</text:p>
          </table:table-cell>
          <table:table-cell table:number-columns-repeated="3" table:style-name="ce26"/>
          <table:table-cell office:value-type="float" office:value="2.2999999999999998" table:style-name="ce27">
            <text:p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3<text:span text:style-name="T9">年</text:span>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27">
            <text:p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27">
            <text:p>7.00</text:p>
          </table:table-cell>
          <table:table-cell office:value-type="float" office:value="46454" table:style-name="ce26">
            <text:p>46,454</text:p>
          </table:table-cell>
          <table:table-cell office:value-type="float" office:value="1.98" table:style-name="ce28">
            <text:p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27">
            <text:p>6.38</text:p>
          </table:table-cell>
          <table:table-cell table:style-name="ce26"/>
          <table:table-cell office:value-type="float" office:value="53190" table:style-name="ce26">
            <text:p>53,190</text:p>
          </table:table-cell>
          <table:table-cell table:number-columns-repeated="3" table:style-name="ce26"/>
          <table:table-cell office:value-type="float" office:value="2.27" table:style-name="ce27">
            <text:p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4<text:span text:style-name="T9">年</text:span>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27">
            <text:p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27">
            <text:p>6.98</text:p>
          </table:table-cell>
          <table:table-cell office:value-type="float" office:value="49740" table:style-name="ce26">
            <text:p>49,740</text:p>
          </table:table-cell>
          <table:table-cell office:value-type="float" office:value="2.12" table:style-name="ce28">
            <text:p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27">
            <text:p>6.58</text:p>
          </table:table-cell>
          <table:table-cell table:style-name="ce26"/>
          <table:table-cell office:value-type="float" office:value="53459" table:style-name="ce26">
            <text:p>53,459</text:p>
          </table:table-cell>
          <table:table-cell table:number-columns-repeated="3" table:style-name="ce26"/>
          <table:table-cell office:value-type="float" office:value="2.2799999999999998" table:style-name="ce27">
            <text:p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5<text:span text:style-name="T9">年</text:span>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27">
            <text:p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27">
            <text:p>7.33</text:p>
          </table:table-cell>
          <table:table-cell office:value-type="float" office:value="36035" table:style-name="ce26">
            <text:p>36,035</text:p>
          </table:table-cell>
          <table:table-cell office:value-type="float" office:value="1.53" table:style-name="ce28">
            <text:p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27">
            <text:p>6.29</text:p>
          </table:table-cell>
          <table:table-cell table:style-name="ce26"/>
          <table:table-cell office:value-type="float" office:value="53837" table:style-name="ce26">
            <text:p>53,837</text:p>
          </table:table-cell>
          <table:table-cell table:number-columns-repeated="3" table:style-name="ce26"/>
          <table:table-cell office:value-type="float" office:value="2.29" table:style-name="ce27">
            <text:p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6<text:span text:style-name="T9">年</text:span>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27">
            <text:p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27">
            <text:p>7.27</text:p>
          </table:table-cell>
          <table:table-cell office:value-type="float" office:value="22602" table:style-name="ce26">
            <text:p>22,602</text:p>
          </table:table-cell>
          <table:table-cell office:value-type="float" office:value="0.96" table:style-name="ce28">
            <text:p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27">
            <text:p>5.86</text:p>
          </table:table-cell>
          <table:table-cell table:style-name="ce26"/>
          <table:table-cell office:value-type="float" office:value="54412" table:style-name="ce26">
            <text:p>54,412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7<text:span text:style-name="T9">年</text:span>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27">
            <text:p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27">
            <text:p>7.33</text:p>
          </table:table-cell>
          <table:table-cell office:value-type="float" office:value="8817" table:style-name="ce26">
            <text:p>8,817</text:p>
          </table:table-cell>
          <table:table-cell office:value-type="float" office:value="0.37" table:style-name="ce28">
            <text:p>0.37</text:p>
          </table:table-cell>
          <table:table-cell office:value-type="float" office:value="135403" table:style-name="ce26">
            <text:p>135,403</text:p>
          </table:table-cell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27">
            <text:p>5.74</text:p>
          </table:table-cell>
          <table:table-cell table:style-name="ce26"/>
          <table:table-cell office:value-type="float" office:value="54443" table:style-name="ce26">
            <text:p>54,443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8<text:span text:style-name="T9">年</text:span></text:p>
          </table:table-cell>
          <table:covered-table-cell/>
          <table:table-cell office:value-type="float" office:value="8832745" table:style-name="ce26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27">
            <text:p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27">
            <text:p>7.47</text:p>
          </table:table-cell>
          <table:table-cell office:value-type="float" office:value="1471" table:style-name="ce26">
            <text:p>1,471</text:p>
          </table:table-cell>
          <table:table-cell office:value-type="float" office:value="6.2E-2" table:style-name="ce28">
            <text:p>0.06</text:p>
          </table:table-cell>
          <table:table-cell office:value-type="float" office:value="134524" table:style-name="ce26">
            <text:p>134,524</text:p>
          </table:table-cell>
          <table:table-cell office:value-type="float" office:value="131585" table:style-name="ce26">
            <text:p>131,585</text:p>
          </table:table-cell>
          <table:table-cell office:value-type="float" office:value="2939" table:style-name="ce26">
            <text:p>2,939</text:p>
          </table:table-cell>
          <table:table-cell office:value-type="float" office:value="928" table:style-name="ce26">
            <text:p>928</text:p>
          </table:table-cell>
          <table:table-cell office:value-type="float" office:value="2011" table:style-name="ce26">
            <text:p>2,011</text:p>
          </table:table-cell>
          <table:table-cell office:value-type="float" office:value="5.7" table:style-name="ce27">
            <text:p>5.70</text:p>
          </table:table-cell>
          <table:table-cell office:value-type="float" office:value="54473" table:style-name="ce26">
            <text:p>54,473</text:p>
          </table:table-cell>
          <table:table-cell office:value-type="float" office:value="54363" table:style-name="ce26">
            <text:p>54,363</text:p>
          </table:table-cell>
          <table:table-cell office:value-type="float" office:value="110" table:style-name="ce26">
            <text:p>110</text:p>
          </table:table-cell>
          <table:table-cell office:value-type="float" office:value="50" table:style-name="ce26">
            <text:p>50</text:p>
          </table:table-cell>
          <table:table-cell office:value-type="float" office:value="60" table:style-name="ce26">
            <text:p>60</text:p>
          </table:table-cell>
          <table:table-cell office:value-type="float" office:value="2.31" table:style-name="ce27">
            <text:p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26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<text:s/><text:span text:style-name="T10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2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2<text:s/><text:span text:style-name="T10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2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3<text:s/><text:span text:style-name="T10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2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4<text:s/><text:span text:style-name="T10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2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5<text:s/><text:span text:style-name="T10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2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6<text:s/><text:span text:style-name="T10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2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7<text:s/><text:span text:style-name="T10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2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8<text:s/><text:span text:style-name="T10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2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9<text:s/><text:span text:style-name="T10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2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0<text:s/><text:span text:style-name="T10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2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1<text:s/><text:span text:style-name="T10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2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12<text:s/><text:span text:style-name="T10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2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09<text:span text:style-name="T9">年</text:span></text:p>
          </table:table-cell>
          <table:covered-table-cell/>
          <table:table-cell office:value-type="float" office:value="8933814" table:style-name="ce26">
            <text:p>8,933,814</text:p>
          </table:table-cell>
          <table:table-cell office:value-type="float" office:value="23561236" table:style-name="ce26">
            <text:p>23,561,236</text:p>
          </table:table-cell>
          <table:table-cell office:value-type="float" office:value="11673765" table:style-name="ce26">
            <text:p>11,673,765</text:p>
          </table:table-cell>
          <table:table-cell office:value-type="float" office:value="11887471" table:style-name="ce26">
            <text:p>11,887,471</text:p>
          </table:table-cell>
          <table:table-cell office:value-type="float" office:value="165249" table:style-name="ce26">
            <text:p>165,249</text:p>
          </table:table-cell>
          <table:table-cell office:value-type="float" office:value="85704" table:style-name="ce26">
            <text:p>85,704</text:p>
          </table:table-cell>
          <table:table-cell office:value-type="float" office:value="79545" table:style-name="ce26">
            <text:p>79,545</text:p>
          </table:table-cell>
          <table:table-cell office:value-type="float" office:value="7.0073678731589624" table:style-name="ce35">
            <text:p>7.01</text:p>
          </table:table-cell>
          <table:table-cell office:value-type="float" office:value="173156" table:style-name="ce26">
            <text:p>173,156</text:p>
          </table:table-cell>
          <table:table-cell office:value-type="float" office:value="101468" table:style-name="ce26">
            <text:p>101,468</text:p>
          </table:table-cell>
          <table:table-cell office:value-type="float" office:value="71688" table:style-name="ce26">
            <text:p>71,688</text:p>
          </table:table-cell>
          <table:table-cell office:value-type="float" office:value="7.342663443922282" table:style-name="ce35">
            <text:p>7.34</text:p>
          </table:table-cell>
          <table:table-cell office:value-type="float" office:value="-7907" table:style-name="ce26">
            <text:p>–7,907</text:p>
          </table:table-cell>
          <table:table-cell office:value-type="float" office:value="-0.33529557076332028" table:style-name="ce36">
            <text:p>–0.34</text:p>
          </table:table-cell>
          <table:table-cell office:value-type="float" office:value="121702" table:style-name="ce26">
            <text:p>121,702</text:p>
          </table:table-cell>
          <table:table-cell office:value-type="float" office:value="119315" table:style-name="ce26">
            <text:p>119,315</text:p>
          </table:table-cell>
          <table:table-cell office:value-type="float" office:value="2387" table:style-name="ce26">
            <text:p>2,387</text:p>
          </table:table-cell>
          <table:table-cell office:value-type="float" office:value="674" table:style-name="ce26">
            <text:p>674</text:p>
          </table:table-cell>
          <table:table-cell office:value-type="float" office:value="1713" table:style-name="ce26">
            <text:p>1,713</text:p>
          </table:table-cell>
          <table:table-cell office:value-type="float" office:value="5.1607615471149115" table:style-name="ce35">
            <text:p>5.16</text:p>
          </table:table-cell>
          <table:table-cell office:value-type="float" office:value="51680" table:style-name="ce26">
            <text:p>51,680</text:p>
          </table:table-cell>
          <table:table-cell office:value-type="float" office:value="51309" table:style-name="ce26">
            <text:p>51,309</text:p>
          </table:table-cell>
          <table:table-cell office:value-type="float" office:value="371" table:style-name="ce26">
            <text:p>371</text:p>
          </table:table-cell>
          <table:table-cell office:value-type="float" office:value="100" table:style-name="ce26">
            <text:p>100</text:p>
          </table:table-cell>
          <table:table-cell office:value-type="float" office:value="271" table:style-name="ce26">
            <text:p>271</text:p>
          </table:table-cell>
          <table:table-cell office:value-type="float" office:value="2.1914854049637524" table:style-name="ce35">
            <text:p>2.19</text:p>
          </table:table-cell>
          <table:table-cell office:value-type="float" office:value="946251" table:style-name="ce26">
            <text:p>946,251</text:p>
          </table:table-cell>
          <table:table-cell office:value-type="float" office:value="980229" table:style-name="ce26">
            <text:p>980,229</text:p>
          </table:table-cell>
          <table:table-cell office:value-type="float" office:value="576792" table:style-name="ce26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<text:s/><text:span text:style-name="T10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2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2<text:s/><text:span text:style-name="T10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2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3<text:s/><text:span text:style-name="T10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2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4<text:s/><text:span text:style-name="T10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2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5<text:s/><text:span text:style-name="T10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2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6<text:s/><text:span text:style-name="T10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2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7<text:s/><text:span text:style-name="T10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2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8<text:s/><text:span text:style-name="T10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2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9<text:s/><text:span text:style-name="T10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2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<text:s/><text:span text:style-name="T10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2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1<text:s/><text:span text:style-name="T10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2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2<text:s/><text:span text:style-name="T10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2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41">
            <text:p>110<text:span text:style-name="T9">年</text:span>1~2<text:span text:style-name="T11">月</text:span></text:p>
          </table:table-cell>
          <table:covered-table-cell/>
          <table:table-cell office:value-type="float" office:value="8942698" table:style-name="ce26">
            <text:p>8,942,698</text:p>
          </table:table-cell>
          <table:table-cell office:value-type="float" office:value="23539588" table:style-name="ce26">
            <text:p>23,539,588</text:p>
          </table:table-cell>
          <table:table-cell office:value-type="float" office:value="11661640" table:style-name="ce26">
            <text:p>11,661,640</text:p>
          </table:table-cell>
          <table:table-cell office:value-type="float" office:value="11877948" table:style-name="ce26">
            <text:p>11,877,948</text:p>
          </table:table-cell>
          <table:table-cell office:value-type="float" office:value="21098" table:style-name="ce26">
            <text:p>21,098</text:p>
          </table:table-cell>
          <table:table-cell office:value-type="float" office:value="10934" table:style-name="ce26">
            <text:p>10,934</text:p>
          </table:table-cell>
          <table:table-cell office:value-type="float" office:value="10164" table:style-name="ce26">
            <text:p>10,164</text:p>
          </table:table-cell>
          <table:table-cell office:value-type="float" office:value="5.5422183452131888" table:style-name="ce35">
            <text:p>5.54</text:p>
          </table:table-cell>
          <table:table-cell office:value-type="float" office:value="31188" table:style-name="ce26">
            <text:p>31,188</text:p>
          </table:table-cell>
          <table:table-cell office:value-type="float" office:value="18127" table:style-name="ce26">
            <text:p>18,127</text:p>
          </table:table-cell>
          <table:table-cell office:value-type="float" office:value="13061" table:style-name="ce26">
            <text:p>13,061</text:p>
          </table:table-cell>
          <table:table-cell office:value-type="float" office:value="8.1927531401321882" table:style-name="ce35">
            <text:p>8.19</text:p>
          </table:table-cell>
          <table:table-cell office:value-type="float" office:value="-10090" table:style-name="ce26">
            <text:p>–10,090</text:p>
          </table:table-cell>
          <table:table-cell office:value-type="float" office:value="-2.6505347949190003" table:style-name="ce36">
            <text:p>–2.65</text:p>
          </table:table-cell>
          <table:table-cell office:value-type="float" office:value="18329" table:style-name="ce26">
            <text:p>18,329</text:p>
          </table:table-cell>
          <table:table-cell office:value-type="float" office:value="18067" table:style-name="ce26">
            <text:p>18,067</text:p>
          </table:table-cell>
          <table:table-cell office:value-type="float" office:value="262" table:style-name="ce26">
            <text:p>262</text:p>
          </table:table-cell>
          <table:table-cell office:value-type="float" office:value="83" table:style-name="ce26">
            <text:p>83</text:p>
          </table:table-cell>
          <table:table-cell office:value-type="float" office:value="179" table:style-name="ce26">
            <text:p>179</text:p>
          </table:table-cell>
          <table:table-cell office:value-type="float" office:value="4.8148317399475085" table:style-name="ce35">
            <text:p>4.81</text:p>
          </table:table-cell>
          <table:table-cell office:value-type="float" office:value="6972" table:style-name="ce26">
            <text:p>6,972</text:p>
          </table:table-cell>
          <table:table-cell office:value-type="float" office:value="6892" table:style-name="ce26">
            <text:p>6,892</text:p>
          </table:table-cell>
          <table:table-cell office:value-type="float" office:value="80" table:style-name="ce26">
            <text:p>80</text:p>
          </table:table-cell>
          <table:table-cell office:value-type="float" office:value="21" table:style-name="ce26">
            <text:p>21</text:p>
          </table:table-cell>
          <table:table-cell office:value-type="float" office:value="59" table:style-name="ce26">
            <text:p>59</text:p>
          </table:table-cell>
          <table:table-cell office:value-type="float" office:value="1.8314696323265878" table:style-name="ce35">
            <text:p>1.83</text:p>
          </table:table-cell>
          <table:table-cell office:value-type="float" office:value="133564" table:style-name="ce26">
            <text:p>133,564</text:p>
          </table:table-cell>
          <table:table-cell office:value-type="float" office:value="145122" table:style-name="ce26">
            <text:p>145,122</text:p>
          </table:table-cell>
          <table:table-cell office:value-type="float" office:value="577401" table:style-name="ce26">
            <text:p>577,4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<text:s/><text:span text:style-name="T10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89496795842994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362792101946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4131125176457" table:style-name="ce34">
            <text:p>–3.36</text:p>
          </table:table-cell>
          <table:table-cell office:value-type="float" office:value="10619" table:style-name="ce32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77852981466176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185289223061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226">
            <text:p>2<text:s/><text:span text:style-name="T10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2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222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1.14821751209284" table:style-name="ce37">
            <text:p>1.15</text:p>
          </table:table-cell>
          <table:table-cell office:value-type="float" office:value="-0.25979938140502506" table:style-name="ce37">
            <text:p>–0.26</text:p>
          </table:table-cell>
          <table:table-cell office:value-type="float" office:value="-0.33912407504040998" table:style-name="ce37">
            <text:p>–0.34</text:p>
          </table:table-cell>
          <table:table-cell office:value-type="float" office:value="-0.18179631702998619" table:style-name="ce37">
            <text:p>–0.18</text:p>
          </table:table-cell>
          <table:table-cell office:value-type="float" office:value="-15.063534278959811" table:style-name="ce37">
            <text:p>–15.06</text:p>
          </table:table-cell>
          <table:table-cell office:value-type="float" office:value="-12.965636731157955" table:style-name="ce37">
            <text:p>–12.97</text:p>
          </table:table-cell>
          <table:table-cell office:value-type="float" office:value="-17.261724659606656" table:style-name="ce37">
            <text:p>–17.26</text:p>
          </table:table-cell>
          <table:table-cell office:value-type="float" office:value="-0.87443324211134943" table:style-name="ce37">
            <text:p>–0.87</text:p>
          </table:table-cell>
          <table:table-cell office:value-type="float" office:value="-8.3585219912405151" table:style-name="ce37">
            <text:p>–8.36</text:p>
          </table:table-cell>
          <table:table-cell office:value-type="float" office:value="-10.120734908136484" table:style-name="ce37">
            <text:p>–10.12</text:p>
          </table:table-cell>
          <table:table-cell office:value-type="float" office:value="-5.8480406820221358" table:style-name="ce37">
            <text:p>–5.85</text:p>
          </table:table-cell>
          <table:table-cell office:value-type="float" office:value="-0.44464906017275929" table:style-name="ce37">
            <text:p>–0.44</text:p>
          </table:table-cell>
          <table:table-cell office:value-type="string" table:style-name="ce37">
            <text:p>--</text:p>
          </table:table-cell>
          <table:table-cell office:value-type="float" office:value="-0.4297841819385908" table:style-name="ce38">
            <text:p>–0.43</text:p>
          </table:table-cell>
          <table:table-cell office:value-type="float" office:value="-30.490443562928238" table:style-name="ce37">
            <text:p>–30.49</text:p>
          </table:table-cell>
          <table:table-cell office:value-type="float" office:value="-30.019385211852672" table:style-name="ce37">
            <text:p>–30.02</text:p>
          </table:table-cell>
          <table:table-cell office:value-type="float" office:value="-50.19305019305019" table:style-name="ce37">
            <text:p>–50.19</text:p>
          </table:table-cell>
          <table:table-cell office:value-type="float" office:value="-45.333333333333329" table:style-name="ce37">
            <text:p>–45.33</text:p>
          </table:table-cell>
          <table:table-cell office:value-type="float" office:value="-52.173913043478258" table:style-name="ce37">
            <text:p>–52.17</text:p>
          </table:table-cell>
          <table:table-cell office:value-type="float" office:value="-1.6611890316324693" table:style-name="ce37">
            <text:p>–1.66</text:p>
          </table:table-cell>
          <table:table-cell office:value-type="float" office:value="-20.382616910722721" table:style-name="ce37">
            <text:p>–20.38</text:p>
          </table:table-cell>
          <table:table-cell office:value-type="float" office:value="-20.997624703087887" table:style-name="ce37">
            <text:p>–21.00</text:p>
          </table:table-cell>
          <table:table-cell office:value-type="float" office:value="87.5" table:style-name="ce37">
            <text:p>87.50</text:p>
          </table:table-cell>
          <table:table-cell office:value-type="float" office:value="71.428571428571431" table:style-name="ce37">
            <text:p>71.43</text:p>
          </table:table-cell>
          <table:table-cell office:value-type="float" office:value="94.117647058823522" table:style-name="ce37">
            <text:p>94.12</text:p>
          </table:table-cell>
          <table:table-cell office:value-type="float" office:value="-0.39357175429741287" table:style-name="ce37">
            <text:p>–0.39</text:p>
          </table:table-cell>
          <table:table-cell office:value-type="float" office:value="-22.316302407487818" table:style-name="ce37">
            <text:p>–22.32</text:p>
          </table:table-cell>
          <table:table-cell office:value-type="float" office:value="-16.152879956935223" table:style-name="ce37">
            <text:p>–16.15</text:p>
          </table:table-cell>
          <table:table-cell office:value-type="float" office:value="0.90471563583491776" table:style-name="ce37">
            <text:p>0.90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4.714445984352604E-2" table:style-name="ce40">
            <text:p>0.05</text:p>
          </table:table-cell>
          <table:table-cell office:value-type="float" office:value="-3.8409872878820611E-2" table:style-name="ce40">
            <text:p>–0.04</text:p>
          </table:table-cell>
          <table:table-cell office:value-type="float" office:value="-4.3054299245636904E-2" table:style-name="ce40">
            <text:p>–0.04</text:p>
          </table:table-cell>
          <table:table-cell office:value-type="float" office:value="-3.3849605747195123E-2" table:style-name="ce40">
            <text:p>–0.03</text:p>
          </table:table-cell>
          <table:table-cell office:value-type="float" office:value="19.747942922612229" table:style-name="ce40">
            <text:p>19.75</text:p>
          </table:table-cell>
          <table:table-cell office:value-type="float" office:value="22.869955156950674" table:style-name="ce40">
            <text:p>22.87</text:p>
          </table:table-cell>
          <table:table-cell office:value-type="float" office:value="16.485623003194888" table:style-name="ce40">
            <text:p>16.49</text:p>
          </table:table-cell>
          <table:table-cell office:value-type="float" office:value="1.5666170783043514" table:style-name="ce40">
            <text:p>1.57</text:p>
          </table:table-cell>
          <table:table-cell office:value-type="float" office:value="-9.0374724467303444" table:style-name="ce40">
            <text:p>–9.04</text:p>
          </table:table-cell>
          <table:table-cell office:value-type="float" office:value="-10.505958603386995" table:style-name="ce40">
            <text:p>–10.51</text:p>
          </table:table-cell>
          <table:table-cell office:value-type="float" office:value="-6.961276973100798" table:style-name="ce40">
            <text:p>–6.96</text:p>
          </table:table-cell>
          <table:table-cell office:value-type="float" office:value="6.1988147725294596E-2" table:style-name="ce40">
            <text:p>0.06</text:p>
          </table:table-cell>
          <table:table-cell office:value-type="string" table:style-name="ce40">
            <text:p>--</text:p>
          </table:table-cell>
          <table:table-cell office:value-type="float" office:value="1.504628930579055" table:style-name="ce41">
            <text:p>1.50</text:p>
          </table:table-cell>
          <table:table-cell office:value-type="float" office:value="-27.394293247951783" table:style-name="ce40">
            <text:p>–27.39</text:p>
          </table:table-cell>
          <table:table-cell office:value-type="float" office:value="-27.703604806408542" table:style-name="ce40">
            <text:p>–27.70</text:p>
          </table:table-cell>
          <table:table-cell office:value-type="float" office:value="-3.007518796992481" table:style-name="ce40">
            <text:p>–3.01</text:p>
          </table:table-cell>
          <table:table-cell office:value-type="float" office:value="-2.3809523809523809" table:style-name="ce40">
            <text:p>–2.38</text:p>
          </table:table-cell>
          <table:table-cell office:value-type="float" office:value="-3.296703296703297" table:style-name="ce40">
            <text:p>–3.30</text:p>
          </table:table-cell>
          <table:table-cell office:value-type="float" office:value="-1.0389743297790872" table:style-name="ce40">
            <text:p>–1.04</text:p>
          </table:table-cell>
          <table:table-cell office:value-type="float" office:value="-6.3871146903637879" table:style-name="ce40">
            <text:p>–6.39</text:p>
          </table:table-cell>
          <table:table-cell office:value-type="float" office:value="-6.7302299495232756" table:style-name="ce40">
            <text:p>–6.73</text:p>
          </table:table-cell>
          <table:table-cell office:value-type="float" office:value="28.571428571428569" table:style-name="ce40">
            <text:p>28.57</text:p>
          </table:table-cell>
          <table:table-cell office:value-type="float" office:value="33.333333333333329" table:style-name="ce40">
            <text:p>33.33</text:p>
          </table:table-cell>
          <table:table-cell office:value-type="float" office:value="26.923076923076923" table:style-name="ce40">
            <text:p>26.92</text:p>
          </table:table-cell>
          <table:table-cell office:value-type="float" office:value="6.6509716780280836E-2" table:style-name="ce40">
            <text:p>0.07</text:p>
          </table:table-cell>
          <table:table-cell office:value-type="float" office:value="-6.8712224182307189" table:style-name="ce40">
            <text:p>–6.87</text:p>
          </table:table-cell>
          <table:table-cell office:value-type="float" office:value="-6.5813674530187924" table:style-name="ce40">
            <text:p>–6.58</text:p>
          </table:table-cell>
          <table:table-cell office:value-type="float" office:value="6.4468163645154758E-2" table:style-name="ce40">
            <text:p>0.06</text:p>
          </table:table-cell>
          <table:table-cell table:number-columns-repeated="16353" table:style-name="ce39"/>
        </table:table-row>
        <table:table-row table:style-name="ro9">
          <table:table-cell office:value-type="string" table:number-columns-spanned="1" table:number-rows-spanned="2" table:style-name="ce224">
            <text:p><text:span text:style-name="T13">本年</text:span><text:span text:style-name="T4">1~2</text:span><text:span text:style-name="T10">月</text:span><text:span text:style-name="T4"/></text:p>
            <text:p><text:span text:style-name="T10">較上年</text:span><text:span text:style-name="T4">1~2</text:span></text:p>
            <text:p><text:span text:style-name="T10">月増減</text:span></text:p>
          </table:table-cell>
          <table:table-cell office:value-type="string" table:number-columns-spanned="1" table:number-rows-spanned="2" table:style-name="ce225">
            <text:p><text:span text:style-name="T14">實數</text:span></text:p>
            <text:p>%<text:s/><text:span text:style-name="T15">△</text:span></text:p>
          </table:table-cell>
          <table:table-cell office:value-type="float" office:value="101516" table:style-name="ce42">
            <text:p>101,516</text:p>
          </table:table-cell>
          <table:table-cell office:value-type="float" office:value="-61315" table:style-name="ce42">
            <text:p>–61,315</text:p>
          </table:table-cell>
          <table:table-cell office:value-type="float" office:value="-39682" table:style-name="ce42">
            <text:p>–39,682</text:p>
          </table:table-cell>
          <table:table-cell office:value-type="float" office:value="-21633" table:style-name="ce42">
            <text:p>–21,633</text:p>
          </table:table-cell>
          <table:table-cell office:value-type="float" office:value="-4948" table:style-name="ce42">
            <text:p>–4,948</text:p>
          </table:table-cell>
          <table:table-cell office:value-type="float" office:value="-2437" table:style-name="ce42">
            <text:p>–2,437</text:p>
          </table:table-cell>
          <table:table-cell office:value-type="float" office:value="-2511" table:style-name="ce42">
            <text:p>–2,511</text:p>
          </table:table-cell>
          <table:table-cell office:value-type="string" table:style-name="ce42">
            <text:p>…</text:p>
          </table:table-cell>
          <table:table-cell office:value-type="float" office:value="304" table:style-name="ce42">
            <text:p>304</text:p>
          </table:table-cell>
          <table:table-cell office:value-type="float" office:value="-47" table:style-name="ce42">
            <text:p>–47</text:p>
          </table:table-cell>
          <table:table-cell office:value-type="float" office:value="351" table:style-name="ce42">
            <text:p>351</text:p>
          </table:table-cell>
          <table:table-cell office:value-type="string" table:style-name="ce42">
            <text:p>…</text:p>
          </table:table-cell>
          <table:table-cell office:value-type="float" office:value="-5252" table:style-name="ce42">
            <text:p>–5,252</text:p>
          </table:table-cell>
          <table:table-cell office:value-type="string" table:style-name="ce43">
            <text:p>…</text:p>
          </table:table-cell>
          <table:table-cell office:value-type="float" office:value="-5440" table:style-name="ce42">
            <text:p>–5,440</text:p>
          </table:table-cell>
          <table:table-cell office:value-type="float" office:value="-5239" table:style-name="ce42">
            <text:p>–5,239</text:p>
          </table:table-cell>
          <table:table-cell office:value-type="float" office:value="-201" table:style-name="ce42">
            <text:p>–201</text:p>
          </table:table-cell>
          <table:table-cell office:value-type="float" office:value="-61" table:style-name="ce42">
            <text:p>–61</text:p>
          </table:table-cell>
          <table:table-cell office:value-type="float" office:value="-140" table:style-name="ce42">
            <text:p>–140</text:p>
          </table:table-cell>
          <table:table-cell office:value-type="string" table:style-name="ce42">
            <text:p>…</text:p>
          </table:table-cell>
          <table:table-cell office:value-type="float" office:value="-934" table:style-name="ce42">
            <text:p>–934</text:p>
          </table:table-cell>
          <table:table-cell office:value-type="float" office:value="-966" table:style-name="ce42">
            <text:p>–966</text:p>
          </table:table-cell>
          <table:table-cell office:value-type="float" office:value="32" table:style-name="ce42">
            <text:p>32</text:p>
          </table:table-cell>
          <table:table-cell office:value-type="float" office:value="7" table:style-name="ce42">
            <text:p>7</text:p>
          </table:table-cell>
          <table:table-cell office:value-type="float" office:value="25" table:style-name="ce42">
            <text:p>25</text:p>
          </table:table-cell>
          <table:table-cell office:value-type="string" table:style-name="ce42">
            <text:p>…</text:p>
          </table:table-cell>
          <table:table-cell office:value-type="float" office:value="-22657" table:style-name="ce42">
            <text:p>–22,657</text:p>
          </table:table-cell>
          <table:table-cell office:value-type="float" office:value="-8479" table:style-name="ce42">
            <text:p>–8,479</text:p>
          </table:table-cell>
          <table:table-cell office:value-type="float" office:value="5177" table:style-name="ce42">
            <text:p>5,177</text:p>
          </table:table-cell>
          <table:table-cell table:number-columns-repeated="16353" table:style-name="ce39"/>
        </table:table-row>
        <table:table-row table:style-name="ro10">
          <table:covered-table-cell/>
          <table:covered-table-cell/>
          <table:table-cell office:value-type="float" office:value="1.14821751209284" table:style-name="ce44">
            <text:p>1.15</text:p>
          </table:table-cell>
          <table:table-cell office:value-type="float" office:value="-0.25979938140502506" table:style-name="ce44">
            <text:p>–0.26</text:p>
          </table:table-cell>
          <table:table-cell office:value-type="float" office:value="-0.33912407504040998" table:style-name="ce44">
            <text:p>–0.34</text:p>
          </table:table-cell>
          <table:table-cell office:value-type="float" office:value="-0.18179631702998619" table:style-name="ce44">
            <text:p>–0.18</text:p>
          </table:table-cell>
          <table:table-cell office:value-type="float" office:value="-18.997158872763574" table:style-name="ce44">
            <text:p>–19.00</text:p>
          </table:table-cell>
          <table:table-cell office:value-type="float" office:value="-18.226011517463167" table:style-name="ce44">
            <text:p>–18.23</text:p>
          </table:table-cell>
          <table:table-cell office:value-type="float" office:value="-19.810650887573964" table:style-name="ce44">
            <text:p>–19.81</text:p>
          </table:table-cell>
          <table:table-cell office:value-type="float" office:value="-1.1894365662409712" table:style-name="ce44">
            <text:p>–1.19</text:p>
          </table:table-cell>
          <table:table-cell office:value-type="float" office:value="0.98432845486335963" table:style-name="ce44">
            <text:p>0.98</text:p>
          </table:table-cell>
          <table:table-cell office:value-type="float" office:value="-0.25861120281721139" table:style-name="ce44">
            <text:p>–0.26</text:p>
          </table:table-cell>
          <table:table-cell office:value-type="float" office:value="2.7616050354051924" table:style-name="ce44">
            <text:p>2.76</text:p>
          </table:table-cell>
          <table:table-cell office:value-type="float" office:value="0.21070483001354212" table:style-name="ce44">
            <text:p>0.21</text:p>
          </table:table-cell>
          <table:table-cell office:value-type="string" table:style-name="ce44">
            <text:p>--</text:p>
          </table:table-cell>
          <table:table-cell office:value-type="float" office:value="-1.4001413962545137" table:style-name="ce45">
            <text:p>–1.40</text:p>
          </table:table-cell>
          <table:table-cell office:value-type="float" office:value="-22.886953595018721" table:style-name="ce44">
            <text:p>–22.89</text:p>
          </table:table-cell>
          <table:table-cell office:value-type="float" office:value="-22.479189908178153" table:style-name="ce44">
            <text:p>–22.48</text:p>
          </table:table-cell>
          <table:table-cell office:value-type="float" office:value="-43.412526997840175" table:style-name="ce44">
            <text:p>–43.41</text:p>
          </table:table-cell>
          <table:table-cell office:value-type="float" office:value="-42.361111111111107" table:style-name="ce44">
            <text:p>–42.36</text:p>
          </table:table-cell>
          <table:table-cell office:value-type="float" office:value="-43.887147335423201" table:style-name="ce44">
            <text:p>–43.89</text:p>
          </table:table-cell>
          <table:table-cell office:value-type="float" office:value="-1.3283267331521573" table:style-name="ce44">
            <text:p>–1.33</text:p>
          </table:table-cell>
          <table:table-cell office:value-type="float" office:value="-11.813812294459904" table:style-name="ce44">
            <text:p>–11.81</text:p>
          </table:table-cell>
          <table:table-cell office:value-type="float" office:value="-12.293204377704251" table:style-name="ce44">
            <text:p>–12.29</text:p>
          </table:table-cell>
          <table:table-cell office:value-type="float" office:value="66.666666666666657" table:style-name="ce44">
            <text:p>66.67</text:p>
          </table:table-cell>
          <table:table-cell office:value-type="float" office:value="50" table:style-name="ce44">
            <text:p>50.00</text:p>
          </table:table-cell>
          <table:table-cell office:value-type="float" office:value="73.529411764705884" table:style-name="ce44">
            <text:p>73.53</text:p>
          </table:table-cell>
          <table:table-cell office:value-type="float" office:value="-0.21185616549098851" table:style-name="ce44">
            <text:p>–0.21</text:p>
          </table:table-cell>
          <table:table-cell office:value-type="float" office:value="-14.50317178868398" table:style-name="ce44">
            <text:p>–14.50</text:p>
          </table:table-cell>
          <table:table-cell office:value-type="float" office:value="-5.5201463532138462" table:style-name="ce44">
            <text:p>–5.52</text:p>
          </table:table-cell>
          <table:table-cell office:value-type="float" office:value="0.90471563583491776" table:style-name="ce44">
            <text:p>0.90</text:p>
          </table:table-cell>
          <table:table-cell table:number-columns-repeated="16353" table:style-name="ce39"/>
        </table:table-row>
        <table:table-row table:style-name="ro11">
          <table:table-cell table:style-name="ce30"/>
          <table:table-cell table:style-name="ce46"/>
          <table:table-cell office:value-type="string" table:style-name="ce30">
            <text:p><text:s text:c="2"/><text:span text:style-name="T3">附</text:span><text:s/><text:span text:style-name="T3">註</text:span><text:s/>: 1.<text:s/><text:span text:style-name="T3">△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、正負值比較增減率）。</text:span></text:p>
          </table:table-cell>
          <table:table-cell table:number-columns-repeated="7" table:style-name="ce47"/>
          <table:table-cell table:number-columns-repeated="3" table:style-name="ce30"/>
          <table:table-cell table:style-name="ce48"/>
          <table:table-cell table:style-name="ce49"/>
          <table:table-cell table:style-name="ce50"/>
          <table:table-cell table:number-columns-repeated="5" table:style-name="ce30"/>
          <table:table-cell table:style-name="ce48"/>
          <table:table-cell table:style-name="ce49"/>
          <table:table-cell table:number-columns-repeated="7" table:style-name="ce30"/>
          <table:table-cell office:value-type="string" table:style-name="ce50">
            <text:p><text:s text:c="16"/><text:span text:style-name="T10">內政部戶政司</text:span><text:s/>110<text:span text:style-name="T14">年</text:span>3<text:span text:style-name="T14">月</text:span>10<text:span text:style-name="T14">日</text:span><text:span text:style-name="T10">編製</text:span></text:p>
          </table:table-cell>
          <table:table-cell table:number-columns-repeated="16353" table:style-name="ce30"/>
        </table:table-row>
        <table:table-row table:style-name="ro11">
          <table:table-cell table:style-name="ce30"/>
          <table:table-cell table:style-name="ce51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30"/>
          <table:table-cell table:style-name="ce52"/>
          <table:table-cell table:number-columns-repeated="16353" table:style-name="ce30"/>
        </table:table-row>
        <table:table-row table:style-name="ro11">
          <table:table-cell table:style-name="ce30"/>
          <table:table-cell table:style-name="ce51"/>
          <table:table-cell office:value-type="string" table:style-name="ce3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11">
          <table:table-cell table:style-name="ce30"/>
          <table:table-cell table:style-name="ce51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30"/>
        </table:table-row>
        <table:table-row table:style-name="ro12">
          <table:table-cell table:number-columns-repeated="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3">
          <table:table-cell table:number-columns-repeated="2"/>
          <table:table-cell table:number-columns-repeated="4" table:style-name="ce2"/>
          <table:table-cell table:style-name="ce53"/>
          <table:table-cell table:number-columns-repeated="16377"/>
        </table:table-row>
        <table:table-row table:number-rows-repeated="1048510" table:style-name="ro13">
          <table:table-cell table:number-columns-repeated="16384"/>
        </table:table-row>
        <table:named-expressions>
          <table:named-range table:name="Print_Area" table:cell-range-address="01-年月別.$A$2:01-年月別.$AF$65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" table:default-cell-style-name="ce54"/>
        <table:table-column table:style-name="co14" table:default-cell-style-name="ce54"/>
        <table:table-column table:style-name="co12" table:number-columns-repeated="10" table:default-cell-style-name="ce54"/>
        <table:table-column table:style-name="co15" table:default-cell-style-name="ce55"/>
        <table:table-column table:style-name="co16" table:default-cell-style-name="ce54"/>
        <table:table-column table:style-name="co17" table:number-columns-repeated="2" table:default-cell-style-name="ce54"/>
        <table:table-column table:style-name="co18" table:default-cell-style-name="ce54"/>
        <table:table-column table:style-name="co19" table:number-columns-repeated="2" table:default-cell-style-name="ce54"/>
        <table:table-column table:style-name="co16" table:default-cell-style-name="ce54"/>
        <table:table-column table:style-name="co20" table:default-cell-style-name="ce54"/>
        <table:table-column table:style-name="co21" table:default-cell-style-name="ce54"/>
        <table:table-column table:style-name="co18" table:default-cell-style-name="ce54"/>
        <table:table-column table:style-name="co20" table:default-cell-style-name="ce54"/>
        <table:table-column table:style-name="co22" table:number-columns-repeated="3" table:default-cell-style-name="ce54"/>
        <table:table-column table:style-name="co10" table:number-columns-repeated="16354" table:default-cell-style-name="ce54"/>
        <table:table-row table:style-name="ro1">
          <table:table-cell table:number-columns-repeated="15" table:style-name="ce54"/>
          <table:table-cell table:style-name="ce55"/>
          <table:table-cell table:number-columns-repeated="16368" table:style-name="ce54"/>
        </table:table-row>
        <table:table-row table:style-name="ro14">
          <table:table-cell office:value-type="string" table:number-columns-spanned="15" table:number-rows-spanned="1" table:style-name="ce163">
            <text:p>民 國 110 年 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1">
            <text:p>民 國 110 年 2 月 戶 口 統 計 速 報 表(縣市別)(續)</text:p>
          </table:table-cell>
          <table:covered-table-cell table:number-columns-repeated="14"/>
          <table:table-cell table:number-columns-repeated="16354" table:style-name="ce54"/>
        </table:table-row>
        <table:table-row table:style-name="ro4">
          <table:table-cell table:number-columns-repeated="15" table:style-name="ce56"/>
          <table:table-cell table:style-name="ce57"/>
          <table:table-cell table:number-columns-repeated="13" table:style-name="ce56"/>
          <table:table-cell office:value-type="string" table:style-name="ce58">
            <text:p>單位：人；‰；對</text:p>
          </table:table-cell>
          <table:table-cell table:number-columns-repeated="16354" table:style-name="ce54"/>
        </table:table-row>
        <table:table-row table:style-name="ro15">
          <table:table-cell table:style-name="ce59"/>
          <table:table-cell table:style-name="ce60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2">
            <text:p>出　 <text:s text:c="2"/>　　生</text:p>
          </table:table-cell>
          <table:table-cell table:number-columns-repeated="3" table:style-name="ce63"/>
          <table:table-cell office:value-type="string" table:style-name="ce62">
            <text:p>死 <text:s text:c="4"/>　　亡</text:p>
          </table:table-cell>
          <table:table-cell table:number-columns-repeated="3" table:style-name="ce63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style-name="ce64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89">
            <text:p>區 域 別</text:p>
          </table:table-cell>
          <table:table-cell office:value-type="string" table:number-columns-spanned="1" table:number-rows-spanned="2" table:style-name="ce171">
            <text:p>戶　數</text:p>
          </table:table-cell>
          <table:table-cell table:number-columns-repeated="3" table:style-name="ce65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6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7">
            <text:p>折合年</text:p>
          </table:table-cell>
          <table:table-cell table:style-name="ce68"/>
          <table:table-cell office:value-type="string" table:style-name="ce69">
            <text:p>折合年自</text:p>
          </table:table-cell>
          <table:table-cell office:value-type="string" table:number-columns-spanned="1" table:number-rows-spanned="3" table:style-name="ce231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style-name="ce6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covered-table-cell/>
          <table:covered-table-cell/>
          <table:covered-table-cell/>
          <table:table-cell office:value-type="string" table:style-name="ce72">
            <text:p>粗出生率</text:p>
          </table:table-cell>
          <table:covered-table-cell/>
          <table:covered-table-cell/>
          <table:covered-table-cell/>
          <table:table-cell office:value-type="string" table:style-name="ce72">
            <text:p>粗死亡率</text:p>
          </table:table-cell>
          <table:table-cell office:value-type="string" table:style-name="ce71">
            <text:p>人數</text:p>
          </table:table-cell>
          <table:table-cell office:value-type="string" table:style-name="ce7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2">
            <text:p>粗離婚率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table:style-name="ce75"/>
          <table:table-cell table:style-name="ce76"/>
          <table:table-cell table:style-name="ce77"/>
          <table:table-cell table:number-columns-repeated="2" table:style-name="ce78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78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79"/>
          <table:table-cell table:number-columns-repeated="16353"/>
        </table:table-row>
        <table:table-row table:style-name="ro18">
          <table:table-cell office:value-type="string" table:style-name="ce80">
            <text:p><text:span text:style-name="T17">總</text:span><text:s text:c="8"/><text:span text:style-name="T17">計</text:span></text:p>
          </table:table-cell>
          <table:table-cell office:value-type="float" office:value="8942698" table:style-name="ce81">
            <text:p>8,942,698</text:p>
          </table:table-cell>
          <table:table-cell office:value-type="float" office:value="23539588" table:style-name="ce81">
            <text:p>23,539,588</text:p>
          </table:table-cell>
          <table:table-cell office:value-type="float" office:value="11661640" table:style-name="ce81">
            <text:p>11,661,640</text:p>
          </table:table-cell>
          <table:table-cell office:value-type="float" office:value="11877948" table:style-name="ce81">
            <text:p>11,877,948</text:p>
          </table:table-cell>
          <table:table-cell office:value-type="float" office:value="11497" table:style-name="ce81">
            <text:p>11,497</text:p>
          </table:table-cell>
          <table:table-cell office:value-type="float" office:value="6028" table:style-name="ce81">
            <text:p>6,028</text:p>
          </table:table-cell>
          <table:table-cell office:value-type="float" office:value="5469" table:style-name="ce81">
            <text:p>5,469</text:p>
          </table:table-cell>
          <table:table-cell office:value-type="float" office:value="6.3655667578886508" table:style-name="ce82">
            <text:p>6.37</text:p>
          </table:table-cell>
          <table:table-cell office:value-type="float" office:value="14856" table:style-name="ce81">
            <text:p>14,856</text:p>
          </table:table-cell>
          <table:table-cell office:value-type="float" office:value="8561" table:style-name="ce81">
            <text:p>8,561</text:p>
          </table:table-cell>
          <table:table-cell office:value-type="float" office:value="6295" table:style-name="ce81">
            <text:p>6,295</text:p>
          </table:table-cell>
          <table:table-cell office:value-type="float" office:value="8.2253509398272406" table:style-name="ce82">
            <text:p>8.23</text:p>
          </table:table-cell>
          <table:table-cell office:value-type="float" office:value="-3359" table:style-name="ce83">
            <text:p>–3,359</text:p>
          </table:table-cell>
          <table:table-cell office:value-type="float" office:value="-1.8597841819385907" table:style-name="ce84">
            <text:p>–1.86</text:p>
          </table:table-cell>
          <table:table-cell office:value-type="float" office:value="7710" table:style-name="ce81">
            <text:p>7,710</text:p>
          </table:table-cell>
          <table:table-cell office:value-type="float" office:value="7581" table:style-name="ce81">
            <text:p>7,581</text:p>
          </table:table-cell>
          <table:table-cell office:value-type="float" office:value="129" table:style-name="ce81">
            <text:p>129</text:p>
          </table:table-cell>
          <table:table-cell office:value-type="float" office:value="41" table:style-name="ce81">
            <text:p>41</text:p>
          </table:table-cell>
          <table:table-cell office:value-type="float" office:value="88" table:style-name="ce81">
            <text:p>88</text:p>
          </table:table-cell>
          <table:table-cell office:value-type="float" office:value="4.2688109683675304" table:style-name="ce82">
            <text:p>4.27</text:p>
          </table:table-cell>
          <table:table-cell office:value-type="float" office:value="3371" table:style-name="ce81">
            <text:p>3,371</text:p>
          </table:table-cell>
          <table:table-cell office:value-type="float" office:value="3326" table:style-name="ce81">
            <text:p>3,326</text:p>
          </table:table-cell>
          <table:table-cell office:value-type="float" office:value="45" table:style-name="ce81">
            <text:p>45</text:p>
          </table:table-cell>
          <table:table-cell office:value-type="float" office:value="12" table:style-name="ce81">
            <text:p>12</text:p>
          </table:table-cell>
          <table:table-cell office:value-type="float" office:value="33" table:style-name="ce81">
            <text:p>33</text:p>
          </table:table-cell>
          <table:table-cell office:value-type="float" office:value="1.8664282457025869" table:style-name="ce82">
            <text:p>1.87</text:p>
          </table:table-cell>
          <table:table-cell office:value-type="float" office:value="64406" table:style-name="ce81">
            <text:p>64,406</text:p>
          </table:table-cell>
          <table:table-cell office:value-type="float" office:value="70092" table:style-name="ce81">
            <text:p>70,092</text:p>
          </table:table-cell>
          <table:table-cell office:value-type="float" office:value="577401" table:style-name="ce81">
            <text:p>577,401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08620" table:style-name="ce81">
            <text:p>1,608,620</text:p>
          </table:table-cell>
          <table:table-cell office:value-type="float" office:value="4029493" table:style-name="ce83">
            <text:p>4,029,493</text:p>
          </table:table-cell>
          <table:table-cell office:value-type="float" office:value="1967438" table:style-name="ce81">
            <text:p>1,967,438</text:p>
          </table:table-cell>
          <table:table-cell office:value-type="float" office:value="2062055" table:style-name="ce81">
            <text:p>2,062,055</text:p>
          </table:table-cell>
          <table:table-cell office:value-type="float" office:value="1853" table:style-name="ce83">
            <text:p>1,853</text:p>
          </table:table-cell>
          <table:table-cell office:value-type="float" office:value="966" table:style-name="ce81">
            <text:p>966</text:p>
          </table:table-cell>
          <table:table-cell office:value-type="float" office:value="887" table:style-name="ce81">
            <text:p>887</text:p>
          </table:table-cell>
          <table:table-cell office:value-type="float" office:value="5.9943859835959197" table:style-name="ce82">
            <text:p>5.99</text:p>
          </table:table-cell>
          <table:table-cell office:value-type="float" office:value="2105" table:style-name="ce83">
            <text:p>2,105</text:p>
          </table:table-cell>
          <table:table-cell office:value-type="float" office:value="1262" table:style-name="ce81">
            <text:p>1,262</text:p>
          </table:table-cell>
          <table:table-cell office:value-type="float" office:value="843" table:style-name="ce81">
            <text:p>843</text:p>
          </table:table-cell>
          <table:table-cell office:value-type="float" office:value="6.8095965976629316" table:style-name="ce82">
            <text:p>6.81</text:p>
          </table:table-cell>
          <table:table-cell office:value-type="float" office:value="-252" table:style-name="ce83">
            <text:p>–252</text:p>
          </table:table-cell>
          <table:table-cell office:value-type="float" office:value="-0.81521061406701134" table:style-name="ce84">
            <text:p>–0.82</text:p>
          </table:table-cell>
          <table:table-cell office:value-type="float" office:value="1251" table:style-name="ce83">
            <text:p>1,251</text:p>
          </table:table-cell>
          <table:table-cell office:value-type="float" office:value="1225" table:style-name="ce83">
            <text:p>1,225</text:p>
          </table:table-cell>
          <table:table-cell office:value-type="float" office:value="26" table:style-name="ce83">
            <text:p>26</text:p>
          </table:table-cell>
          <table:table-cell office:value-type="float" office:value="10" table:style-name="ce81">
            <text:p>10</text:p>
          </table:table-cell>
          <table:table-cell office:value-type="float" office:value="16" table:style-name="ce81">
            <text:p>16</text:p>
          </table:table-cell>
          <table:table-cell office:value-type="float" office:value="4.0469384055469488" table:style-name="ce82">
            <text:p>4.05</text:p>
          </table:table-cell>
          <table:table-cell office:value-type="float" office:value="603" table:style-name="ce83">
            <text:p>603</text:p>
          </table:table-cell>
          <table:table-cell office:value-type="float" office:value="597" table:style-name="ce83">
            <text:p>597</text:p>
          </table:table-cell>
          <table:table-cell office:value-type="float" office:value="6" table:style-name="ce83">
            <text:p>6</text:p>
          </table:table-cell>
          <table:table-cell office:value-type="float" office:value="1" table:style-name="ce81">
            <text:p>1</text:p>
          </table:table-cell>
          <table:table-cell office:value-type="float" office:value="5" table:style-name="ce81">
            <text:p>5</text:p>
          </table:table-cell>
          <table:table-cell office:value-type="float" office:value="1.9506825408032058" table:style-name="ce82">
            <text:p>1.95</text:p>
          </table:table-cell>
          <table:table-cell office:value-type="float" office:value="11408" table:style-name="ce81">
            <text:p>11,408</text:p>
          </table:table-cell>
          <table:table-cell office:value-type="float" office:value="11437" table:style-name="ce81">
            <text:p>11,437</text:p>
          </table:table-cell>
          <table:table-cell office:value-type="float" office:value="57519" table:style-name="ce81">
            <text:p>57,519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0015" table:style-name="ce81">
            <text:p>1,060,015</text:p>
          </table:table-cell>
          <table:table-cell office:value-type="float" office:value="2592878" table:style-name="ce83">
            <text:p>2,592,878</text:p>
          </table:table-cell>
          <table:table-cell office:value-type="float" office:value="1233881" table:style-name="ce81">
            <text:p>1,233,881</text:p>
          </table:table-cell>
          <table:table-cell office:value-type="float" office:value="1358997" table:style-name="ce81">
            <text:p>1,358,997</text:p>
          </table:table-cell>
          <table:table-cell office:value-type="float" office:value="1253" table:style-name="ce83">
            <text:p>1,253</text:p>
          </table:table-cell>
          <table:table-cell office:value-type="float" office:value="655" table:style-name="ce81">
            <text:p>655</text:p>
          </table:table-cell>
          <table:table-cell office:value-type="float" office:value="598" table:style-name="ce81">
            <text:p>598</text:p>
          </table:table-cell>
          <table:table-cell office:value-type="float" office:value="6.29369389884969" table:style-name="ce82">
            <text:p>6.29</text:p>
          </table:table-cell>
          <table:table-cell office:value-type="float" office:value="1461" table:style-name="ce83">
            <text:p>1,461</text:p>
          </table:table-cell>
          <table:table-cell office:value-type="float" office:value="829" table:style-name="ce81">
            <text:p>829</text:p>
          </table:table-cell>
          <table:table-cell office:value-type="float" office:value="632" table:style-name="ce81">
            <text:p>632</text:p>
          </table:table-cell>
          <table:table-cell office:value-type="float" office:value="7.3384571318590552" table:style-name="ce82">
            <text:p>7.34</text:p>
          </table:table-cell>
          <table:table-cell office:value-type="float" office:value="-208" table:style-name="ce83">
            <text:p>–208</text:p>
          </table:table-cell>
          <table:table-cell office:value-type="float" office:value="-1.0447632330093661" table:style-name="ce84">
            <text:p>–1.04</text:p>
          </table:table-cell>
          <table:table-cell office:value-type="float" office:value="824" table:style-name="ce83">
            <text:p>824</text:p>
          </table:table-cell>
          <table:table-cell office:value-type="float" office:value="815" table:style-name="ce83">
            <text:p>815</text:p>
          </table:table-cell>
          <table:table-cell office:value-type="float" office:value="9" table:style-name="ce83">
            <text:p>9</text:p>
          </table:table-cell>
          <table:table-cell office:value-type="float" office:value="3" table:style-name="ce81">
            <text:p>3</text:p>
          </table:table-cell>
          <table:table-cell office:value-type="float" office:value="6" table:style-name="ce81">
            <text:p>6</text:p>
          </table:table-cell>
          <table:table-cell office:value-type="float" office:value="4.1388697307678726" table:style-name="ce82">
            <text:p>4.14</text:p>
          </table:table-cell>
          <table:table-cell office:value-type="float" office:value="356" table:style-name="ce83">
            <text:p>356</text:p>
          </table:table-cell>
          <table:table-cell office:value-type="float" office:value="350" table:style-name="ce83">
            <text:p>350</text:p>
          </table:table-cell>
          <table:table-cell office:value-type="float" office:value="6" table:style-name="ce83">
            <text:p>6</text:p>
          </table:table-cell>
          <table:table-cell office:value-type="float" office:value="2" table:style-name="ce81">
            <text:p>2</text:p>
          </table:table-cell>
          <table:table-cell office:value-type="float" office:value="4" table:style-name="ce81">
            <text:p>4</text:p>
          </table:table-cell>
          <table:table-cell office:value-type="float" office:value="1.7881524564967992" table:style-name="ce82">
            <text:p>1.79</text:p>
          </table:table-cell>
          <table:table-cell office:value-type="float" office:value="7335" table:style-name="ce81">
            <text:p>7,335</text:p>
          </table:table-cell>
          <table:table-cell office:value-type="float" office:value="11884" table:style-name="ce81">
            <text:p>11,884</text:p>
          </table:table-cell>
          <table:table-cell office:value-type="float" office:value="17089" table:style-name="ce81">
            <text:p>17,089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48349" table:style-name="ce81">
            <text:p>848,349</text:p>
          </table:table-cell>
          <table:table-cell office:value-type="float" office:value="2269948" table:style-name="ce83">
            <text:p>2,269,948</text:p>
          </table:table-cell>
          <table:table-cell office:value-type="float" office:value="1124674" table:style-name="ce81">
            <text:p>1,124,674</text:p>
          </table:table-cell>
          <table:table-cell office:value-type="float" office:value="1145274" table:style-name="ce81">
            <text:p>1,145,274</text:p>
          </table:table-cell>
          <table:table-cell office:value-type="float" office:value="1519" table:style-name="ce83">
            <text:p>1,519</text:p>
          </table:table-cell>
          <table:table-cell office:value-type="float" office:value="802" table:style-name="ce81">
            <text:p>802</text:p>
          </table:table-cell>
          <table:table-cell office:value-type="float" office:value="717" table:style-name="ce81">
            <text:p>717</text:p>
          </table:table-cell>
          <table:table-cell office:value-type="float" office:value="8.724624181897811" table:style-name="ce82">
            <text:p>8.72</text:p>
          </table:table-cell>
          <table:table-cell office:value-type="float" office:value="1174" table:style-name="ce83">
            <text:p>1,174</text:p>
          </table:table-cell>
          <table:table-cell office:value-type="float" office:value="699" table:style-name="ce81">
            <text:p>699</text:p>
          </table:table-cell>
          <table:table-cell office:value-type="float" office:value="475" table:style-name="ce81">
            <text:p>475</text:p>
          </table:table-cell>
          <table:table-cell office:value-type="float" office:value="6.743060427615557" table:style-name="ce82">
            <text:p>6.74</text:p>
          </table:table-cell>
          <table:table-cell office:value-type="float" office:value="345" table:style-name="ce83">
            <text:p>345</text:p>
          </table:table-cell>
          <table:table-cell office:value-type="float" office:value="1.9815637542822546" table:style-name="ce84">
            <text:p>1.98</text:p>
          </table:table-cell>
          <table:table-cell office:value-type="float" office:value="694" table:style-name="ce83">
            <text:p>694</text:p>
          </table:table-cell>
          <table:table-cell office:value-type="float" office:value="686" table:style-name="ce83">
            <text:p>686</text:p>
          </table:table-cell>
          <table:table-cell office:value-type="float" office:value="8" table:style-name="ce83">
            <text:p>8</text:p>
          </table:table-cell>
          <table:table-cell office:value-type="float" office:value="6" table:style-name="ce81">
            <text:p>6</text:p>
          </table:table-cell>
          <table:table-cell office:value-type="float" office:value="2" table:style-name="ce81">
            <text:p>2</text:p>
          </table:table-cell>
          <table:table-cell office:value-type="float" office:value="3.986102160788072" table:style-name="ce82">
            <text:p>3.99</text:p>
          </table:table-cell>
          <table:table-cell office:value-type="float" office:value="345" table:style-name="ce83">
            <text:p>345</text:p>
          </table:table-cell>
          <table:table-cell office:value-type="float" office:value="340" table:style-name="ce83">
            <text:p>340</text:p>
          </table:table-cell>
          <table:table-cell office:value-type="float" office:value="5" table:style-name="ce83">
            <text:p>5</text:p>
          </table:table-cell>
          <table:table-cell office:value-type="float" office:value="2" table:style-name="ce81">
            <text:p>2</text:p>
          </table:table-cell>
          <table:table-cell office:value-type="float" office:value="3" table:style-name="ce81">
            <text:p>3</text:p>
          </table:table-cell>
          <table:table-cell office:value-type="float" office:value="1.9815637542822546" table:style-name="ce82">
            <text:p>1.98</text:p>
          </table:table-cell>
          <table:table-cell office:value-type="float" office:value="6840" table:style-name="ce81">
            <text:p>6,840</text:p>
          </table:table-cell>
          <table:table-cell office:value-type="float" office:value="6453" table:style-name="ce81">
            <text:p>6,453</text:p>
          </table:table-cell>
          <table:table-cell office:value-type="float" office:value="77899" table:style-name="ce81">
            <text:p>77,899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05411" table:style-name="ce81">
            <text:p>1,005,411</text:p>
          </table:table-cell>
          <table:table-cell office:value-type="float" office:value="2821464" table:style-name="ce83">
            <text:p>2,821,464</text:p>
          </table:table-cell>
          <table:table-cell office:value-type="float" office:value="1385493" table:style-name="ce81">
            <text:p>1,385,493</text:p>
          </table:table-cell>
          <table:table-cell office:value-type="float" office:value="1435971" table:style-name="ce81">
            <text:p>1,435,971</text:p>
          </table:table-cell>
          <table:table-cell office:value-type="float" office:value="1321" table:style-name="ce83">
            <text:p>1,321</text:p>
          </table:table-cell>
          <table:table-cell office:value-type="float" office:value="696" table:style-name="ce81">
            <text:p>696</text:p>
          </table:table-cell>
          <table:table-cell office:value-type="float" office:value="625" table:style-name="ce81">
            <text:p>625</text:p>
          </table:table-cell>
          <table:table-cell office:value-type="float" office:value="6.1038413469388404" table:style-name="ce82">
            <text:p>6.10</text:p>
          </table:table-cell>
          <table:table-cell office:value-type="float" office:value="1480" table:style-name="ce83">
            <text:p>1,480</text:p>
          </table:table-cell>
          <table:table-cell office:value-type="float" office:value="862" table:style-name="ce81">
            <text:p>862</text:p>
          </table:table-cell>
          <table:table-cell office:value-type="float" office:value="618" table:style-name="ce81">
            <text:p>618</text:p>
          </table:table-cell>
          <table:table-cell office:value-type="float" office:value="6.8385202070170203" table:style-name="ce82">
            <text:p>6.84</text:p>
          </table:table-cell>
          <table:table-cell office:value-type="float" office:value="-159" table:style-name="ce83">
            <text:p>–159</text:p>
          </table:table-cell>
          <table:table-cell office:value-type="float" office:value="-0.73467886007817995" table:style-name="ce84">
            <text:p>–0.73</text:p>
          </table:table-cell>
          <table:table-cell office:value-type="float" office:value="1012" table:style-name="ce83">
            <text:p>1,012</text:p>
          </table:table-cell>
          <table:table-cell office:value-type="float" office:value="1000" table:style-name="ce83">
            <text:p>1,000</text:p>
          </table:table-cell>
          <table:table-cell office:value-type="float" office:value="12" table:style-name="ce83">
            <text:p>12</text:p>
          </table:table-cell>
          <table:table-cell office:value-type="float" office:value="2" table:style-name="ce81">
            <text:p>2</text:p>
          </table:table-cell>
          <table:table-cell office:value-type="float" office:value="10" table:style-name="ce81">
            <text:p>10</text:p>
          </table:table-cell>
          <table:table-cell office:value-type="float" office:value="4.6760692226359621" table:style-name="ce82">
            <text:p>4.68</text:p>
          </table:table-cell>
          <table:table-cell office:value-type="float" office:value="452" table:style-name="ce83">
            <text:p>452</text:p>
          </table:table-cell>
          <table:table-cell office:value-type="float" office:value="448" table:style-name="ce83">
            <text:p>448</text:p>
          </table:table-cell>
          <table:table-cell office:value-type="float" office:value="4" table:style-name="ce83">
            <text:p>4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.0885210361970898" table:style-name="ce82">
            <text:p>2.09</text:p>
          </table:table-cell>
          <table:table-cell office:value-type="float" office:value="9214" table:style-name="ce81">
            <text:p>9,214</text:p>
          </table:table-cell>
          <table:table-cell office:value-type="float" office:value="8534" table:style-name="ce81">
            <text:p>8,534</text:p>
          </table:table-cell>
          <table:table-cell office:value-type="float" office:value="35965" table:style-name="ce81">
            <text:p>35,965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4107" table:style-name="ce81">
            <text:p>704,107</text:p>
          </table:table-cell>
          <table:table-cell office:value-type="float" office:value="1873043" table:style-name="ce83">
            <text:p>1,873,043</text:p>
          </table:table-cell>
          <table:table-cell office:value-type="float" office:value="932847" table:style-name="ce81">
            <text:p>932,847</text:p>
          </table:table-cell>
          <table:table-cell office:value-type="float" office:value="940196" table:style-name="ce81">
            <text:p>940,196</text:p>
          </table:table-cell>
          <table:table-cell office:value-type="float" office:value="726" table:style-name="ce83">
            <text:p>726</text:p>
          </table:table-cell>
          <table:table-cell office:value-type="float" office:value="372" table:style-name="ce81">
            <text:p>372</text:p>
          </table:table-cell>
          <table:table-cell office:value-type="float" office:value="354" table:style-name="ce81">
            <text:p>354</text:p>
          </table:table-cell>
          <table:table-cell office:value-type="float" office:value="5.0517420856040651" table:style-name="ce82">
            <text:p>5.05</text:p>
          </table:table-cell>
          <table:table-cell office:value-type="float" office:value="1295" table:style-name="ce83">
            <text:p>1,295</text:p>
          </table:table-cell>
          <table:table-cell office:value-type="float" office:value="728" table:style-name="ce81">
            <text:p>728</text:p>
          </table:table-cell>
          <table:table-cell office:value-type="float" office:value="567" table:style-name="ce81">
            <text:p>567</text:p>
          </table:table-cell>
          <table:table-cell office:value-type="float" office:value="9.0110275493901728" table:style-name="ce82">
            <text:p>9.01</text:p>
          </table:table-cell>
          <table:table-cell office:value-type="float" office:value="-569" table:style-name="ce83">
            <text:p>–569</text:p>
          </table:table-cell>
          <table:table-cell office:value-type="float" office:value="-3.9592854637861068" table:style-name="ce84">
            <text:p>–3.96</text:p>
          </table:table-cell>
          <table:table-cell office:value-type="float" office:value="689" table:style-name="ce83">
            <text:p>689</text:p>
          </table:table-cell>
          <table:table-cell office:value-type="float" office:value="674" table:style-name="ce83">
            <text:p>674</text:p>
          </table:table-cell>
          <table:table-cell office:value-type="float" office:value="15" table:style-name="ce83">
            <text:p>15</text:p>
          </table:table-cell>
          <table:table-cell office:value-type="float" office:value="2" table:style-name="ce81">
            <text:p>2</text:p>
          </table:table-cell>
          <table:table-cell office:value-type="float" office:value="13" table:style-name="ce81">
            <text:p>13</text:p>
          </table:table-cell>
          <table:table-cell office:value-type="float" office:value="4.7942841556214901" table:style-name="ce82">
            <text:p>4.79</text:p>
          </table:table-cell>
          <table:table-cell office:value-type="float" office:value="273" table:style-name="ce83">
            <text:p>273</text:p>
          </table:table-cell>
          <table:table-cell office:value-type="float" office:value="267" table:style-name="ce83">
            <text:p>267</text:p>
          </table:table-cell>
          <table:table-cell office:value-type="float" office:value="6" table:style-name="ce83">
            <text:p>6</text:p>
          </table:table-cell>
          <table:table-cell office:value-type="float" office:value="1" table:style-name="ce81">
            <text:p>1</text:p>
          </table:table-cell>
          <table:table-cell office:value-type="float" office:value="5" table:style-name="ce81">
            <text:p>5</text:p>
          </table:table-cell>
          <table:table-cell office:value-type="float" office:value="1.8996220239254955" table:style-name="ce82">
            <text:p>1.90</text:p>
          </table:table-cell>
          <table:table-cell office:value-type="float" office:value="4423" table:style-name="ce81">
            <text:p>4,423</text:p>
          </table:table-cell>
          <table:table-cell office:value-type="float" office:value="4566" table:style-name="ce81">
            <text:p>4,566</text:p>
          </table:table-cell>
          <table:table-cell office:value-type="float" office:value="8453" table:style-name="ce81">
            <text:p>8,453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0252" table:style-name="ce81">
            <text:p>1,120,252</text:p>
          </table:table-cell>
          <table:table-cell office:value-type="float" office:value="2763057" table:style-name="ce83">
            <text:p>2,763,057</text:p>
          </table:table-cell>
          <table:table-cell office:value-type="float" office:value="1362652" table:style-name="ce81">
            <text:p>1,362,652</text:p>
          </table:table-cell>
          <table:table-cell office:value-type="float" office:value="1400405" table:style-name="ce81">
            <text:p>1,400,405</text:p>
          </table:table-cell>
          <table:table-cell office:value-type="float" office:value="1327" table:style-name="ce83">
            <text:p>1,327</text:p>
          </table:table-cell>
          <table:table-cell office:value-type="float" office:value="692" table:style-name="ce81">
            <text:p>692</text:p>
          </table:table-cell>
          <table:table-cell office:value-type="float" office:value="635" table:style-name="ce81">
            <text:p>635</text:p>
          </table:table-cell>
          <table:table-cell office:value-type="float" office:value="6.2592016486542406" table:style-name="ce82">
            <text:p>6.26</text:p>
          </table:table-cell>
          <table:table-cell office:value-type="float" office:value="1806" table:style-name="ce83">
            <text:p>1,806</text:p>
          </table:table-cell>
          <table:table-cell office:value-type="float" office:value="1036" table:style-name="ce81">
            <text:p>1,036</text:p>
          </table:table-cell>
          <table:table-cell office:value-type="float" office:value="770" table:style-name="ce81">
            <text:p>770</text:p>
          </table:table-cell>
          <table:table-cell office:value-type="float" office:value="8.51855175393335" table:style-name="ce82">
            <text:p>8.52</text:p>
          </table:table-cell>
          <table:table-cell office:value-type="float" office:value="-479" table:style-name="ce83">
            <text:p>–479</text:p>
          </table:table-cell>
          <table:table-cell office:value-type="float" office:value="-2.2593501052791116" table:style-name="ce84">
            <text:p>–2.26</text:p>
          </table:table-cell>
          <table:table-cell office:value-type="float" office:value="992" table:style-name="ce83">
            <text:p>992</text:p>
          </table:table-cell>
          <table:table-cell office:value-type="float" office:value="970" table:style-name="ce83">
            <text:p>970</text:p>
          </table:table-cell>
          <table:table-cell office:value-type="float" office:value="22" table:style-name="ce83">
            <text:p>22</text:p>
          </table:table-cell>
          <table:table-cell office:value-type="float" office:value="8" table:style-name="ce81">
            <text:p>8</text:p>
          </table:table-cell>
          <table:table-cell office:value-type="float" office:value="14" table:style-name="ce81">
            <text:p>14</text:p>
          </table:table-cell>
          <table:table-cell office:value-type="float" office:value="4.6790716167784518" table:style-name="ce82">
            <text:p>4.68</text:p>
          </table:table-cell>
          <table:table-cell office:value-type="float" office:value="394" table:style-name="ce83">
            <text:p>394</text:p>
          </table:table-cell>
          <table:table-cell office:value-type="float" office:value="389" table:style-name="ce83">
            <text:p>389</text:p>
          </table:table-cell>
          <table:table-cell office:value-type="float" office:value="5" table:style-name="ce83">
            <text:p>5</text:p>
          </table:table-cell>
          <table:table-cell office:value-type="float" office:value="2" table:style-name="ce81">
            <text:p>2</text:p>
          </table:table-cell>
          <table:table-cell office:value-type="float" office:value="3" table:style-name="ce81">
            <text:p>3</text:p>
          </table:table-cell>
          <table:table-cell office:value-type="float" office:value="1.8584215897285381" table:style-name="ce82">
            <text:p>1.86</text:p>
          </table:table-cell>
          <table:table-cell office:value-type="float" office:value="7826" table:style-name="ce81">
            <text:p>7,826</text:p>
          </table:table-cell>
          <table:table-cell office:value-type="float" office:value="8581" table:style-name="ce81">
            <text:p>8,581</text:p>
          </table:table-cell>
          <table:table-cell office:value-type="float" office:value="35788" table:style-name="ce81">
            <text:p>35,788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6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50705" table:style-name="ce81">
            <text:p>2,550,705</text:p>
          </table:table-cell>
          <table:table-cell office:value-type="float" office:value="7035898" table:style-name="ce83">
            <text:p>7,035,898</text:p>
          </table:table-cell>
          <table:table-cell office:value-type="float" office:value="3576821" table:style-name="ce81">
            <text:p>3,576,821</text:p>
          </table:table-cell>
          <table:table-cell office:value-type="float" office:value="3459077" table:style-name="ce81">
            <text:p>3,459,077</text:p>
          </table:table-cell>
          <table:table-cell office:value-type="float" office:value="3421" table:style-name="ce83">
            <text:p>3,421</text:p>
          </table:table-cell>
          <table:table-cell office:value-type="float" office:value="1802" table:style-name="ce81">
            <text:p>1,802</text:p>
          </table:table-cell>
          <table:table-cell office:value-type="float" office:value="1619" table:style-name="ce81">
            <text:p>1,619</text:p>
          </table:table-cell>
          <table:table-cell office:value-type="float" office:value="6.3367575755428955" table:style-name="ce82">
            <text:p>6.34</text:p>
          </table:table-cell>
          <table:table-cell office:value-type="float" office:value="5481" table:style-name="ce83">
            <text:p>5,481</text:p>
          </table:table-cell>
          <table:table-cell office:value-type="float" office:value="3115" table:style-name="ce81">
            <text:p>3,115</text:p>
          </table:table-cell>
          <table:table-cell office:value-type="float" office:value="2366" table:style-name="ce81">
            <text:p>2,366</text:p>
          </table:table-cell>
          <table:table-cell office:value-type="float" office:value="10.152519225825959" table:style-name="ce82">
            <text:p>10.15</text:p>
          </table:table-cell>
          <table:table-cell office:value-type="float" office:value="-2060" table:style-name="ce83">
            <text:p>–2,060</text:p>
          </table:table-cell>
          <table:table-cell office:value-type="float" office:value="-3.8157616502830649" table:style-name="ce84">
            <text:p>–3.82</text:p>
          </table:table-cell>
          <table:table-cell office:value-type="float" office:value="2203" table:style-name="ce83">
            <text:p>2,203</text:p>
          </table:table-cell>
          <table:table-cell office:value-type="float" office:value="2166" table:style-name="ce81">
            <text:p>2,166</text:p>
          </table:table-cell>
          <table:table-cell office:value-type="float" office:value="37" table:style-name="ce83">
            <text:p>37</text:p>
          </table:table-cell>
          <table:table-cell office:value-type="float" office:value="10" table:style-name="ce81">
            <text:p>10</text:p>
          </table:table-cell>
          <table:table-cell office:value-type="float" office:value="27" table:style-name="ce81">
            <text:p>27</text:p>
          </table:table-cell>
          <table:table-cell office:value-type="float" office:value="4.0806421920260156" table:style-name="ce82">
            <text:p>4.08</text:p>
          </table:table-cell>
          <table:table-cell office:value-type="float" office:value="934" table:style-name="ce83">
            <text:p>934</text:p>
          </table:table-cell>
          <table:table-cell office:value-type="float" office:value="921" table:style-name="ce81">
            <text:p>921</text:p>
          </table:table-cell>
          <table:table-cell office:value-type="float" office:value="13" table:style-name="ce83">
            <text:p>13</text:p>
          </table:table-cell>
          <table:table-cell office:value-type="float" office:value="2" table:style-name="ce81">
            <text:p>2</text:p>
          </table:table-cell>
          <table:table-cell office:value-type="float" office:value="11" table:style-name="ce81">
            <text:p>11</text:p>
          </table:table-cell>
          <table:table-cell office:value-type="float" office:value="1.7300589229924186" table:style-name="ce82">
            <text:p>1.73</text:p>
          </table:table-cell>
          <table:table-cell office:value-type="float" office:value="16850" table:style-name="ce81">
            <text:p>16,850</text:p>
          </table:table-cell>
          <table:table-cell office:value-type="float" office:value="18072" table:style-name="ce81">
            <text:p>18,072</text:p>
          </table:table-cell>
          <table:table-cell office:value-type="float" office:value="343286" table:style-name="ce81">
            <text:p>343,286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2746" table:style-name="ce88">
            <text:p>172,746</text:p>
          </table:table-cell>
          <table:table-cell office:value-type="float" office:value="452751" table:style-name="ce88">
            <text:p>452,751</text:p>
          </table:table-cell>
          <table:table-cell office:value-type="float" office:value="228118" table:style-name="ce88">
            <text:p>228,118</text:p>
          </table:table-cell>
          <table:table-cell office:value-type="float" office:value="224633" table:style-name="ce88">
            <text:p>224,633</text:p>
          </table:table-cell>
          <table:table-cell office:value-type="float" office:value="197" table:style-name="ce88">
            <text:p>197</text:p>
          </table:table-cell>
          <table:table-cell office:value-type="float" office:value="107" table:style-name="ce89">
            <text:p>107</text:p>
          </table:table-cell>
          <table:table-cell office:value-type="float" office:value="90" table:style-name="ce89">
            <text:p>90</text:p>
          </table:table-cell>
          <table:table-cell office:value-type="float" office:value="5.6708808607908976" table:style-name="ce82">
            <text:p>5.67</text:p>
          </table:table-cell>
          <table:table-cell office:value-type="float" office:value="338" table:style-name="ce88">
            <text:p>338</text:p>
          </table:table-cell>
          <table:table-cell office:value-type="float" office:value="188" table:style-name="ce89">
            <text:p>188</text:p>
          </table:table-cell>
          <table:table-cell office:value-type="float" office:value="150" table:style-name="ce89">
            <text:p>150</text:p>
          </table:table-cell>
          <table:table-cell office:value-type="float" office:value="9.7297346748595075" table:style-name="ce82">
            <text:p>9.73</text:p>
          </table:table-cell>
          <table:table-cell office:value-type="float" office:value="-141" table:style-name="ce88">
            <text:p>–141</text:p>
          </table:table-cell>
          <table:table-cell office:value-type="float" office:value="-4.0588538140686108" table:style-name="ce84">
            <text:p>–4.06</text:p>
          </table:table-cell>
          <table:table-cell office:value-type="float" office:value="157" table:style-name="ce88">
            <text:p>157</text:p>
          </table:table-cell>
          <table:table-cell office:value-type="float" office:value="153" table:style-name="ce88">
            <text:p>153</text:p>
          </table:table-cell>
          <table:table-cell office:value-type="float" office:value="4" table:style-name="ce88">
            <text:p>4</text:p>
          </table:table-cell>
          <table:table-cell office:value-type="float" office:value="1" table:style-name="ce89">
            <text:p>1</text:p>
          </table:table-cell>
          <table:table-cell office:value-type="float" office:value="3" table:style-name="ce89">
            <text:p>3</text:p>
          </table:table-cell>
          <table:table-cell office:value-type="float" office:value="4.5194329702749778" table:style-name="ce82">
            <text:p>4.52</text:p>
          </table:table-cell>
          <table:table-cell office:value-type="float" office:value="59" table:style-name="ce88">
            <text:p>59</text:p>
          </table:table-cell>
          <table:table-cell office:value-type="float" office:value="59" table:style-name="ce88">
            <text:p>5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6983856385109792" table:style-name="ce82">
            <text:p>1.70</text:p>
          </table:table-cell>
          <table:table-cell office:value-type="float" office:value="1302" table:style-name="ce89">
            <text:p>1,302</text:p>
          </table:table-cell>
          <table:table-cell office:value-type="float" office:value="1351" table:style-name="ce89">
            <text:p>1,351</text:p>
          </table:table-cell>
          <table:table-cell office:value-type="float" office:value="17708" table:style-name="ce89">
            <text:p>17,708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6346" table:style-name="ce88">
            <text:p>206,346</text:p>
          </table:table-cell>
          <table:table-cell office:value-type="float" office:value="571291" table:style-name="ce88">
            <text:p>571,291</text:p>
          </table:table-cell>
          <table:table-cell office:value-type="float" office:value="291597" table:style-name="ce88">
            <text:p>291,597</text:p>
          </table:table-cell>
          <table:table-cell office:value-type="float" office:value="279694" table:style-name="ce88">
            <text:p>279,694</text:p>
          </table:table-cell>
          <table:table-cell office:value-type="float" office:value="299" table:style-name="ce88">
            <text:p>299</text:p>
          </table:table-cell>
          <table:table-cell office:value-type="float" office:value="156" table:style-name="ce89">
            <text:p>156</text:p>
          </table:table-cell>
          <table:table-cell office:value-type="float" office:value="143" table:style-name="ce89">
            <text:p>143</text:p>
          </table:table-cell>
          <table:table-cell office:value-type="float" office:value="6.824425634552461" table:style-name="ce82">
            <text:p>6.82</text:p>
          </table:table-cell>
          <table:table-cell office:value-type="float" office:value="343" table:style-name="ce88">
            <text:p>343</text:p>
          </table:table-cell>
          <table:table-cell office:value-type="float" office:value="207" table:style-name="ce89">
            <text:p>207</text:p>
          </table:table-cell>
          <table:table-cell office:value-type="float" office:value="136" table:style-name="ce89">
            <text:p>136</text:p>
          </table:table-cell>
          <table:table-cell office:value-type="float" office:value="7.8286889386337579" table:style-name="ce82">
            <text:p>7.83</text:p>
          </table:table-cell>
          <table:table-cell office:value-type="float" office:value="-44" table:style-name="ce88">
            <text:p>–44</text:p>
          </table:table-cell>
          <table:table-cell office:value-type="float" office:value="-1.0042633040812985" table:style-name="ce84">
            <text:p>–1.00</text:p>
          </table:table-cell>
          <table:table-cell office:value-type="float" office:value="185" table:style-name="ce88">
            <text:p>185</text:p>
          </table:table-cell>
          <table:table-cell office:value-type="float" office:value="182" table:style-name="ce88">
            <text:p>182</text:p>
          </table:table-cell>
          <table:table-cell office:value-type="float" office:value="3" table:style-name="ce88">
            <text:p>3</text:p>
          </table:table-cell>
          <table:table-cell office:value-type="float" office:value="1" table:style-name="ce89">
            <text:p>1</text:p>
          </table:table-cell>
          <table:table-cell office:value-type="float" office:value="2" table:style-name="ce89">
            <text:p>2</text:p>
          </table:table-cell>
          <table:table-cell office:value-type="float" office:value="4.222470710341824" table:style-name="ce82">
            <text:p>4.22</text:p>
          </table:table-cell>
          <table:table-cell office:value-type="float" office:value="92" table:style-name="ce88">
            <text:p>92</text:p>
          </table:table-cell>
          <table:table-cell office:value-type="float" office:value="90" table:style-name="ce88">
            <text:p>90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2.0998232721699877" table:style-name="ce82">
            <text:p>2.10</text:p>
          </table:table-cell>
          <table:table-cell office:value-type="float" office:value="1818" table:style-name="ce89">
            <text:p>1,818</text:p>
          </table:table-cell>
          <table:table-cell office:value-type="float" office:value="1465" table:style-name="ce89">
            <text:p>1,465</text:p>
          </table:table-cell>
          <table:table-cell office:value-type="float" office:value="21975" table:style-name="ce89">
            <text:p>21,975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3602" table:style-name="ce88">
            <text:p>193,602</text:p>
          </table:table-cell>
          <table:table-cell office:value-type="float" office:value="541914" table:style-name="ce88">
            <text:p>541,914</text:p>
          </table:table-cell>
          <table:table-cell office:value-type="float" office:value="279330" table:style-name="ce88">
            <text:p>279,330</text:p>
          </table:table-cell>
          <table:table-cell office:value-type="float" office:value="262584" table:style-name="ce88">
            <text:p>262,584</text:p>
          </table:table-cell>
          <table:table-cell office:value-type="float" office:value="185" table:style-name="ce88">
            <text:p>185</text:p>
          </table:table-cell>
          <table:table-cell office:value-type="float" office:value="98" table:style-name="ce89">
            <text:p>98</text:p>
          </table:table-cell>
          <table:table-cell office:value-type="float" office:value="87" table:style-name="ce89">
            <text:p>87</text:p>
          </table:table-cell>
          <table:table-cell office:value-type="float" office:value="4.4492913881617815" table:style-name="ce82">
            <text:p>4.45</text:p>
          </table:table-cell>
          <table:table-cell office:value-type="float" office:value="438" table:style-name="ce88">
            <text:p>438</text:p>
          </table:table-cell>
          <table:table-cell office:value-type="float" office:value="254" table:style-name="ce89">
            <text:p>254</text:p>
          </table:table-cell>
          <table:table-cell office:value-type="float" office:value="184" table:style-name="ce89">
            <text:p>184</text:p>
          </table:table-cell>
          <table:table-cell office:value-type="float" office:value="10.533997989269515" table:style-name="ce82">
            <text:p>10.53</text:p>
          </table:table-cell>
          <table:table-cell office:value-type="float" office:value="-253" table:style-name="ce88">
            <text:p>–253</text:p>
          </table:table-cell>
          <table:table-cell office:value-type="float" office:value="-6.0847066011077331" table:style-name="ce84">
            <text:p>–6.08</text:p>
          </table:table-cell>
          <table:table-cell office:value-type="float" office:value="162" table:style-name="ce88">
            <text:p>162</text:p>
          </table:table-cell>
          <table:table-cell office:value-type="float" office:value="158" table:style-name="ce88">
            <text:p>158</text:p>
          </table:table-cell>
          <table:table-cell office:value-type="float" office:value="4" table:style-name="ce88">
            <text:p>4</text:p>
          </table:table-cell>
          <table:table-cell office:value-type="float" office:value="1" table:style-name="ce89">
            <text:p>1</text:p>
          </table:table-cell>
          <table:table-cell office:value-type="float" office:value="3" table:style-name="ce89">
            <text:p>3</text:p>
          </table:table-cell>
          <table:table-cell office:value-type="float" office:value="3.8961362426065329" table:style-name="ce82">
            <text:p>3.90</text:p>
          </table:table-cell>
          <table:table-cell office:value-type="float" office:value="72" table:style-name="ce88">
            <text:p>72</text:p>
          </table:table-cell>
          <table:table-cell office:value-type="float" office:value="71" table:style-name="ce88">
            <text:p>7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7316161078251255" table:style-name="ce82">
            <text:p>1.73</text:p>
          </table:table-cell>
          <table:table-cell office:value-type="float" office:value="1222" table:style-name="ce89">
            <text:p>1,222</text:p>
          </table:table-cell>
          <table:table-cell office:value-type="float" office:value="1182" table:style-name="ce89">
            <text:p>1,182</text:p>
          </table:table-cell>
          <table:table-cell office:value-type="float" office:value="11400" table:style-name="ce89">
            <text:p>11,400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6725" table:style-name="ce88">
            <text:p>396,725</text:p>
          </table:table-cell>
          <table:table-cell office:value-type="float" office:value="1264897" table:style-name="ce88">
            <text:p>1,264,897</text:p>
          </table:table-cell>
          <table:table-cell office:value-type="float" office:value="642911" table:style-name="ce88">
            <text:p>642,911</text:p>
          </table:table-cell>
          <table:table-cell office:value-type="float" office:value="621986" table:style-name="ce88">
            <text:p>621,986</text:p>
          </table:table-cell>
          <table:table-cell office:value-type="float" office:value="886" table:style-name="ce88">
            <text:p>886</text:p>
          </table:table-cell>
          <table:table-cell office:value-type="float" office:value="461" table:style-name="ce89">
            <text:p>461</text:p>
          </table:table-cell>
          <table:table-cell office:value-type="float" office:value="425" table:style-name="ce89">
            <text:p>425</text:p>
          </table:table-cell>
          <table:table-cell office:value-type="float" office:value="9.1281644646899895" table:style-name="ce82">
            <text:p>9.13</text:p>
          </table:table-cell>
          <table:table-cell office:value-type="float" office:value="877" table:style-name="ce88">
            <text:p>877</text:p>
          </table:table-cell>
          <table:table-cell office:value-type="float" office:value="451" table:style-name="ce89">
            <text:p>451</text:p>
          </table:table-cell>
          <table:table-cell office:value-type="float" office:value="426" table:style-name="ce89">
            <text:p>426</text:p>
          </table:table-cell>
          <table:table-cell office:value-type="float" office:value="9.0354404464256426" table:style-name="ce82">
            <text:p>9.04</text:p>
          </table:table-cell>
          <table:table-cell office:value-type="float" office:value="9" table:style-name="ce88">
            <text:p>9</text:p>
          </table:table-cell>
          <table:table-cell office:value-type="float" office:value="9.2724018264345259E-2" table:style-name="ce84">
            <text:p>0.09</text:p>
          </table:table-cell>
          <table:table-cell office:value-type="float" office:value="383" table:style-name="ce88">
            <text:p>383</text:p>
          </table:table-cell>
          <table:table-cell office:value-type="float" office:value="378" table:style-name="ce88">
            <text:p>378</text:p>
          </table:table-cell>
          <table:table-cell office:value-type="float" office:value="5" table:style-name="ce88">
            <text:p>5</text:p>
          </table:table-cell>
          <table:table-cell office:value-type="float" office:value="2" table:style-name="ce89">
            <text:p>2</text:p>
          </table:table-cell>
          <table:table-cell office:value-type="float" office:value="3" table:style-name="ce89">
            <text:p>3</text:p>
          </table:table-cell>
          <table:table-cell office:value-type="float" office:value="3.9459221105826923" table:style-name="ce82">
            <text:p>3.95</text:p>
          </table:table-cell>
          <table:table-cell office:value-type="float" office:value="132" table:style-name="ce88">
            <text:p>132</text:p>
          </table:table-cell>
          <table:table-cell office:value-type="float" office:value="131" table:style-name="ce88">
            <text:p>13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3599522678770639" table:style-name="ce82">
            <text:p>1.36</text:p>
          </table:table-cell>
          <table:table-cell office:value-type="float" office:value="2428" table:style-name="ce89">
            <text:p>2,428</text:p>
          </table:table-cell>
          <table:table-cell office:value-type="float" office:value="3194" table:style-name="ce89">
            <text:p>3,194</text:p>
          </table:table-cell>
          <table:table-cell office:value-type="float" office:value="6045" table:style-name="ce89">
            <text:p>6,045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539" table:style-name="ce88">
            <text:p>179,539</text:p>
          </table:table-cell>
          <table:table-cell office:value-type="float" office:value="490001" table:style-name="ce88">
            <text:p>490,001</text:p>
          </table:table-cell>
          <table:table-cell office:value-type="float" office:value="250413" table:style-name="ce88">
            <text:p>250,413</text:p>
          </table:table-cell>
          <table:table-cell office:value-type="float" office:value="239588" table:style-name="ce88">
            <text:p>239,588</text:p>
          </table:table-cell>
          <table:table-cell office:value-type="float" office:value="223" table:style-name="ce88">
            <text:p>223</text:p>
          </table:table-cell>
          <table:table-cell office:value-type="float" office:value="119" table:style-name="ce89">
            <text:p>119</text:p>
          </table:table-cell>
          <table:table-cell office:value-type="float" office:value="104" table:style-name="ce89">
            <text:p>104</text:p>
          </table:table-cell>
          <table:table-cell office:value-type="float" office:value="5.9301597015795302" table:style-name="ce82">
            <text:p>5.93</text:p>
          </table:table-cell>
          <table:table-cell office:value-type="float" office:value="418" table:style-name="ce88">
            <text:p>418</text:p>
          </table:table-cell>
          <table:table-cell office:value-type="float" office:value="232" table:style-name="ce89">
            <text:p>232</text:p>
          </table:table-cell>
          <table:table-cell office:value-type="float" office:value="186" table:style-name="ce89">
            <text:p>186</text:p>
          </table:table-cell>
          <table:table-cell office:value-type="float" office:value="11.115725359911405" table:style-name="ce82">
            <text:p>11.12</text:p>
          </table:table-cell>
          <table:table-cell office:value-type="float" office:value="-195" table:style-name="ce88">
            <text:p>–195</text:p>
          </table:table-cell>
          <table:table-cell office:value-type="float" office:value="-5.1855656583318765" table:style-name="ce84">
            <text:p>–5.19</text:p>
          </table:table-cell>
          <table:table-cell office:value-type="float" office:value="139" table:style-name="ce88">
            <text:p>139</text:p>
          </table:table-cell>
          <table:table-cell office:value-type="float" office:value="138" table:style-name="ce88">
            <text:p>138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3.6963775718365683" table:style-name="ce82">
            <text:p>3.70</text:p>
          </table:table-cell>
          <table:table-cell office:value-type="float" office:value="48" table:style-name="ce88">
            <text:p>48</text:p>
          </table:table-cell>
          <table:table-cell office:value-type="float" office:value="47" table:style-name="ce88">
            <text:p>47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.2764469312816926" table:style-name="ce82">
            <text:p>1.28</text:p>
          </table:table-cell>
          <table:table-cell office:value-type="float" office:value="970" table:style-name="ce89">
            <text:p>970</text:p>
          </table:table-cell>
          <table:table-cell office:value-type="float" office:value="1173" table:style-name="ce89">
            <text:p>1,173</text:p>
          </table:table-cell>
          <table:table-cell office:value-type="float" office:value="29414" table:style-name="ce89">
            <text:p>29,414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080" table:style-name="ce88">
            <text:p>244,080</text:p>
          </table:table-cell>
          <table:table-cell office:value-type="float" office:value="675673" table:style-name="ce88">
            <text:p>675,673</text:p>
          </table:table-cell>
          <table:table-cell office:value-type="float" office:value="349459" table:style-name="ce88">
            <text:p>349,459</text:p>
          </table:table-cell>
          <table:table-cell office:value-type="float" office:value="326214" table:style-name="ce88">
            <text:p>326,214</text:p>
          </table:table-cell>
          <table:table-cell office:value-type="float" office:value="310" table:style-name="ce88">
            <text:p>310</text:p>
          </table:table-cell>
          <table:table-cell office:value-type="float" office:value="171" table:style-name="ce89">
            <text:p>171</text:p>
          </table:table-cell>
          <table:table-cell office:value-type="float" office:value="139" table:style-name="ce89">
            <text:p>139</text:p>
          </table:table-cell>
          <table:table-cell office:value-type="float" office:value="5.9783938784628194" table:style-name="ce82">
            <text:p>5.98</text:p>
          </table:table-cell>
          <table:table-cell office:value-type="float" office:value="644" table:style-name="ce88">
            <text:p>644</text:p>
          </table:table-cell>
          <table:table-cell office:value-type="float" office:value="363" table:style-name="ce89">
            <text:p>363</text:p>
          </table:table-cell>
          <table:table-cell office:value-type="float" office:value="281" table:style-name="ce89">
            <text:p>281</text:p>
          </table:table-cell>
          <table:table-cell office:value-type="float" office:value="12.41963115396792" table:style-name="ce82">
            <text:p>12.42</text:p>
          </table:table-cell>
          <table:table-cell office:value-type="float" office:value="-334" table:style-name="ce88">
            <text:p>–334</text:p>
          </table:table-cell>
          <table:table-cell office:value-type="float" office:value="-6.4412372755051024" table:style-name="ce84">
            <text:p>–6.44</text:p>
          </table:table-cell>
          <table:table-cell office:value-type="float" office:value="193" table:style-name="ce88">
            <text:p>193</text:p>
          </table:table-cell>
          <table:table-cell office:value-type="float" office:value="193" table:style-name="ce88">
            <text:p>19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.7220323178816903" table:style-name="ce82">
            <text:p>3.72</text:p>
          </table:table-cell>
          <table:table-cell office:value-type="float" office:value="78" table:style-name="ce88">
            <text:p>78</text:p>
          </table:table-cell>
          <table:table-cell office:value-type="float" office:value="77" table:style-name="ce88">
            <text:p>77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5042410403874191" table:style-name="ce82">
            <text:p>1.50</text:p>
          </table:table-cell>
          <table:table-cell office:value-type="float" office:value="1262" table:style-name="ce89">
            <text:p>1,262</text:p>
          </table:table-cell>
          <table:table-cell office:value-type="float" office:value="1474" table:style-name="ce89">
            <text:p>1,474</text:p>
          </table:table-cell>
          <table:table-cell office:value-type="float" office:value="2660" table:style-name="ce89">
            <text:p>2,660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660" table:style-name="ce88">
            <text:p>184,660</text:p>
          </table:table-cell>
          <table:table-cell office:value-type="float" office:value="498499" table:style-name="ce88">
            <text:p>498,499</text:p>
          </table:table-cell>
          <table:table-cell office:value-type="float" office:value="258568" table:style-name="ce88">
            <text:p>258,568</text:p>
          </table:table-cell>
          <table:table-cell office:value-type="float" office:value="239931" table:style-name="ce88">
            <text:p>239,931</text:p>
          </table:table-cell>
          <table:table-cell office:value-type="float" office:value="219" table:style-name="ce88">
            <text:p>219</text:p>
          </table:table-cell>
          <table:table-cell office:value-type="float" office:value="117" table:style-name="ce89">
            <text:p>117</text:p>
          </table:table-cell>
          <table:table-cell office:value-type="float" office:value="102" table:style-name="ce89">
            <text:p>102</text:p>
          </table:table-cell>
          <table:table-cell office:value-type="float" office:value="5.7245668027977512" table:style-name="ce82">
            <text:p>5.72</text:p>
          </table:table-cell>
          <table:table-cell office:value-type="float" office:value="473" table:style-name="ce88">
            <text:p>473</text:p>
          </table:table-cell>
          <table:table-cell office:value-type="float" office:value="281" table:style-name="ce89">
            <text:p>281</text:p>
          </table:table-cell>
          <table:table-cell office:value-type="float" office:value="192" table:style-name="ce89">
            <text:p>192</text:p>
          </table:table-cell>
          <table:table-cell office:value-type="float" office:value="12.364018711065462" table:style-name="ce82">
            <text:p>12.36</text:p>
          </table:table-cell>
          <table:table-cell office:value-type="float" office:value="-254" table:style-name="ce88">
            <text:p>–254</text:p>
          </table:table-cell>
          <table:table-cell office:value-type="float" office:value="-6.639451908267711" table:style-name="ce84">
            <text:p>–6.64</text:p>
          </table:table-cell>
          <table:table-cell office:value-type="float" office:value="153" table:style-name="ce88">
            <text:p>153</text:p>
          </table:table-cell>
          <table:table-cell office:value-type="float" office:value="152" table:style-name="ce88">
            <text:p>15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3.9993548896258253" table:style-name="ce82">
            <text:p>4.00</text:p>
          </table:table-cell>
          <table:table-cell office:value-type="float" office:value="76" table:style-name="ce88">
            <text:p>76</text:p>
          </table:table-cell>
          <table:table-cell office:value-type="float" office:value="74" table:style-name="ce88">
            <text:p>74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.9866076575919136" table:style-name="ce82">
            <text:p>1.99</text:p>
          </table:table-cell>
          <table:table-cell office:value-type="float" office:value="905" table:style-name="ce89">
            <text:p>905</text:p>
          </table:table-cell>
          <table:table-cell office:value-type="float" office:value="1046" table:style-name="ce89">
            <text:p>1,046</text:p>
          </table:table-cell>
          <table:table-cell office:value-type="float" office:value="5944" table:style-name="ce89">
            <text:p>5,944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822" table:style-name="ce88">
            <text:p>291,822</text:p>
          </table:table-cell>
          <table:table-cell office:value-type="float" office:value="811275" table:style-name="ce88">
            <text:p>811,275</text:p>
          </table:table-cell>
          <table:table-cell office:value-type="float" office:value="413227" table:style-name="ce88">
            <text:p>413,227</text:p>
          </table:table-cell>
          <table:table-cell office:value-type="float" office:value="398048" table:style-name="ce88">
            <text:p>398,048</text:p>
          </table:table-cell>
          <table:table-cell office:value-type="float" office:value="300" table:style-name="ce88">
            <text:p>300</text:p>
          </table:table-cell>
          <table:table-cell office:value-type="float" office:value="141" table:style-name="ce89">
            <text:p>141</text:p>
          </table:table-cell>
          <table:table-cell office:value-type="float" office:value="159" table:style-name="ce89">
            <text:p>159</text:p>
          </table:table-cell>
          <table:table-cell office:value-type="float" office:value="4.8183669282783228" table:style-name="ce82">
            <text:p>4.82</text:p>
          </table:table-cell>
          <table:table-cell office:value-type="float" office:value="744" table:style-name="ce88">
            <text:p>744</text:p>
          </table:table-cell>
          <table:table-cell office:value-type="float" office:value="427" table:style-name="ce89">
            <text:p>427</text:p>
          </table:table-cell>
          <table:table-cell office:value-type="float" office:value="317" table:style-name="ce89">
            <text:p>317</text:p>
          </table:table-cell>
          <table:table-cell office:value-type="float" office:value="11.94954998213024" table:style-name="ce82">
            <text:p>11.95</text:p>
          </table:table-cell>
          <table:table-cell office:value-type="float" office:value="-444" table:style-name="ce88">
            <text:p>–444</text:p>
          </table:table-cell>
          <table:table-cell office:value-type="float" office:value="-7.1311830538519168" table:style-name="ce84">
            <text:p>–7.13</text:p>
          </table:table-cell>
          <table:table-cell office:value-type="float" office:value="279" table:style-name="ce88">
            <text:p>279</text:p>
          </table:table-cell>
          <table:table-cell office:value-type="float" office:value="276" table:style-name="ce88">
            <text:p>276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3</text:p>
          </table:table-cell>
          <table:table-cell office:value-type="float" office:value="4.4810812432988394" table:style-name="ce82">
            <text:p>4.48</text:p>
          </table:table-cell>
          <table:table-cell office:value-type="float" office:value="132" table:style-name="ce88">
            <text:p>132</text:p>
          </table:table-cell>
          <table:table-cell office:value-type="float" office:value="130" table:style-name="ce88">
            <text:p>130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2.1200814484424617" table:style-name="ce82">
            <text:p>2.12</text:p>
          </table:table-cell>
          <table:table-cell office:value-type="float" office:value="1716" table:style-name="ce89">
            <text:p>1,716</text:p>
          </table:table-cell>
          <table:table-cell office:value-type="float" office:value="1975" table:style-name="ce89">
            <text:p>1,975</text:p>
          </table:table-cell>
          <table:table-cell office:value-type="float" office:value="60524" table:style-name="ce89">
            <text:p>60,524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656" table:style-name="ce88">
            <text:p>83,656</text:p>
          </table:table-cell>
          <table:table-cell office:value-type="float" office:value="214983" table:style-name="ce88">
            <text:p>214,983</text:p>
          </table:table-cell>
          <table:table-cell office:value-type="float" office:value="110411" table:style-name="ce88">
            <text:p>110,411</text:p>
          </table:table-cell>
          <table:table-cell office:value-type="float" office:value="104572" table:style-name="ce88">
            <text:p>104,572</text:p>
          </table:table-cell>
          <table:table-cell office:value-type="float" office:value="94" table:style-name="ce88">
            <text:p>94</text:p>
          </table:table-cell>
          <table:table-cell office:value-type="float" office:value="53" table:style-name="ce89">
            <text:p>53</text:p>
          </table:table-cell>
          <table:table-cell office:value-type="float" office:value="41" table:style-name="ce89">
            <text:p>41</text:p>
          </table:table-cell>
          <table:table-cell office:value-type="float" office:value="5.6980634223854345" table:style-name="ce82">
            <text:p>5.70</text:p>
          </table:table-cell>
          <table:table-cell office:value-type="float" office:value="201" table:style-name="ce88">
            <text:p>201</text:p>
          </table:table-cell>
          <table:table-cell office:value-type="float" office:value="127" table:style-name="ce89">
            <text:p>127</text:p>
          </table:table-cell>
          <table:table-cell office:value-type="float" office:value="74" table:style-name="ce89">
            <text:p>74</text:p>
          </table:table-cell>
          <table:table-cell office:value-type="float" office:value="12.184156892547577" table:style-name="ce82">
            <text:p>12.18</text:p>
          </table:table-cell>
          <table:table-cell office:value-type="float" office:value="-107" table:style-name="ce88">
            <text:p>–107</text:p>
          </table:table-cell>
          <table:table-cell office:value-type="float" office:value="-6.4860934701621424" table:style-name="ce84">
            <text:p>–6.49</text:p>
          </table:table-cell>
          <table:table-cell office:value-type="float" office:value="59" table:style-name="ce88">
            <text:p>59</text:p>
          </table:table-cell>
          <table:table-cell office:value-type="float" office:value="57" table:style-name="ce88">
            <text:p>57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3.5764440629866026" table:style-name="ce82">
            <text:p>3.58</text:p>
          </table:table-cell>
          <table:table-cell office:value-type="float" office:value="39" table:style-name="ce88">
            <text:p>39</text:p>
          </table:table-cell>
          <table:table-cell office:value-type="float" office:value="39" table:style-name="ce88">
            <text:p>3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3640901433301273" table:style-name="ce82">
            <text:p>2.36</text:p>
          </table:table-cell>
          <table:table-cell office:value-type="float" office:value="528" table:style-name="ce89">
            <text:p>528</text:p>
          </table:table-cell>
          <table:table-cell office:value-type="float" office:value="551" table:style-name="ce89">
            <text:p>551</text:p>
          </table:table-cell>
          <table:table-cell office:value-type="float" office:value="78494" table:style-name="ce89">
            <text:p>78,494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462" table:style-name="ce88">
            <text:p>127,462</text:p>
          </table:table-cell>
          <table:table-cell office:value-type="float" office:value="323929" table:style-name="ce88">
            <text:p>323,929</text:p>
          </table:table-cell>
          <table:table-cell office:value-type="float" office:value="163740" table:style-name="ce88">
            <text:p>163,740</text:p>
          </table:table-cell>
          <table:table-cell office:value-type="float" office:value="160189" table:style-name="ce88">
            <text:p>160,189</text:p>
          </table:table-cell>
          <table:table-cell office:value-type="float" office:value="166" table:style-name="ce88">
            <text:p>166</text:p>
          </table:table-cell>
          <table:table-cell office:value-type="float" office:value="86" table:style-name="ce89">
            <text:p>86</text:p>
          </table:table-cell>
          <table:table-cell office:value-type="float" office:value="80" table:style-name="ce89">
            <text:p>80</text:p>
          </table:table-cell>
          <table:table-cell office:value-type="float" office:value="6.6787609669355579" table:style-name="ce82">
            <text:p>6.68</text:p>
          </table:table-cell>
          <table:table-cell office:value-type="float" office:value="291" table:style-name="ce88">
            <text:p>291</text:p>
          </table:table-cell>
          <table:table-cell office:value-type="float" office:value="172" table:style-name="ce89">
            <text:p>172</text:p>
          </table:table-cell>
          <table:table-cell office:value-type="float" office:value="119" table:style-name="ce89">
            <text:p>119</text:p>
          </table:table-cell>
          <table:table-cell office:value-type="float" office:value="11.707948442037637" table:style-name="ce82">
            <text:p>11.71</text:p>
          </table:table-cell>
          <table:table-cell office:value-type="float" office:value="-125" table:style-name="ce88">
            <text:p>–125</text:p>
          </table:table-cell>
          <table:table-cell office:value-type="float" office:value="-5.029187475102078" table:style-name="ce84">
            <text:p>–5.03</text:p>
          </table:table-cell>
          <table:table-cell office:value-type="float" office:value="111" table:style-name="ce88">
            <text:p>111</text:p>
          </table:table-cell>
          <table:table-cell office:value-type="float" office:value="109" table:style-name="ce88">
            <text:p>109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4.4659184778906438" table:style-name="ce82">
            <text:p>4.47</text:p>
          </table:table-cell>
          <table:table-cell office:value-type="float" office:value="60" table:style-name="ce88">
            <text:p>60</text:p>
          </table:table-cell>
          <table:table-cell office:value-type="float" office:value="59" table:style-name="ce88">
            <text:p>59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2.4140099880489974" table:style-name="ce82">
            <text:p>2.41</text:p>
          </table:table-cell>
          <table:table-cell office:value-type="float" office:value="983" table:style-name="ce89">
            <text:p>983</text:p>
          </table:table-cell>
          <table:table-cell office:value-type="float" office:value="1003" table:style-name="ce89">
            <text:p>1,003</text:p>
          </table:table-cell>
          <table:table-cell office:value-type="float" office:value="93424" table:style-name="ce89">
            <text:p>93,424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975" table:style-name="ce88">
            <text:p>41,975</text:p>
          </table:table-cell>
          <table:table-cell office:value-type="float" office:value="105908" table:style-name="ce88">
            <text:p>105,908</text:p>
          </table:table-cell>
          <table:table-cell office:value-type="float" office:value="54478" table:style-name="ce88">
            <text:p>54,478</text:p>
          </table:table-cell>
          <table:table-cell office:value-type="float" office:value="51430" table:style-name="ce88">
            <text:p>51,430</text:p>
          </table:table-cell>
          <table:table-cell office:value-type="float" office:value="47" table:style-name="ce88">
            <text:p>47</text:p>
          </table:table-cell>
          <table:table-cell office:value-type="float" office:value="33" table:style-name="ce89">
            <text:p>33</text:p>
          </table:table-cell>
          <table:table-cell office:value-type="float" office:value="14" table:style-name="ce89">
            <text:p>14</text:p>
          </table:table-cell>
          <table:table-cell office:value-type="float" office:value="5.7848709186395251" table:style-name="ce82">
            <text:p>5.78</text:p>
          </table:table-cell>
          <table:table-cell office:value-type="float" office:value="71" table:style-name="ce88">
            <text:p>71</text:p>
          </table:table-cell>
          <table:table-cell office:value-type="float" office:value="39" table:style-name="ce89">
            <text:p>39</text:p>
          </table:table-cell>
          <table:table-cell office:value-type="float" office:value="32" table:style-name="ce89">
            <text:p>32</text:p>
          </table:table-cell>
          <table:table-cell office:value-type="float" office:value="8.7388475579448137" table:style-name="ce82">
            <text:p>8.74</text:p>
          </table:table-cell>
          <table:table-cell office:value-type="float" office:value="-24" table:style-name="ce88">
            <text:p>–24</text:p>
          </table:table-cell>
          <table:table-cell office:value-type="float" office:value="-2.9539766393052895" table:style-name="ce84">
            <text:p>–2.95</text:p>
          </table:table-cell>
          <table:table-cell office:value-type="float" office:value="37" table:style-name="ce88">
            <text:p>37</text:p>
          </table:table-cell>
          <table:table-cell office:value-type="float" office:value="36" table:style-name="ce88">
            <text:p>36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4.5540473189289878" table:style-name="ce82">
            <text:p>4.55</text:p>
          </table:table-cell>
          <table:table-cell office:value-type="float" office:value="13" table:style-name="ce88">
            <text:p>13</text:p>
          </table:table-cell>
          <table:table-cell office:value-type="float" office:value="12" table:style-name="ce88">
            <text:p>12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6000706796236981" table:style-name="ce82">
            <text:p>1.60</text:p>
          </table:table-cell>
          <table:table-cell office:value-type="float" office:value="336" table:style-name="ce89">
            <text:p>336</text:p>
          </table:table-cell>
          <table:table-cell office:value-type="float" office:value="317" table:style-name="ce89">
            <text:p>317</text:p>
          </table:table-cell>
          <table:table-cell office:value-type="float" office:value="647" table:style-name="ce89">
            <text:p>647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570" table:style-name="ce88">
            <text:p>155,570</text:p>
          </table:table-cell>
          <table:table-cell office:value-type="float" office:value="367269" table:style-name="ce88">
            <text:p>367,269</text:p>
          </table:table-cell>
          <table:table-cell office:value-type="float" office:value="183130" table:style-name="ce88">
            <text:p>183,130</text:p>
          </table:table-cell>
          <table:table-cell office:value-type="float" office:value="184139" table:style-name="ce88">
            <text:p>184,139</text:p>
          </table:table-cell>
          <table:table-cell office:value-type="float" office:value="123" table:style-name="ce88">
            <text:p>123</text:p>
          </table:table-cell>
          <table:table-cell office:value-type="float" office:value="65" table:style-name="ce89">
            <text:p>65</text:p>
          </table:table-cell>
          <table:table-cell office:value-type="float" office:value="58" table:style-name="ce89">
            <text:p>58</text:p>
          </table:table-cell>
          <table:table-cell office:value-type="float" office:value="4.3650642406781408" table:style-name="ce82">
            <text:p>4.37</text:p>
          </table:table-cell>
          <table:table-cell office:value-type="float" office:value="255" table:style-name="ce88">
            <text:p>255</text:p>
          </table:table-cell>
          <table:table-cell office:value-type="float" office:value="153" table:style-name="ce89">
            <text:p>153</text:p>
          </table:table-cell>
          <table:table-cell office:value-type="float" office:value="102" table:style-name="ce89">
            <text:p>102</text:p>
          </table:table-cell>
          <table:table-cell office:value-type="float" office:value="9.0495234257961439" table:style-name="ce82">
            <text:p>9.05</text:p>
          </table:table-cell>
          <table:table-cell office:value-type="float" office:value="-132" table:style-name="ce88">
            <text:p>–132</text:p>
          </table:table-cell>
          <table:table-cell office:value-type="float" office:value="-4.6844591851180049" table:style-name="ce84">
            <text:p>–4.68</text:p>
          </table:table-cell>
          <table:table-cell office:value-type="float" office:value="112" table:style-name="ce88">
            <text:p>112</text:p>
          </table:table-cell>
          <table:table-cell office:value-type="float" office:value="108" table:style-name="ce88">
            <text:p>108</text:p>
          </table:table-cell>
          <table:table-cell office:value-type="float" office:value="4" table:style-name="ce88">
            <text:p>4</text:p>
          </table:table-cell>
          <table:table-cell office:value-type="float" office:value="2" table:style-name="ce89">
            <text:p>2</text:p>
          </table:table-cell>
          <table:table-cell office:value-type="float" office:value="2" table:style-name="ce89">
            <text:p>2</text:p>
          </table:table-cell>
          <table:table-cell office:value-type="float" office:value="3.9746926419183071" table:style-name="ce82">
            <text:p>3.97</text:p>
          </table:table-cell>
          <table:table-cell office:value-type="float" office:value="43" table:style-name="ce88">
            <text:p>43</text:p>
          </table:table-cell>
          <table:table-cell office:value-type="float" office:value="43" table:style-name="ce88">
            <text:p>4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5259980678793499" table:style-name="ce82">
            <text:p>1.53</text:p>
          </table:table-cell>
          <table:table-cell office:value-type="float" office:value="1150" table:style-name="ce89">
            <text:p>1,150</text:p>
          </table:table-cell>
          <table:table-cell office:value-type="float" office:value="1128" table:style-name="ce89">
            <text:p>1,128</text:p>
          </table:table-cell>
          <table:table-cell office:value-type="float" office:value="9502" table:style-name="ce89">
            <text:p>9,502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1334" table:style-name="ce88">
            <text:p>171,334</text:p>
          </table:table-cell>
          <table:table-cell office:value-type="float" office:value="451757" table:style-name="ce88">
            <text:p>451,757</text:p>
          </table:table-cell>
          <table:table-cell office:value-type="float" office:value="222929" table:style-name="ce88">
            <text:p>222,929</text:p>
          </table:table-cell>
          <table:table-cell office:value-type="float" office:value="228828" table:style-name="ce88">
            <text:p>228,828</text:p>
          </table:table-cell>
          <table:table-cell office:value-type="float" office:value="256" table:style-name="ce88">
            <text:p>256</text:p>
          </table:table-cell>
          <table:table-cell office:value-type="float" office:value="131" table:style-name="ce89">
            <text:p>131</text:p>
          </table:table-cell>
          <table:table-cell office:value-type="float" office:value="125" table:style-name="ce89">
            <text:p>125</text:p>
          </table:table-cell>
          <table:table-cell office:value-type="float" office:value="7.3878647995440767" table:style-name="ce82">
            <text:p>7.39</text:p>
          </table:table-cell>
          <table:table-cell office:value-type="float" office:value="218" table:style-name="ce88">
            <text:p>218</text:p>
          </table:table-cell>
          <table:table-cell office:value-type="float" office:value="125" table:style-name="ce89">
            <text:p>125</text:p>
          </table:table-cell>
          <table:table-cell office:value-type="float" office:value="93" table:style-name="ce89">
            <text:p>93</text:p>
          </table:table-cell>
          <table:table-cell office:value-type="float" office:value="6.2912286183617532" table:style-name="ce82">
            <text:p>6.29</text:p>
          </table:table-cell>
          <table:table-cell office:value-type="float" office:value="38" table:style-name="ce88">
            <text:p>38</text:p>
          </table:table-cell>
          <table:table-cell office:value-type="float" office:value="1.096636181182324" table:style-name="ce84">
            <text:p>1.10</text:p>
          </table:table-cell>
          <table:table-cell office:value-type="float" office:value="153" table:style-name="ce88">
            <text:p>153</text:p>
          </table:table-cell>
          <table:table-cell office:value-type="float" office:value="147" table:style-name="ce88">
            <text:p>147</text:p>
          </table:table-cell>
          <table:table-cell office:value-type="float" office:value="6" table:style-name="ce88">
            <text:p>6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6</text:p>
          </table:table-cell>
          <table:table-cell office:value-type="float" office:value="4.4154035716025151" table:style-name="ce82">
            <text:p>4.42</text:p>
          </table:table-cell>
          <table:table-cell office:value-type="float" office:value="54" table:style-name="ce88">
            <text:p>54</text:p>
          </table:table-cell>
          <table:table-cell office:value-type="float" office:value="53" table:style-name="ce88">
            <text:p>53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5583777311538287" table:style-name="ce82">
            <text:p>1.56</text:p>
          </table:table-cell>
          <table:table-cell office:value-type="float" office:value="1507" table:style-name="ce89">
            <text:p>1,507</text:p>
          </table:table-cell>
          <table:table-cell office:value-type="float" office:value="1443" table:style-name="ce89">
            <text:p>1,443</text:p>
          </table:table-cell>
          <table:table-cell office:value-type="float" office:value="4397" table:style-name="ce89">
            <text:p>4,397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188" table:style-name="ce88">
            <text:p>101,188</text:p>
          </table:table-cell>
          <table:table-cell office:value-type="float" office:value="265751" table:style-name="ce88">
            <text:p>265,751</text:p>
          </table:table-cell>
          <table:table-cell office:value-type="float" office:value="128510" table:style-name="ce88">
            <text:p>128,510</text:p>
          </table:table-cell>
          <table:table-cell office:value-type="float" office:value="137241" table:style-name="ce88">
            <text:p>137,241</text:p>
          </table:table-cell>
          <table:table-cell office:value-type="float" office:value="116" table:style-name="ce88">
            <text:p>116</text:p>
          </table:table-cell>
          <table:table-cell office:value-type="float" office:value="64" table:style-name="ce89">
            <text:p>64</text:p>
          </table:table-cell>
          <table:table-cell office:value-type="float" office:value="52" table:style-name="ce89">
            <text:p>52</text:p>
          </table:table-cell>
          <table:table-cell office:value-type="float" office:value="5.6889929407578848" table:style-name="ce82">
            <text:p>5.69</text:p>
          </table:table-cell>
          <table:table-cell office:value-type="float" office:value="170" table:style-name="ce88">
            <text:p>170</text:p>
          </table:table-cell>
          <table:table-cell office:value-type="float" office:value="96" table:style-name="ce89">
            <text:p>96</text:p>
          </table:table-cell>
          <table:table-cell office:value-type="float" office:value="74" table:style-name="ce89">
            <text:p>74</text:p>
          </table:table-cell>
          <table:table-cell office:value-type="float" office:value="8.3373172407658682" table:style-name="ce82">
            <text:p>8.34</text:p>
          </table:table-cell>
          <table:table-cell office:value-type="float" office:value="-54" table:style-name="ce88">
            <text:p>–54</text:p>
          </table:table-cell>
          <table:table-cell office:value-type="float" office:value="-2.6483243000079812" table:style-name="ce84">
            <text:p>–2.65</text:p>
          </table:table-cell>
          <table:table-cell office:value-type="float" office:value="80" table:style-name="ce88">
            <text:p>80</text:p>
          </table:table-cell>
          <table:table-cell office:value-type="float" office:value="79" table:style-name="ce88">
            <text:p>79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3.9234434074192315" table:style-name="ce82">
            <text:p>3.92</text:p>
          </table:table-cell>
          <table:table-cell office:value-type="float" office:value="36" table:style-name="ce88">
            <text:p>36</text:p>
          </table:table-cell>
          <table:table-cell office:value-type="float" office:value="36" table:style-name="ce88">
            <text:p>3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7655495333386544" table:style-name="ce82">
            <text:p>1.77</text:p>
          </table:table-cell>
          <table:table-cell office:value-type="float" office:value="723" table:style-name="ce89">
            <text:p>723</text:p>
          </table:table-cell>
          <table:table-cell office:value-type="float" office:value="770" table:style-name="ce89">
            <text:p>770</text:p>
          </table:table-cell>
          <table:table-cell office:value-type="float" office:value="1152" table:style-name="ce89">
            <text:p>1,152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239" table:style-name="ce83">
            <text:p>45,239</text:p>
          </table:table-cell>
          <table:table-cell office:value-type="float" office:value="153807" table:style-name="ce83">
            <text:p>153,807</text:p>
          </table:table-cell>
          <table:table-cell office:value-type="float" office:value="77834" table:style-name="ce83">
            <text:p>77,834</text:p>
          </table:table-cell>
          <table:table-cell office:value-type="float" office:value="75973" table:style-name="ce83">
            <text:p>75,973</text:p>
          </table:table-cell>
          <table:table-cell office:value-type="float" office:value="77" table:style-name="ce83">
            <text:p>77</text:p>
          </table:table-cell>
          <table:table-cell office:value-type="float" office:value="43" table:style-name="ce83">
            <text:p>43</text:p>
          </table:table-cell>
          <table:table-cell office:value-type="float" office:value="34" table:style-name="ce83">
            <text:p>34</text:p>
          </table:table-cell>
          <table:table-cell office:value-type="float" office:value="6.5253570662384686" table:style-name="ce82">
            <text:p>6.53</text:p>
          </table:table-cell>
          <table:table-cell office:value-type="float" office:value="54" table:style-name="ce83">
            <text:p>54</text:p>
          </table:table-cell>
          <table:table-cell office:value-type="float" office:value="30" table:style-name="ce83">
            <text:p>30</text:p>
          </table:table-cell>
          <table:table-cell office:value-type="float" office:value="24" table:style-name="ce83">
            <text:p>24</text:p>
          </table:table-cell>
          <table:table-cell office:value-type="float" office:value="4.5762244360633417" table:style-name="ce82">
            <text:p>4.58</text:p>
          </table:table-cell>
          <table:table-cell office:value-type="float" office:value="23" table:style-name="ce83">
            <text:p>23</text:p>
          </table:table-cell>
          <table:table-cell office:value-type="float" office:value="1.9491326301751271" table:style-name="ce84">
            <text:p>1.95</text:p>
          </table:table-cell>
          <table:table-cell office:value-type="float" office:value="45" table:style-name="ce83">
            <text:p>45</text:p>
          </table:table-cell>
          <table:table-cell office:value-type="float" office:value="45" table:style-name="ce83">
            <text:p>45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3.8135203633861181" table:style-name="ce82">
            <text:p>3.81</text:p>
          </table:table-cell>
          <table:table-cell office:value-type="float" office:value="14" table:style-name="ce83">
            <text:p>14</text:p>
          </table:table-cell>
          <table:table-cell office:value-type="float" office:value="14" table:style-name="ce83">
            <text:p>14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.1864285574979032" table:style-name="ce82">
            <text:p>1.19</text:p>
          </table:table-cell>
          <table:table-cell office:value-type="float" office:value="510" table:style-name="ce83">
            <text:p>510</text:p>
          </table:table-cell>
          <table:table-cell office:value-type="float" office:value="565" table:style-name="ce83">
            <text:p>565</text:p>
          </table:table-cell>
          <table:table-cell office:value-type="float" office:value="1402" table:style-name="ce83">
            <text:p>1,402</text:p>
          </table:table-cell>
          <table:table-cell table:style-name="ce85"/>
          <table:table-cell table:number-columns-repeated="16353" table:style-name="ce53"/>
        </table:table-row>
        <table:table-row table:style-name="ro18">
          <table:table-cell office:value-type="string" table:style-name="ce87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835" table:style-name="ce89">
            <text:p>41,835</text:p>
          </table:table-cell>
          <table:table-cell office:value-type="float" office:value="140511" table:style-name="ce88">
            <text:p>140,511</text:p>
          </table:table-cell>
          <table:table-cell office:value-type="float" office:value="70149" table:style-name="ce88">
            <text:p>70,149</text:p>
          </table:table-cell>
          <table:table-cell office:value-type="float" office:value="70362" table:style-name="ce88">
            <text:p>70,362</text:p>
          </table:table-cell>
          <table:table-cell office:value-type="float" office:value="70" table:style-name="ce88">
            <text:p>70</text:p>
          </table:table-cell>
          <table:table-cell office:value-type="float" office:value="38" table:style-name="ce89">
            <text:p>38</text:p>
          </table:table-cell>
          <table:table-cell office:value-type="float" office:value="32" table:style-name="ce89">
            <text:p>32</text:p>
          </table:table-cell>
          <table:table-cell office:value-type="float" office:value="6.4935758076051329" table:style-name="ce82">
            <text:p>6.49</text:p>
          </table:table-cell>
          <table:table-cell office:value-type="float" office:value="49" table:style-name="ce88">
            <text:p>49</text:p>
          </table:table-cell>
          <table:table-cell office:value-type="float" office:value="26" table:style-name="ce89">
            <text:p>26</text:p>
          </table:table-cell>
          <table:table-cell office:value-type="float" office:value="23" table:style-name="ce89">
            <text:p>23</text:p>
          </table:table-cell>
          <table:table-cell office:value-type="float" office:value="4.5455030653235937" table:style-name="ce82">
            <text:p>4.55</text:p>
          </table:table-cell>
          <table:table-cell office:value-type="float" office:value="21" table:style-name="ce88">
            <text:p>21</text:p>
          </table:table-cell>
          <table:table-cell office:value-type="float" office:value="1.9480727422815403" table:style-name="ce84">
            <text:p>1.95</text:p>
          </table:table-cell>
          <table:table-cell office:value-type="float" office:value="40" table:style-name="ce88">
            <text:p>40</text:p>
          </table:table-cell>
          <table:table-cell office:value-type="float" office:value="40" table:style-name="ce88">
            <text:p>4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.7106147472029338" table:style-name="ce82">
            <text:p>3.71</text:p>
          </table:table-cell>
          <table:table-cell office:value-type="float" office:value="14" table:style-name="ce88">
            <text:p>14</text:p>
          </table:table-cell>
          <table:table-cell office:value-type="float" office:value="14" table:style-name="ce88">
            <text:p>1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2987151615210268" table:style-name="ce82">
            <text:p>1.30</text:p>
          </table:table-cell>
          <table:table-cell office:value-type="float" office:value="429" table:style-name="ce89">
            <text:p>429</text:p>
          </table:table-cell>
          <table:table-cell office:value-type="float" office:value="475" table:style-name="ce89">
            <text:p>475</text:p>
          </table:table-cell>
          <table:table-cell office:value-type="float" office:value="1159" table:style-name="ce89">
            <text:p>1,159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office:value-type="string" table:style-name="ce87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04" table:style-name="ce88">
            <text:p>3,404</text:p>
          </table:table-cell>
          <table:table-cell office:value-type="float" office:value="13296" table:style-name="ce88">
            <text:p>13,296</text:p>
          </table:table-cell>
          <table:table-cell office:value-type="float" office:value="7685" table:style-name="ce88">
            <text:p>7,685</text:p>
          </table:table-cell>
          <table:table-cell office:value-type="float" office:value="5611" table:style-name="ce88">
            <text:p>5,611</text:p>
          </table:table-cell>
          <table:table-cell office:value-type="float" office:value="7" table:style-name="ce88">
            <text:p>7</text:p>
          </table:table-cell>
          <table:table-cell office:value-type="float" office:value="5" table:style-name="ce89">
            <text:p>5</text:p>
          </table:table-cell>
          <table:table-cell office:value-type="float" office:value="2" table:style-name="ce89">
            <text:p>2</text:p>
          </table:table-cell>
          <table:table-cell office:value-type="float" office:value="6.8611601939922551" table:style-name="ce82">
            <text:p>6.86</text:p>
          </table:table-cell>
          <table:table-cell office:value-type="float" office:value="5" table:style-name="ce88">
            <text:p>5</text:p>
          </table:table-cell>
          <table:table-cell office:value-type="float" office:value="4" table:style-name="ce89">
            <text:p>4</text:p>
          </table:table-cell>
          <table:table-cell office:value-type="float" office:value="1" table:style-name="ce89">
            <text:p>1</text:p>
          </table:table-cell>
          <table:table-cell office:value-type="float" office:value="4.9008287099944683" table:style-name="ce82">
            <text:p>4.90</text:p>
          </table:table-cell>
          <table:table-cell office:value-type="float" office:value="2" table:style-name="ce88">
            <text:p>2</text:p>
          </table:table-cell>
          <table:table-cell office:value-type="float" office:value="1.9603314839977872" table:style-name="ce84">
            <text:p>1.96</text:p>
          </table:table-cell>
          <table:table-cell office:value-type="float" office:value="5" table:style-name="ce88">
            <text:p>5</text:p>
          </table:table-cell>
          <table:table-cell office:value-type="float" office:value="5" table:style-name="ce88">
            <text:p>5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.9008287099944683" table:style-name="ce82">
            <text:p>4.9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81" table:style-name="ce89">
            <text:p>81</text:p>
          </table:table-cell>
          <table:table-cell office:value-type="float" office:value="90" table:style-name="ce89">
            <text:p>90</text:p>
          </table:table-cell>
          <table:table-cell office:value-type="float" office:value="243" table:style-name="ce89">
            <text:p>243</text:p>
          </table:table-cell>
          <table:table-cell table:style-name="ce85"/>
          <table:table-cell table:number-columns-repeated="16353" table:style-name="ce2"/>
        </table:table-row>
        <table:table-row table:style-name="ro20">
          <table:table-cell table:style-name="ce90"/>
          <table:table-cell table:number-columns-repeated="5" table:style-name="ce91"/>
          <table:table-cell table:number-columns-repeated="2" table:style-name="ce92"/>
          <table:table-cell table:style-name="ce93"/>
          <table:table-cell table:style-name="ce91"/>
          <table:table-cell table:number-columns-repeated="2" table:style-name="ce92"/>
          <table:table-cell table:style-name="ce94"/>
          <table:table-cell table:style-name="ce91"/>
          <table:table-cell table:style-name="ce95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2"/>
          <table:table-cell table:style-name="ce85"/>
          <table:table-cell table:number-columns-repeated="16353" table:style-name="ce2"/>
        </table:table-row>
        <table:table-row table:style-name="ro21">
          <table:table-cell table:style-name="ce54"/>
          <table:table-cell office:value-type="string" table:style-name="ce9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7"/>
          <table:table-cell table:number-columns-repeated="3" table:style-name="ce54"/>
          <table:table-cell table:style-name="ce98"/>
          <table:table-cell table:style-name="ce99"/>
          <table:table-cell table:style-name="ce54"/>
          <table:table-cell table:style-name="ce55"/>
          <table:table-cell table:number-columns-repeated="13" table:style-name="ce54"/>
          <table:table-cell office:value-type="string" table:style-name="ce100">
            <text:p><text:s text:c="16"/>內政部戶政司 110年3月10日編製</text:p>
          </table:table-cell>
          <table:table-cell table:number-columns-repeated="16354" table:style-name="ce54"/>
        </table:table-row>
        <table:table-row table:style-name="ro22">
          <table:table-cell table:style-name="ce54"/>
          <table:table-cell office:value-type="string" table:style-name="ce96">
            <text:p><text:s text:c="14"/>2.本表相同性別2人之結婚及終止結婚資料係自108年5月24日起統計。</text:p>
          </table:table-cell>
          <table:table-cell table:number-columns-repeated="13" table:style-name="ce54"/>
          <table:table-cell table:style-name="ce55"/>
          <table:table-cell table:number-columns-repeated="11" table:style-name="ce54"/>
          <table:table-cell table:number-columns-repeated="2" table:style-name="ce101"/>
          <table:table-cell table:number-columns-repeated="16355" table:style-name="ce54"/>
        </table:table-row>
        <table:table-row table:style-name="ro23">
          <table:table-cell table:style-name="ce102"/>
          <table:table-cell table:number-columns-repeated="14" table:style-name="ce54"/>
          <table:table-cell table:style-name="ce55"/>
          <table:table-cell table:number-columns-repeated="16368" table:style-name="ce54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103"/>
        <table:table-column table:style-name="co24" table:number-columns-repeated="3" table:default-cell-style-name="ce103"/>
        <table:table-column table:style-name="co25" table:default-cell-style-name="ce103"/>
        <table:table-column table:style-name="co10" table:number-columns-repeated="3" table:default-cell-style-name="ce103"/>
        <table:table-column table:style-name="co2" table:default-cell-style-name="ce103"/>
        <table:table-column table:style-name="co24" table:default-cell-style-name="ce103"/>
        <table:table-column table:style-name="co10" table:number-columns-repeated="2" table:default-cell-style-name="ce103"/>
        <table:table-column table:style-name="co2" table:default-cell-style-name="ce103"/>
        <table:table-column table:style-name="co10" table:number-columns-repeated="3" table:default-cell-style-name="ce103"/>
        <table:table-column table:style-name="co2" table:default-cell-style-name="ce103"/>
        <table:table-column table:style-name="co26" table:default-cell-style-name="ce103"/>
        <table:table-column table:style-name="co10" table:number-columns-repeated="2" table:default-cell-style-name="ce103"/>
        <table:table-column table:style-name="co2" table:default-cell-style-name="ce103"/>
        <table:table-column table:style-name="co26" table:default-cell-style-name="ce103"/>
        <table:table-column table:style-name="co10" table:number-columns-repeated="2" table:default-cell-style-name="ce103"/>
        <table:table-column table:style-name="co2" table:default-cell-style-name="ce103"/>
        <table:table-column table:style-name="co17" table:default-cell-style-name="ce103"/>
        <table:table-column table:style-name="co27" table:number-columns-repeated="16358" table:default-cell-style-name="ce103"/>
        <table:table-row table:style-name="ro25">
          <table:table-cell office:value-type="string" table:number-columns-spanned="25" table:number-rows-spanned="1" table:style-name="ce200">
            <text:p>各 縣 市 人 口 年 齡 結 構 統 計 表</text:p>
          </table:table-cell>
          <table:covered-table-cell table:number-columns-repeated="24"/>
          <table:table-cell table:number-columns-repeated="16359" table:style-name="ce103"/>
        </table:table-row>
        <table:table-row table:style-name="ro26">
          <table:table-cell table:style-name="ce104"/>
          <table:table-cell table:number-columns-repeated="8" table:style-name="ce105"/>
          <table:table-cell table:style-name="ce103"/>
          <table:table-cell office:value-type="string" table:style-name="ce106">
            <text:p>中 華 民 國 110 年 2 月 底</text:p>
          </table:table-cell>
          <table:table-cell table:style-name="ce107"/>
          <table:table-cell table:number-columns-repeated="9" table:style-name="ce105"/>
          <table:table-cell table:number-columns-repeated="3" table:style-name="ce103"/>
          <table:table-cell office:value-type="string" table:style-name="ce108">
            <text:p>單位：人；％</text:p>
          </table:table-cell>
          <table:table-cell table:number-columns-repeated="16359" table:style-name="ce103"/>
        </table:table-row>
        <table:table-row table:style-name="ro11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0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9"/>
        </table:table-row>
        <table:table-row table:style-name="ro9">
          <table:covered-table-cell/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table:number-columns-repeated="16359" table:style-name="ce109"/>
        </table:table-row>
        <table:table-row table:style-name="ro28">
          <table:table-cell office:value-type="string" table:style-name="ce112">
            <text:p><text:span text:style-name="T9">總</text:span><text:s text:c="6"/><text:span text:style-name="T9">計</text:span></text:p>
          </table:table-cell>
          <table:table-cell office:value-type="float" office:value="23539588" table:style-name="ce113">
            <text:p>23,539,588</text:p>
          </table:table-cell>
          <table:table-cell office:value-type="float" office:value="11661640" table:style-name="ce113">
            <text:p>11,661,640</text:p>
          </table:table-cell>
          <table:table-cell office:value-type="float" office:value="11877948" table:style-name="ce113">
            <text:p>11,877,948</text:p>
          </table:table-cell>
          <table:table-cell office:value-type="float" office:value="100" table:style-name="ce114">
            <text:p>100.00</text:p>
          </table:table-cell>
          <table:table-cell office:value-type="float" office:value="2950269" table:style-name="ce113">
            <text:p>2,950,269</text:p>
          </table:table-cell>
          <table:table-cell office:value-type="float" office:value="1532157" table:style-name="ce113">
            <text:p>1,532,157</text:p>
          </table:table-cell>
          <table:table-cell office:value-type="float" office:value="1418112" table:style-name="ce113">
            <text:p>1,418,112</text:p>
          </table:table-cell>
          <table:table-cell office:value-type="float" office:value="12.533222756490044" table:style-name="ce114">
            <text:p>12.53</text:p>
          </table:table-cell>
          <table:table-cell office:value-type="float" office:value="16772709" table:style-name="ce113">
            <text:p>16,772,709</text:p>
          </table:table-cell>
          <table:table-cell office:value-type="float" office:value="8389945" table:style-name="ce113">
            <text:p>8,389,945</text:p>
          </table:table-cell>
          <table:table-cell office:value-type="float" office:value="8382764" table:style-name="ce113">
            <text:p>8,382,764</text:p>
          </table:table-cell>
          <table:table-cell office:value-type="float" office:value="71.253196954849003" table:style-name="ce114">
            <text:p>71.25</text:p>
          </table:table-cell>
          <table:table-cell office:value-type="float" office:value="3816610" table:style-name="ce113">
            <text:p>3,816,610</text:p>
          </table:table-cell>
          <table:table-cell office:value-type="float" office:value="1739538" table:style-name="ce113">
            <text:p>1,739,538</text:p>
          </table:table-cell>
          <table:table-cell office:value-type="float" office:value="2077072" table:style-name="ce113">
            <text:p>2,077,072</text:p>
          </table:table-cell>
          <table:table-cell office:value-type="float" office:value="16.213580288660957" table:style-name="ce114">
            <text:p>16.21</text:p>
          </table:table-cell>
          <table:table-cell office:value-type="float" office:value="10323813" table:style-name="ce113">
            <text:p>10,323,813</text:p>
          </table:table-cell>
          <table:table-cell office:value-type="float" office:value="5204260" table:style-name="ce113">
            <text:p>5,204,260</text:p>
          </table:table-cell>
          <table:table-cell office:value-type="float" office:value="5119553" table:style-name="ce113">
            <text:p>5,119,553</text:p>
          </table:table-cell>
          <table:table-cell office:value-type="float" office:value="43.857237433382437" table:style-name="ce114">
            <text:p>43.86</text:p>
          </table:table-cell>
          <table:table-cell office:value-type="float" office:value="19446747" table:style-name="ce113">
            <text:p>19,446,747</text:p>
          </table:table-cell>
          <table:table-cell office:value-type="float" office:value="9532853" table:style-name="ce113">
            <text:p>9,532,853</text:p>
          </table:table-cell>
          <table:table-cell office:value-type="float" office:value="9913894" table:style-name="ce113">
            <text:p>9,913,894</text:p>
          </table:table-cell>
          <table:table-cell office:value-type="float" office:value="82.612945477210559" table:style-name="ce114">
            <text:p>82.61</text:p>
          </table:table-cell>
          <table:table-cell table:style-name="ce115"/>
          <table:table-cell table:number-columns-repeated="16358" table:style-name="ce116"/>
        </table:table-row>
        <table:table-row table:style-name="ro18">
          <table:table-cell office:value-type="string" table:style-name="ce117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29493" table:style-name="ce113">
            <text:p>4,029,493</text:p>
          </table:table-cell>
          <table:table-cell office:value-type="float" office:value="1967438" table:style-name="ce113">
            <text:p>1,967,438</text:p>
          </table:table-cell>
          <table:table-cell office:value-type="float" office:value="2062055" table:style-name="ce113">
            <text:p>2,062,055</text:p>
          </table:table-cell>
          <table:table-cell office:value-type="float" office:value="100" table:style-name="ce114">
            <text:p>100.00</text:p>
          </table:table-cell>
          <table:table-cell office:value-type="float" office:value="480751" table:style-name="ce113">
            <text:p>480,751</text:p>
          </table:table-cell>
          <table:table-cell office:value-type="float" office:value="249259" table:style-name="ce113">
            <text:p>249,259</text:p>
          </table:table-cell>
          <table:table-cell office:value-type="float" office:value="231492" table:style-name="ce113">
            <text:p>231,492</text:p>
          </table:table-cell>
          <table:table-cell office:value-type="float" office:value="11.930806183308917" table:style-name="ce114">
            <text:p>11.93</text:p>
          </table:table-cell>
          <table:table-cell office:value-type="float" office:value="2924136" table:style-name="ce113">
            <text:p>2,924,136</text:p>
          </table:table-cell>
          <table:table-cell office:value-type="float" office:value="1436670" table:style-name="ce113">
            <text:p>1,436,670</text:p>
          </table:table-cell>
          <table:table-cell office:value-type="float" office:value="1487466" table:style-name="ce113">
            <text:p>1,487,466</text:p>
          </table:table-cell>
          <table:table-cell office:value-type="float" office:value="72.568335520126226" table:style-name="ce114">
            <text:p>72.57</text:p>
          </table:table-cell>
          <table:table-cell office:value-type="float" office:value="624606" table:style-name="ce113">
            <text:p>624,606</text:p>
          </table:table-cell>
          <table:table-cell office:value-type="float" office:value="281509" table:style-name="ce113">
            <text:p>281,509</text:p>
          </table:table-cell>
          <table:table-cell office:value-type="float" office:value="343097" table:style-name="ce113">
            <text:p>343,097</text:p>
          </table:table-cell>
          <table:table-cell office:value-type="float" office:value="15.500858296564854" table:style-name="ce114">
            <text:p>15.50</text:p>
          </table:table-cell>
          <table:table-cell office:value-type="float" office:value="1795862" table:style-name="ce113">
            <text:p>1,795,862</text:p>
          </table:table-cell>
          <table:table-cell office:value-type="float" office:value="900210" table:style-name="ce113">
            <text:p>900,210</text:p>
          </table:table-cell>
          <table:table-cell office:value-type="float" office:value="895652" table:style-name="ce113">
            <text:p>895,652</text:p>
          </table:table-cell>
          <table:table-cell office:value-type="float" office:value="44.567939440520185" table:style-name="ce114">
            <text:p>44.57</text:p>
          </table:table-cell>
          <table:table-cell office:value-type="float" office:value="3361795" table:style-name="ce113">
            <text:p>3,361,795</text:p>
          </table:table-cell>
          <table:table-cell office:value-type="float" office:value="1620467" table:style-name="ce113">
            <text:p>1,620,467</text:p>
          </table:table-cell>
          <table:table-cell office:value-type="float" office:value="1741328" table:style-name="ce113">
            <text:p>1,741,328</text:p>
          </table:table-cell>
          <table:table-cell office:value-type="float" office:value="83.429726767114374" table:style-name="ce114">
            <text:p>83.43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7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92878" table:style-name="ce113">
            <text:p>2,592,878</text:p>
          </table:table-cell>
          <table:table-cell office:value-type="float" office:value="1233881" table:style-name="ce113">
            <text:p>1,233,881</text:p>
          </table:table-cell>
          <table:table-cell office:value-type="float" office:value="1358997" table:style-name="ce113">
            <text:p>1,358,997</text:p>
          </table:table-cell>
          <table:table-cell office:value-type="float" office:value="100" table:style-name="ce114">
            <text:p>100.00</text:p>
          </table:table-cell>
          <table:table-cell office:value-type="float" office:value="341666" table:style-name="ce113">
            <text:p>341,666</text:p>
          </table:table-cell>
          <table:table-cell office:value-type="float" office:value="176798" table:style-name="ce113">
            <text:p>176,798</text:p>
          </table:table-cell>
          <table:table-cell office:value-type="float" office:value="164868" table:style-name="ce113">
            <text:p>164,868</text:p>
          </table:table-cell>
          <table:table-cell office:value-type="float" office:value="13.177095104358941" table:style-name="ce114">
            <text:p>13.18</text:p>
          </table:table-cell>
          <table:table-cell office:value-type="float" office:value="1752976" table:style-name="ce113">
            <text:p>1,752,976</text:p>
          </table:table-cell>
          <table:table-cell office:value-type="float" office:value="835711" table:style-name="ce113">
            <text:p>835,711</text:p>
          </table:table-cell>
          <table:table-cell office:value-type="float" office:value="917265" table:style-name="ce113">
            <text:p>917,265</text:p>
          </table:table-cell>
          <table:table-cell office:value-type="float" office:value="67.607345968456684" table:style-name="ce114">
            <text:p>67.61</text:p>
          </table:table-cell>
          <table:table-cell office:value-type="float" office:value="498236" table:style-name="ce113">
            <text:p>498,236</text:p>
          </table:table-cell>
          <table:table-cell office:value-type="float" office:value="221372" table:style-name="ce113">
            <text:p>221,372</text:p>
          </table:table-cell>
          <table:table-cell office:value-type="float" office:value="276864" table:style-name="ce113">
            <text:p>276,864</text:p>
          </table:table-cell>
          <table:table-cell office:value-type="float" office:value="19.215558927184386" table:style-name="ce114">
            <text:p>19.22</text:p>
          </table:table-cell>
          <table:table-cell office:value-type="float" office:value="1065542" table:style-name="ce113">
            <text:p>1,065,542</text:p>
          </table:table-cell>
          <table:table-cell office:value-type="float" office:value="512580" table:style-name="ce113">
            <text:p>512,580</text:p>
          </table:table-cell>
          <table:table-cell office:value-type="float" office:value="552962" table:style-name="ce113">
            <text:p>552,962</text:p>
          </table:table-cell>
          <table:table-cell office:value-type="float" office:value="41.094953175583271" table:style-name="ce114">
            <text:p>41.09</text:p>
          </table:table-cell>
          <table:table-cell office:value-type="float" office:value="2144134" table:style-name="ce113">
            <text:p>2,144,134</text:p>
          </table:table-cell>
          <table:table-cell office:value-type="float" office:value="1001217" table:style-name="ce113">
            <text:p>1,001,217</text:p>
          </table:table-cell>
          <table:table-cell office:value-type="float" office:value="1142917" table:style-name="ce113">
            <text:p>1,142,917</text:p>
          </table:table-cell>
          <table:table-cell office:value-type="float" office:value="82.693208087692511" table:style-name="ce114">
            <text:p>82.69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7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9948" table:style-name="ce113">
            <text:p>2,269,948</text:p>
          </table:table-cell>
          <table:table-cell office:value-type="float" office:value="1124674" table:style-name="ce113">
            <text:p>1,124,674</text:p>
          </table:table-cell>
          <table:table-cell office:value-type="float" office:value="1145274" table:style-name="ce113">
            <text:p>1,145,274</text:p>
          </table:table-cell>
          <table:table-cell office:value-type="float" office:value="100" table:style-name="ce114">
            <text:p>100.00</text:p>
          </table:table-cell>
          <table:table-cell office:value-type="float" office:value="330646" table:style-name="ce113">
            <text:p>330,646</text:p>
          </table:table-cell>
          <table:table-cell office:value-type="float" office:value="171988" table:style-name="ce113">
            <text:p>171,988</text:p>
          </table:table-cell>
          <table:table-cell office:value-type="float" office:value="158658" table:style-name="ce113">
            <text:p>158,658</text:p>
          </table:table-cell>
          <table:table-cell office:value-type="float" office:value="14.566236759608589" table:style-name="ce114">
            <text:p>14.57</text:p>
          </table:table-cell>
          <table:table-cell office:value-type="float" office:value="1644135" table:style-name="ce113">
            <text:p>1,644,135</text:p>
          </table:table-cell>
          <table:table-cell office:value-type="float" office:value="817693" table:style-name="ce113">
            <text:p>817,693</text:p>
          </table:table-cell>
          <table:table-cell office:value-type="float" office:value="826442" table:style-name="ce113">
            <text:p>826,442</text:p>
          </table:table-cell>
          <table:table-cell office:value-type="float" office:value="72.430513826748452" table:style-name="ce114">
            <text:p>72.43</text:p>
          </table:table-cell>
          <table:table-cell office:value-type="float" office:value="295167" table:style-name="ce113">
            <text:p>295,167</text:p>
          </table:table-cell>
          <table:table-cell office:value-type="float" office:value="134993" table:style-name="ce113">
            <text:p>134,993</text:p>
          </table:table-cell>
          <table:table-cell office:value-type="float" office:value="160174" table:style-name="ce113">
            <text:p>160,174</text:p>
          </table:table-cell>
          <table:table-cell office:value-type="float" office:value="13.003249413642957" table:style-name="ce114">
            <text:p>13.00</text:p>
          </table:table-cell>
          <table:table-cell office:value-type="float" office:value="1048587" table:style-name="ce113">
            <text:p>1,048,587</text:p>
          </table:table-cell>
          <table:table-cell office:value-type="float" office:value="525092" table:style-name="ce113">
            <text:p>525,092</text:p>
          </table:table-cell>
          <table:table-cell office:value-type="float" office:value="523495" table:style-name="ce113">
            <text:p>523,495</text:p>
          </table:table-cell>
          <table:table-cell office:value-type="float" office:value="46.194318107727575" table:style-name="ce114">
            <text:p>46.19</text:p>
          </table:table-cell>
          <table:table-cell office:value-type="float" office:value="1818347" table:style-name="ce113">
            <text:p>1,818,347</text:p>
          </table:table-cell>
          <table:table-cell office:value-type="float" office:value="889282" table:style-name="ce113">
            <text:p>889,282</text:p>
          </table:table-cell>
          <table:table-cell office:value-type="float" office:value="929065" table:style-name="ce113">
            <text:p>929,065</text:p>
          </table:table-cell>
          <table:table-cell office:value-type="float" office:value="80.105227080091694" table:style-name="ce114">
            <text:p>80.1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21464" table:style-name="ce113">
            <text:p>2,821,464</text:p>
          </table:table-cell>
          <table:table-cell office:value-type="float" office:value="1385493" table:style-name="ce113">
            <text:p>1,385,493</text:p>
          </table:table-cell>
          <table:table-cell office:value-type="float" office:value="1435971" table:style-name="ce113">
            <text:p>1,435,971</text:p>
          </table:table-cell>
          <table:table-cell office:value-type="float" office:value="100" table:style-name="ce114">
            <text:p>100.00</text:p>
          </table:table-cell>
          <table:table-cell office:value-type="float" office:value="393335" table:style-name="ce113">
            <text:p>393,335</text:p>
          </table:table-cell>
          <table:table-cell office:value-type="float" office:value="204301" table:style-name="ce113">
            <text:p>204,301</text:p>
          </table:table-cell>
          <table:table-cell office:value-type="float" office:value="189034" table:style-name="ce113">
            <text:p>189,034</text:p>
          </table:table-cell>
          <table:table-cell office:value-type="float" office:value="13.940812287521656" table:style-name="ce114">
            <text:p>13.94</text:p>
          </table:table-cell>
          <table:table-cell office:value-type="float" office:value="2039787" table:style-name="ce113">
            <text:p>2,039,787</text:p>
          </table:table-cell>
          <table:table-cell office:value-type="float" office:value="1004280" table:style-name="ce113">
            <text:p>1,004,280</text:p>
          </table:table-cell>
          <table:table-cell office:value-type="float" office:value="1035507" table:style-name="ce113">
            <text:p>1,035,507</text:p>
          </table:table-cell>
          <table:table-cell office:value-type="float" office:value="72.295340291423173" table:style-name="ce114">
            <text:p>72.30</text:p>
          </table:table-cell>
          <table:table-cell office:value-type="float" office:value="388342" table:style-name="ce113">
            <text:p>388,342</text:p>
          </table:table-cell>
          <table:table-cell office:value-type="float" office:value="176912" table:style-name="ce113">
            <text:p>176,912</text:p>
          </table:table-cell>
          <table:table-cell office:value-type="float" office:value="211430" table:style-name="ce113">
            <text:p>211,430</text:p>
          </table:table-cell>
          <table:table-cell office:value-type="float" office:value="13.76384742105517" table:style-name="ce114">
            <text:p>13.76</text:p>
          </table:table-cell>
          <table:table-cell office:value-type="float" office:value="1285547" table:style-name="ce113">
            <text:p>1,285,547</text:p>
          </table:table-cell>
          <table:table-cell office:value-type="float" office:value="639910" table:style-name="ce113">
            <text:p>639,910</text:p>
          </table:table-cell>
          <table:table-cell office:value-type="float" office:value="645637" table:style-name="ce113">
            <text:p>645,637</text:p>
          </table:table-cell>
          <table:table-cell office:value-type="float" office:value="45.563119004885408" table:style-name="ce114">
            <text:p>45.56</text:p>
          </table:table-cell>
          <table:table-cell office:value-type="float" office:value="2281590" table:style-name="ce113">
            <text:p>2,281,590</text:p>
          </table:table-cell>
          <table:table-cell office:value-type="float" office:value="1105213" table:style-name="ce113">
            <text:p>1,105,213</text:p>
          </table:table-cell>
          <table:table-cell office:value-type="float" office:value="1176377" table:style-name="ce113">
            <text:p>1,176,377</text:p>
          </table:table-cell>
          <table:table-cell office:value-type="float" office:value="80.865465588077683" table:style-name="ce114">
            <text:p>80.87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7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73043" table:style-name="ce113">
            <text:p>1,873,043</text:p>
          </table:table-cell>
          <table:table-cell office:value-type="float" office:value="932847" table:style-name="ce113">
            <text:p>932,847</text:p>
          </table:table-cell>
          <table:table-cell office:value-type="float" office:value="940196" table:style-name="ce113">
            <text:p>940,196</text:p>
          </table:table-cell>
          <table:table-cell office:value-type="float" office:value="100" table:style-name="ce114">
            <text:p>100.00</text:p>
          </table:table-cell>
          <table:table-cell office:value-type="float" office:value="222512" table:style-name="ce113">
            <text:p>222,512</text:p>
          </table:table-cell>
          <table:table-cell office:value-type="float" office:value="115402" table:style-name="ce113">
            <text:p>115,402</text:p>
          </table:table-cell>
          <table:table-cell office:value-type="float" office:value="107110" table:style-name="ce113">
            <text:p>107,110</text:p>
          </table:table-cell>
          <table:table-cell office:value-type="float" office:value="11.879705911716924" table:style-name="ce114">
            <text:p>11.88</text:p>
          </table:table-cell>
          <table:table-cell office:value-type="float" office:value="1338907" table:style-name="ce113">
            <text:p>1,338,907</text:p>
          </table:table-cell>
          <table:table-cell office:value-type="float" office:value="674296" table:style-name="ce113">
            <text:p>674,296</text:p>
          </table:table-cell>
          <table:table-cell office:value-type="float" office:value="664611" table:style-name="ce113">
            <text:p>664,611</text:p>
          </table:table-cell>
          <table:table-cell office:value-type="float" office:value="71.482982504939812" table:style-name="ce114">
            <text:p>71.48</text:p>
          </table:table-cell>
          <table:table-cell office:value-type="float" office:value="311624" table:style-name="ce113">
            <text:p>311,624</text:p>
          </table:table-cell>
          <table:table-cell office:value-type="float" office:value="143149" table:style-name="ce113">
            <text:p>143,149</text:p>
          </table:table-cell>
          <table:table-cell office:value-type="float" office:value="168475" table:style-name="ce113">
            <text:p>168,475</text:p>
          </table:table-cell>
          <table:table-cell office:value-type="float" office:value="16.637311583343255" table:style-name="ce114">
            <text:p>16.64</text:p>
          </table:table-cell>
          <table:table-cell office:value-type="float" office:value="816526" table:style-name="ce113">
            <text:p>816,526</text:p>
          </table:table-cell>
          <table:table-cell office:value-type="float" office:value="414232" table:style-name="ce113">
            <text:p>414,232</text:p>
          </table:table-cell>
          <table:table-cell office:value-type="float" office:value="402294" table:style-name="ce113">
            <text:p>402,294</text:p>
          </table:table-cell>
          <table:table-cell office:value-type="float" office:value="43.593553378112517" table:style-name="ce114">
            <text:p>43.59</text:p>
          </table:table-cell>
          <table:table-cell office:value-type="float" office:value="1564578" table:style-name="ce113">
            <text:p>1,564,578</text:p>
          </table:table-cell>
          <table:table-cell office:value-type="float" office:value="772707" table:style-name="ce113">
            <text:p>772,707</text:p>
          </table:table-cell>
          <table:table-cell office:value-type="float" office:value="791871" table:style-name="ce113">
            <text:p>791,871</text:p>
          </table:table-cell>
          <table:table-cell office:value-type="float" office:value="83.531344448579119" table:style-name="ce114">
            <text:p>83.53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7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63057" table:style-name="ce113">
            <text:p>2,763,057</text:p>
          </table:table-cell>
          <table:table-cell office:value-type="float" office:value="1362652" table:style-name="ce113">
            <text:p>1,362,652</text:p>
          </table:table-cell>
          <table:table-cell office:value-type="float" office:value="1400405" table:style-name="ce113">
            <text:p>1,400,405</text:p>
          </table:table-cell>
          <table:table-cell office:value-type="float" office:value="100" table:style-name="ce114">
            <text:p>100.00</text:p>
          </table:table-cell>
          <table:table-cell office:value-type="float" office:value="321947" table:style-name="ce113">
            <text:p>321,947</text:p>
          </table:table-cell>
          <table:table-cell office:value-type="float" office:value="167054" table:style-name="ce113">
            <text:p>167,054</text:p>
          </table:table-cell>
          <table:table-cell office:value-type="float" office:value="154893" table:style-name="ce113">
            <text:p>154,893</text:p>
          </table:table-cell>
          <table:table-cell office:value-type="float" office:value="11.651840696735535" table:style-name="ce114">
            <text:p>11.65</text:p>
          </table:table-cell>
          <table:table-cell office:value-type="float" office:value="1976068" table:style-name="ce113">
            <text:p>1,976,068</text:p>
          </table:table-cell>
          <table:table-cell office:value-type="float" office:value="984865" table:style-name="ce113">
            <text:p>984,865</text:p>
          </table:table-cell>
          <table:table-cell office:value-type="float" office:value="991203" table:style-name="ce113">
            <text:p>991,203</text:p>
          </table:table-cell>
          <table:table-cell office:value-type="float" office:value="71.517453313485746" table:style-name="ce114">
            <text:p>71.52</text:p>
          </table:table-cell>
          <table:table-cell office:value-type="float" office:value="465042" table:style-name="ce113">
            <text:p>465,042</text:p>
          </table:table-cell>
          <table:table-cell office:value-type="float" office:value="210733" table:style-name="ce113">
            <text:p>210,733</text:p>
          </table:table-cell>
          <table:table-cell office:value-type="float" office:value="254309" table:style-name="ce113">
            <text:p>254,309</text:p>
          </table:table-cell>
          <table:table-cell office:value-type="float" office:value="16.830705989778714" table:style-name="ce114">
            <text:p>16.83</text:p>
          </table:table-cell>
          <table:table-cell office:value-type="float" office:value="1211670" table:style-name="ce113">
            <text:p>1,211,670</text:p>
          </table:table-cell>
          <table:table-cell office:value-type="float" office:value="610053" table:style-name="ce113">
            <text:p>610,053</text:p>
          </table:table-cell>
          <table:table-cell office:value-type="float" office:value="601617" table:style-name="ce113">
            <text:p>601,617</text:p>
          </table:table-cell>
          <table:table-cell office:value-type="float" office:value="43.852515528995603" table:style-name="ce114">
            <text:p>43.85</text:p>
          </table:table-cell>
          <table:table-cell office:value-type="float" office:value="2312582" table:style-name="ce113">
            <text:p>2,312,582</text:p>
          </table:table-cell>
          <table:table-cell office:value-type="float" office:value="1128769" table:style-name="ce113">
            <text:p>1,128,769</text:p>
          </table:table-cell>
          <table:table-cell office:value-type="float" office:value="1183813" table:style-name="ce113">
            <text:p>1,183,813</text:p>
          </table:table-cell>
          <table:table-cell office:value-type="float" office:value="83.69649992743544" table:style-name="ce114">
            <text:p>83.7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35898" table:style-name="ce113">
            <text:p>7,035,898</text:p>
          </table:table-cell>
          <table:table-cell office:value-type="float" office:value="3576821" table:style-name="ce113">
            <text:p>3,576,821</text:p>
          </table:table-cell>
          <table:table-cell office:value-type="float" office:value="3459077" table:style-name="ce113">
            <text:p>3,459,077</text:p>
          </table:table-cell>
          <table:table-cell office:value-type="float" office:value="100" table:style-name="ce114">
            <text:p>100.00</text:p>
          </table:table-cell>
          <table:table-cell office:value-type="float" office:value="845388" table:style-name="ce113">
            <text:p>845,388</text:p>
          </table:table-cell>
          <table:table-cell office:value-type="float" office:value="440037" table:style-name="ce113">
            <text:p>440,037</text:p>
          </table:table-cell>
          <table:table-cell office:value-type="float" office:value="405351" table:style-name="ce113">
            <text:p>405,351</text:p>
          </table:table-cell>
          <table:table-cell office:value-type="float" office:value="12.015353264075175" table:style-name="ce114">
            <text:p>12.02</text:p>
          </table:table-cell>
          <table:table-cell office:value-type="float" office:value="4979198" table:style-name="ce113">
            <text:p>4,979,198</text:p>
          </table:table-cell>
          <table:table-cell office:value-type="float" office:value="2576724" table:style-name="ce113">
            <text:p>2,576,724</text:p>
          </table:table-cell>
          <table:table-cell office:value-type="float" office:value="2402474" table:style-name="ce113">
            <text:p>2,402,474</text:p>
          </table:table-cell>
          <table:table-cell office:value-type="float" office:value="70.768479020019896" table:style-name="ce114">
            <text:p>70.77</text:p>
          </table:table-cell>
          <table:table-cell office:value-type="float" office:value="1211312" table:style-name="ce113">
            <text:p>1,211,312</text:p>
          </table:table-cell>
          <table:table-cell office:value-type="float" office:value="560060" table:style-name="ce113">
            <text:p>560,060</text:p>
          </table:table-cell>
          <table:table-cell office:value-type="float" office:value="651252" table:style-name="ce113">
            <text:p>651,252</text:p>
          </table:table-cell>
          <table:table-cell office:value-type="float" office:value="17.21616771590492" table:style-name="ce114">
            <text:p>17.22</text:p>
          </table:table-cell>
          <table:table-cell office:value-type="float" office:value="3030114" table:style-name="ce113">
            <text:p>3,030,114</text:p>
          </table:table-cell>
          <table:table-cell office:value-type="float" office:value="1566802" table:style-name="ce113">
            <text:p>1,566,802</text:p>
          </table:table-cell>
          <table:table-cell office:value-type="float" office:value="1463312" table:style-name="ce113">
            <text:p>1,463,312</text:p>
          </table:table-cell>
          <table:table-cell office:value-type="float" office:value="43.066485614203046" table:style-name="ce114">
            <text:p>43.07</text:p>
          </table:table-cell>
          <table:table-cell office:value-type="float" office:value="5830344" table:style-name="ce113">
            <text:p>5,830,344</text:p>
          </table:table-cell>
          <table:table-cell office:value-type="float" office:value="2948027" table:style-name="ce113">
            <text:p>2,948,027</text:p>
          </table:table-cell>
          <table:table-cell office:value-type="float" office:value="2882317" table:style-name="ce113">
            <text:p>2,882,317</text:p>
          </table:table-cell>
          <table:table-cell office:value-type="float" office:value="82.865669741090613" table:style-name="ce114">
            <text:p>82.87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2751" table:style-name="ce119">
            <text:p>452,751</text:p>
          </table:table-cell>
          <table:table-cell office:value-type="float" office:value="228118" table:style-name="ce119">
            <text:p>228,118</text:p>
          </table:table-cell>
          <table:table-cell office:value-type="float" office:value="224633" table:style-name="ce119">
            <text:p>224,633</text:p>
          </table:table-cell>
          <table:table-cell office:value-type="float" office:value="100" table:style-name="ce120">
            <text:p>100.00</text:p>
          </table:table-cell>
          <table:table-cell office:value-type="float" office:value="52699" table:style-name="ce119">
            <text:p>52,699</text:p>
          </table:table-cell>
          <table:table-cell office:value-type="float" office:value="27290" table:style-name="ce119">
            <text:p>27,290</text:p>
          </table:table-cell>
          <table:table-cell office:value-type="float" office:value="25409" table:style-name="ce119">
            <text:p>25,409</text:p>
          </table:table-cell>
          <table:table-cell office:value-type="float" office:value="11.639731331349903" table:style-name="ce120">
            <text:p>11.64</text:p>
          </table:table-cell>
          <table:table-cell office:value-type="float" office:value="321306" table:style-name="ce119">
            <text:p>321,306</text:p>
          </table:table-cell>
          <table:table-cell office:value-type="float" office:value="164426" table:style-name="ce119">
            <text:p>164,426</text:p>
          </table:table-cell>
          <table:table-cell office:value-type="float" office:value="156880" table:style-name="ce119">
            <text:p>156,880</text:p>
          </table:table-cell>
          <table:table-cell office:value-type="float" office:value="70.967485439016144" table:style-name="ce120">
            <text:p>70.97</text:p>
          </table:table-cell>
          <table:table-cell office:value-type="float" office:value="78746" table:style-name="ce119">
            <text:p>78,746</text:p>
          </table:table-cell>
          <table:table-cell office:value-type="float" office:value="36402" table:style-name="ce119">
            <text:p>36,402</text:p>
          </table:table-cell>
          <table:table-cell office:value-type="float" office:value="42344" table:style-name="ce119">
            <text:p>42,344</text:p>
          </table:table-cell>
          <table:table-cell office:value-type="float" office:value="17.392783229633949" table:style-name="ce120">
            <text:p>17.39</text:p>
          </table:table-cell>
          <table:table-cell office:value-type="float" office:value="193278" table:style-name="ce119">
            <text:p>193,278</text:p>
          </table:table-cell>
          <table:table-cell office:value-type="float" office:value="99403" table:style-name="ce119">
            <text:p>99,403</text:p>
          </table:table-cell>
          <table:table-cell office:value-type="float" office:value="93875" table:style-name="ce119">
            <text:p>93,875</text:p>
          </table:table-cell>
          <table:table-cell office:value-type="float" office:value="42.689690359601634" table:style-name="ce120">
            <text:p>42.69</text:p>
          </table:table-cell>
          <table:table-cell office:value-type="float" office:value="377670" table:style-name="ce119">
            <text:p>377,670</text:p>
          </table:table-cell>
          <table:table-cell office:value-type="float" office:value="189214" table:style-name="ce119">
            <text:p>189,214</text:p>
          </table:table-cell>
          <table:table-cell office:value-type="float" office:value="188456" table:style-name="ce119">
            <text:p>188,456</text:p>
          </table:table-cell>
          <table:table-cell office:value-type="float" office:value="83.416712497598027" table:style-name="ce120">
            <text:p>83.42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1291" table:style-name="ce119">
            <text:p>571,291</text:p>
          </table:table-cell>
          <table:table-cell office:value-type="float" office:value="291597" table:style-name="ce119">
            <text:p>291,597</text:p>
          </table:table-cell>
          <table:table-cell office:value-type="float" office:value="279694" table:style-name="ce119">
            <text:p>279,694</text:p>
          </table:table-cell>
          <table:table-cell office:value-type="float" office:value="100" table:style-name="ce120">
            <text:p>100.00</text:p>
          </table:table-cell>
          <table:table-cell office:value-type="float" office:value="91742" table:style-name="ce119">
            <text:p>91,742</text:p>
          </table:table-cell>
          <table:table-cell office:value-type="float" office:value="47657" table:style-name="ce119">
            <text:p>47,657</text:p>
          </table:table-cell>
          <table:table-cell office:value-type="float" office:value="44085" table:style-name="ce119">
            <text:p>44,085</text:p>
          </table:table-cell>
          <table:table-cell office:value-type="float" office:value="16.058716135909719" table:style-name="ce120">
            <text:p>16.06</text:p>
          </table:table-cell>
          <table:table-cell office:value-type="float" office:value="405106" table:style-name="ce119">
            <text:p>405,106</text:p>
          </table:table-cell>
          <table:table-cell office:value-type="float" office:value="208459" table:style-name="ce119">
            <text:p>208,459</text:p>
          </table:table-cell>
          <table:table-cell office:value-type="float" office:value="196647" table:style-name="ce119">
            <text:p>196,647</text:p>
          </table:table-cell>
          <table:table-cell office:value-type="float" office:value="70.910621732182022" table:style-name="ce120">
            <text:p>70.91</text:p>
          </table:table-cell>
          <table:table-cell office:value-type="float" office:value="74443" table:style-name="ce119">
            <text:p>74,443</text:p>
          </table:table-cell>
          <table:table-cell office:value-type="float" office:value="35481" table:style-name="ce119">
            <text:p>35,481</text:p>
          </table:table-cell>
          <table:table-cell office:value-type="float" office:value="38962" table:style-name="ce119">
            <text:p>38,962</text:p>
          </table:table-cell>
          <table:table-cell office:value-type="float" office:value="13.030662131908258" table:style-name="ce120">
            <text:p>13.03</text:p>
          </table:table-cell>
          <table:table-cell office:value-type="float" office:value="259407" table:style-name="ce119">
            <text:p>259,407</text:p>
          </table:table-cell>
          <table:table-cell office:value-type="float" office:value="132658" table:style-name="ce119">
            <text:p>132,658</text:p>
          </table:table-cell>
          <table:table-cell office:value-type="float" office:value="126749" table:style-name="ce119">
            <text:p>126,749</text:p>
          </table:table-cell>
          <table:table-cell office:value-type="float" office:value="45.407156772993098" table:style-name="ce120">
            <text:p>45.41</text:p>
          </table:table-cell>
          <table:table-cell office:value-type="float" office:value="447697" table:style-name="ce119">
            <text:p>447,697</text:p>
          </table:table-cell>
          <table:table-cell office:value-type="float" office:value="227172" table:style-name="ce119">
            <text:p>227,172</text:p>
          </table:table-cell>
          <table:table-cell office:value-type="float" office:value="220525" table:style-name="ce119">
            <text:p>220,525</text:p>
          </table:table-cell>
          <table:table-cell office:value-type="float" office:value="78.365841576359514" table:style-name="ce120">
            <text:p>78.37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41914" table:style-name="ce119">
            <text:p>541,914</text:p>
          </table:table-cell>
          <table:table-cell office:value-type="float" office:value="279330" table:style-name="ce119">
            <text:p>279,330</text:p>
          </table:table-cell>
          <table:table-cell office:value-type="float" office:value="262584" table:style-name="ce119">
            <text:p>262,584</text:p>
          </table:table-cell>
          <table:table-cell office:value-type="float" office:value="100" table:style-name="ce120">
            <text:p>100.00</text:p>
          </table:table-cell>
          <table:table-cell office:value-type="float" office:value="65284" table:style-name="ce119">
            <text:p>65,284</text:p>
          </table:table-cell>
          <table:table-cell office:value-type="float" office:value="33769" table:style-name="ce119">
            <text:p>33,769</text:p>
          </table:table-cell>
          <table:table-cell office:value-type="float" office:value="31515" table:style-name="ce119">
            <text:p>31,515</text:p>
          </table:table-cell>
          <table:table-cell office:value-type="float" office:value="12.046929955675624" table:style-name="ce120">
            <text:p>12.05</text:p>
          </table:table-cell>
          <table:table-cell office:value-type="float" office:value="383052" table:style-name="ce119">
            <text:p>383,052</text:p>
          </table:table-cell>
          <table:table-cell office:value-type="float" office:value="201143" table:style-name="ce119">
            <text:p>201,143</text:p>
          </table:table-cell>
          <table:table-cell office:value-type="float" office:value="181909" table:style-name="ce119">
            <text:p>181,909</text:p>
          </table:table-cell>
          <table:table-cell office:value-type="float" office:value="70.685016441723221" table:style-name="ce120">
            <text:p>70.69</text:p>
          </table:table-cell>
          <table:table-cell office:value-type="float" office:value="93578" table:style-name="ce119">
            <text:p>93,578</text:p>
          </table:table-cell>
          <table:table-cell office:value-type="float" office:value="44418" table:style-name="ce119">
            <text:p>44,418</text:p>
          </table:table-cell>
          <table:table-cell office:value-type="float" office:value="49160" table:style-name="ce119">
            <text:p>49,160</text:p>
          </table:table-cell>
          <table:table-cell office:value-type="float" office:value="17.26805360260115" table:style-name="ce120">
            <text:p>17.27</text:p>
          </table:table-cell>
          <table:table-cell office:value-type="float" office:value="233808" table:style-name="ce119">
            <text:p>233,808</text:p>
          </table:table-cell>
          <table:table-cell office:value-type="float" office:value="122590" table:style-name="ce119">
            <text:p>122,590</text:p>
          </table:table-cell>
          <table:table-cell office:value-type="float" office:value="111218" table:style-name="ce119">
            <text:p>111,218</text:p>
          </table:table-cell>
          <table:table-cell office:value-type="float" office:value="43.144853242396394" table:style-name="ce120">
            <text:p>43.14</text:p>
          </table:table-cell>
          <table:table-cell office:value-type="float" office:value="448478" table:style-name="ce119">
            <text:p>448,478</text:p>
          </table:table-cell>
          <table:table-cell office:value-type="float" office:value="230509" table:style-name="ce119">
            <text:p>230,509</text:p>
          </table:table-cell>
          <table:table-cell office:value-type="float" office:value="217969" table:style-name="ce119">
            <text:p>217,969</text:p>
          </table:table-cell>
          <table:table-cell office:value-type="float" office:value="82.758149817129663" table:style-name="ce120">
            <text:p>82.76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64897" table:style-name="ce119">
            <text:p>1,264,897</text:p>
          </table:table-cell>
          <table:table-cell office:value-type="float" office:value="642911" table:style-name="ce119">
            <text:p>642,911</text:p>
          </table:table-cell>
          <table:table-cell office:value-type="float" office:value="621986" table:style-name="ce119">
            <text:p>621,986</text:p>
          </table:table-cell>
          <table:table-cell office:value-type="float" office:value="100" table:style-name="ce120">
            <text:p>100.00</text:p>
          </table:table-cell>
          <table:table-cell office:value-type="float" office:value="159254" table:style-name="ce119">
            <text:p>159,254</text:p>
          </table:table-cell>
          <table:table-cell office:value-type="float" office:value="83211" table:style-name="ce119">
            <text:p>83,211</text:p>
          </table:table-cell>
          <table:table-cell office:value-type="float" office:value="76043" table:style-name="ce119">
            <text:p>76,043</text:p>
          </table:table-cell>
          <table:table-cell office:value-type="float" office:value="12.590274148804212" table:style-name="ce120">
            <text:p>12.59</text:p>
          </table:table-cell>
          <table:table-cell office:value-type="float" office:value="893323" table:style-name="ce119">
            <text:p>893,323</text:p>
          </table:table-cell>
          <table:table-cell office:value-type="float" office:value="461708" table:style-name="ce119">
            <text:p>461,708</text:p>
          </table:table-cell>
          <table:table-cell office:value-type="float" office:value="431615" table:style-name="ce119">
            <text:p>431,615</text:p>
          </table:table-cell>
          <table:table-cell office:value-type="float" office:value="70.624169398773191" table:style-name="ce120">
            <text:p>70.62</text:p>
          </table:table-cell>
          <table:table-cell office:value-type="float" office:value="212320" table:style-name="ce119">
            <text:p>212,320</text:p>
          </table:table-cell>
          <table:table-cell office:value-type="float" office:value="97992" table:style-name="ce119">
            <text:p>97,992</text:p>
          </table:table-cell>
          <table:table-cell office:value-type="float" office:value="114328" table:style-name="ce119">
            <text:p>114,328</text:p>
          </table:table-cell>
          <table:table-cell office:value-type="float" office:value="16.785556452422608" table:style-name="ce120">
            <text:p>16.79</text:p>
          </table:table-cell>
          <table:table-cell office:value-type="float" office:value="556421" table:style-name="ce119">
            <text:p>556,421</text:p>
          </table:table-cell>
          <table:table-cell office:value-type="float" office:value="287589" table:style-name="ce119">
            <text:p>287,589</text:p>
          </table:table-cell>
          <table:table-cell office:value-type="float" office:value="268832" table:style-name="ce119">
            <text:p>268,832</text:p>
          </table:table-cell>
          <table:table-cell office:value-type="float" office:value="43.989431550553128" table:style-name="ce120">
            <text:p>43.99</text:p>
          </table:table-cell>
          <table:table-cell office:value-type="float" office:value="1038770" table:style-name="ce119">
            <text:p>1,038,770</text:p>
          </table:table-cell>
          <table:table-cell office:value-type="float" office:value="524584" table:style-name="ce119">
            <text:p>524,584</text:p>
          </table:table-cell>
          <table:table-cell office:value-type="float" office:value="514186" table:style-name="ce119">
            <text:p>514,186</text:p>
          </table:table-cell>
          <table:table-cell office:value-type="float" office:value="82.122892219682711" table:style-name="ce120">
            <text:p>82.12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90001" table:style-name="ce119">
            <text:p>490,001</text:p>
          </table:table-cell>
          <table:table-cell office:value-type="float" office:value="250413" table:style-name="ce119">
            <text:p>250,413</text:p>
          </table:table-cell>
          <table:table-cell office:value-type="float" office:value="239588" table:style-name="ce119">
            <text:p>239,588</text:p>
          </table:table-cell>
          <table:table-cell office:value-type="float" office:value="100" table:style-name="ce120">
            <text:p>100.00</text:p>
          </table:table-cell>
          <table:table-cell office:value-type="float" office:value="52169" table:style-name="ce119">
            <text:p>52,169</text:p>
          </table:table-cell>
          <table:table-cell office:value-type="float" office:value="27149" table:style-name="ce119">
            <text:p>27,149</text:p>
          </table:table-cell>
          <table:table-cell office:value-type="float" office:value="25020" table:style-name="ce119">
            <text:p>25,020</text:p>
          </table:table-cell>
          <table:table-cell office:value-type="float" office:value="10.646712965891906" table:style-name="ce120">
            <text:p>10.65</text:p>
          </table:table-cell>
          <table:table-cell office:value-type="float" office:value="345840" table:style-name="ce119">
            <text:p>345,840</text:p>
          </table:table-cell>
          <table:table-cell office:value-type="float" office:value="180016" table:style-name="ce119">
            <text:p>180,016</text:p>
          </table:table-cell>
          <table:table-cell office:value-type="float" office:value="165824" table:style-name="ce119">
            <text:p>165,824</text:p>
          </table:table-cell>
          <table:table-cell office:value-type="float" office:value="70.579447797045319" table:style-name="ce120">
            <text:p>70.58</text:p>
          </table:table-cell>
          <table:table-cell office:value-type="float" office:value="91992" table:style-name="ce119">
            <text:p>91,992</text:p>
          </table:table-cell>
          <table:table-cell office:value-type="float" office:value="43248" table:style-name="ce119">
            <text:p>43,248</text:p>
          </table:table-cell>
          <table:table-cell office:value-type="float" office:value="48744" table:style-name="ce119">
            <text:p>48,744</text:p>
          </table:table-cell>
          <table:table-cell office:value-type="float" office:value="18.773839237062781" table:style-name="ce120">
            <text:p>18.77</text:p>
          </table:table-cell>
          <table:table-cell office:value-type="float" office:value="203834" table:style-name="ce119">
            <text:p>203,834</text:p>
          </table:table-cell>
          <table:table-cell office:value-type="float" office:value="106762" table:style-name="ce119">
            <text:p>106,762</text:p>
          </table:table-cell>
          <table:table-cell office:value-type="float" office:value="97072" table:style-name="ce119">
            <text:p>97,072</text:p>
          </table:table-cell>
          <table:table-cell office:value-type="float" office:value="41.598690614917111" table:style-name="ce120">
            <text:p>41.60</text:p>
          </table:table-cell>
          <table:table-cell office:value-type="float" office:value="413235" table:style-name="ce119">
            <text:p>413,235</text:p>
          </table:table-cell>
          <table:table-cell office:value-type="float" office:value="210456" table:style-name="ce119">
            <text:p>210,456</text:p>
          </table:table-cell>
          <table:table-cell office:value-type="float" office:value="202779" table:style-name="ce119">
            <text:p>202,779</text:p>
          </table:table-cell>
          <table:table-cell office:value-type="float" office:value="84.333501360201296" table:style-name="ce120">
            <text:p>84.33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5673" table:style-name="ce119">
            <text:p>675,673</text:p>
          </table:table-cell>
          <table:table-cell office:value-type="float" office:value="349459" table:style-name="ce119">
            <text:p>349,459</text:p>
          </table:table-cell>
          <table:table-cell office:value-type="float" office:value="326214" table:style-name="ce119">
            <text:p>326,214</text:p>
          </table:table-cell>
          <table:table-cell office:value-type="float" office:value="100" table:style-name="ce120">
            <text:p>100.00</text:p>
          </table:table-cell>
          <table:table-cell office:value-type="float" office:value="74171" table:style-name="ce119">
            <text:p>74,171</text:p>
          </table:table-cell>
          <table:table-cell office:value-type="float" office:value="38511" table:style-name="ce119">
            <text:p>38,511</text:p>
          </table:table-cell>
          <table:table-cell office:value-type="float" office:value="35660" table:style-name="ce119">
            <text:p>35,660</text:p>
          </table:table-cell>
          <table:table-cell office:value-type="float" office:value="10.977351470311822" table:style-name="ce120">
            <text:p>10.98</text:p>
          </table:table-cell>
          <table:table-cell office:value-type="float" office:value="471683" table:style-name="ce119">
            <text:p>471,683</text:p>
          </table:table-cell>
          <table:table-cell office:value-type="float" office:value="251278" table:style-name="ce119">
            <text:p>251,278</text:p>
          </table:table-cell>
          <table:table-cell office:value-type="float" office:value="220405" table:style-name="ce119">
            <text:p>220,405</text:p>
          </table:table-cell>
          <table:table-cell office:value-type="float" office:value="69.809360445067355" table:style-name="ce120">
            <text:p>69.81</text:p>
          </table:table-cell>
          <table:table-cell office:value-type="float" office:value="129819" table:style-name="ce119">
            <text:p>129,819</text:p>
          </table:table-cell>
          <table:table-cell office:value-type="float" office:value="59670" table:style-name="ce119">
            <text:p>59,670</text:p>
          </table:table-cell>
          <table:table-cell office:value-type="float" office:value="70149" table:style-name="ce119">
            <text:p>70,149</text:p>
          </table:table-cell>
          <table:table-cell office:value-type="float" office:value="19.213288084620814" table:style-name="ce120">
            <text:p>19.21</text:p>
          </table:table-cell>
          <table:table-cell office:value-type="float" office:value="284285" table:style-name="ce119">
            <text:p>284,285</text:p>
          </table:table-cell>
          <table:table-cell office:value-type="float" office:value="149192" table:style-name="ce119">
            <text:p>149,192</text:p>
          </table:table-cell>
          <table:table-cell office:value-type="float" office:value="135093" table:style-name="ce119">
            <text:p>135,093</text:p>
          </table:table-cell>
          <table:table-cell office:value-type="float" office:value="42.074346614412597" table:style-name="ce120">
            <text:p>42.07</text:p>
          </table:table-cell>
          <table:table-cell office:value-type="float" office:value="566231" table:style-name="ce119">
            <text:p>566,231</text:p>
          </table:table-cell>
          <table:table-cell office:value-type="float" office:value="292495" table:style-name="ce119">
            <text:p>292,495</text:p>
          </table:table-cell>
          <table:table-cell office:value-type="float" office:value="273736" table:style-name="ce119">
            <text:p>273,736</text:p>
          </table:table-cell>
          <table:table-cell office:value-type="float" office:value="83.802519857978638" table:style-name="ce120">
            <text:p>83.80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8499" table:style-name="ce119">
            <text:p>498,499</text:p>
          </table:table-cell>
          <table:table-cell office:value-type="float" office:value="258568" table:style-name="ce119">
            <text:p>258,568</text:p>
          </table:table-cell>
          <table:table-cell office:value-type="float" office:value="239931" table:style-name="ce119">
            <text:p>239,931</text:p>
          </table:table-cell>
          <table:table-cell office:value-type="float" office:value="100" table:style-name="ce120">
            <text:p>100.00</text:p>
          </table:table-cell>
          <table:table-cell office:value-type="float" office:value="44579" table:style-name="ce119">
            <text:p>44,579</text:p>
          </table:table-cell>
          <table:table-cell office:value-type="float" office:value="23168" table:style-name="ce119">
            <text:p>23,168</text:p>
          </table:table-cell>
          <table:table-cell office:value-type="float" office:value="21411" table:style-name="ce119">
            <text:p>21,411</text:p>
          </table:table-cell>
          <table:table-cell office:value-type="float" office:value="8.9426458227599266" table:style-name="ce120">
            <text:p>8.94</text:p>
          </table:table-cell>
          <table:table-cell office:value-type="float" office:value="351849" table:style-name="ce119">
            <text:p>351,849</text:p>
          </table:table-cell>
          <table:table-cell office:value-type="float" office:value="188002" table:style-name="ce119">
            <text:p>188,002</text:p>
          </table:table-cell>
          <table:table-cell office:value-type="float" office:value="163847" table:style-name="ce119">
            <text:p>163,847</text:p>
          </table:table-cell>
          <table:table-cell office:value-type="float" office:value="70.58168622203857" table:style-name="ce120">
            <text:p>70.58</text:p>
          </table:table-cell>
          <table:table-cell office:value-type="float" office:value="102071" table:style-name="ce119">
            <text:p>102,071</text:p>
          </table:table-cell>
          <table:table-cell office:value-type="float" office:value="47398" table:style-name="ce119">
            <text:p>47,398</text:p>
          </table:table-cell>
          <table:table-cell office:value-type="float" office:value="54673" table:style-name="ce119">
            <text:p>54,673</text:p>
          </table:table-cell>
          <table:table-cell office:value-type="float" office:value="20.475667955201516" table:style-name="ce120">
            <text:p>20.48</text:p>
          </table:table-cell>
          <table:table-cell office:value-type="float" office:value="205344" table:style-name="ce119">
            <text:p>205,344</text:p>
          </table:table-cell>
          <table:table-cell office:value-type="float" office:value="108263" table:style-name="ce119">
            <text:p>108,263</text:p>
          </table:table-cell>
          <table:table-cell office:value-type="float" office:value="97081" table:style-name="ce119">
            <text:p>97,081</text:p>
          </table:table-cell>
          <table:table-cell office:value-type="float" office:value="41.192459764212167" table:style-name="ce120">
            <text:p>41.19</text:p>
          </table:table-cell>
          <table:table-cell office:value-type="float" office:value="429179" table:style-name="ce119">
            <text:p>429,179</text:p>
          </table:table-cell>
          <table:table-cell office:value-type="float" office:value="222409" table:style-name="ce119">
            <text:p>222,409</text:p>
          </table:table-cell>
          <table:table-cell office:value-type="float" office:value="206770" table:style-name="ce119">
            <text:p>206,770</text:p>
          </table:table-cell>
          <table:table-cell office:value-type="float" office:value="86.094254953370026" table:style-name="ce120">
            <text:p>86.09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11275" table:style-name="ce119">
            <text:p>811,275</text:p>
          </table:table-cell>
          <table:table-cell office:value-type="float" office:value="413227" table:style-name="ce119">
            <text:p>413,227</text:p>
          </table:table-cell>
          <table:table-cell office:value-type="float" office:value="398048" table:style-name="ce119">
            <text:p>398,048</text:p>
          </table:table-cell>
          <table:table-cell office:value-type="float" office:value="100" table:style-name="ce120">
            <text:p>100.00</text:p>
          </table:table-cell>
          <table:table-cell office:value-type="float" office:value="83733" table:style-name="ce119">
            <text:p>83,733</text:p>
          </table:table-cell>
          <table:table-cell office:value-type="float" office:value="43607" table:style-name="ce119">
            <text:p>43,607</text:p>
          </table:table-cell>
          <table:table-cell office:value-type="float" office:value="40126" table:style-name="ce119">
            <text:p>40,126</text:p>
          </table:table-cell>
          <table:table-cell office:value-type="float" office:value="10.321161135250069" table:style-name="ce120">
            <text:p>10.32</text:p>
          </table:table-cell>
          <table:table-cell office:value-type="float" office:value="580351" table:style-name="ce119">
            <text:p>580,351</text:p>
          </table:table-cell>
          <table:table-cell office:value-type="float" office:value="300855" table:style-name="ce119">
            <text:p>300,855</text:p>
          </table:table-cell>
          <table:table-cell office:value-type="float" office:value="279496" table:style-name="ce119">
            <text:p>279,496</text:p>
          </table:table-cell>
          <table:table-cell office:value-type="float" office:value="71.535669162737676" table:style-name="ce120">
            <text:p>71.54</text:p>
          </table:table-cell>
          <table:table-cell office:value-type="float" office:value="147191" table:style-name="ce119">
            <text:p>147,191</text:p>
          </table:table-cell>
          <table:table-cell office:value-type="float" office:value="68765" table:style-name="ce119">
            <text:p>68,765</text:p>
          </table:table-cell>
          <table:table-cell office:value-type="float" office:value="78426" table:style-name="ce119">
            <text:p>78,426</text:p>
          </table:table-cell>
          <table:table-cell office:value-type="float" office:value="18.143169702012266" table:style-name="ce120">
            <text:p>18.14</text:p>
          </table:table-cell>
          <table:table-cell office:value-type="float" office:value="346270" table:style-name="ce119">
            <text:p>346,270</text:p>
          </table:table-cell>
          <table:table-cell office:value-type="float" office:value="180825" table:style-name="ce119">
            <text:p>180,825</text:p>
          </table:table-cell>
          <table:table-cell office:value-type="float" office:value="165445" table:style-name="ce119">
            <text:p>165,445</text:p>
          </table:table-cell>
          <table:table-cell office:value-type="float" office:value="42.682197775107085" table:style-name="ce120">
            <text:p>42.68</text:p>
          </table:table-cell>
          <table:table-cell office:value-type="float" office:value="688705" table:style-name="ce119">
            <text:p>688,705</text:p>
          </table:table-cell>
          <table:table-cell office:value-type="float" office:value="349444" table:style-name="ce119">
            <text:p>349,444</text:p>
          </table:table-cell>
          <table:table-cell office:value-type="float" office:value="339261" table:style-name="ce119">
            <text:p>339,261</text:p>
          </table:table-cell>
          <table:table-cell office:value-type="float" office:value="84.891682844904622" table:style-name="ce120">
            <text:p>84.89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4983" table:style-name="ce119">
            <text:p>214,983</text:p>
          </table:table-cell>
          <table:table-cell office:value-type="float" office:value="110411" table:style-name="ce119">
            <text:p>110,411</text:p>
          </table:table-cell>
          <table:table-cell office:value-type="float" office:value="104572" table:style-name="ce119">
            <text:p>104,572</text:p>
          </table:table-cell>
          <table:table-cell office:value-type="float" office:value="100" table:style-name="ce120">
            <text:p>100.00</text:p>
          </table:table-cell>
          <table:table-cell office:value-type="float" office:value="24509" table:style-name="ce119">
            <text:p>24,509</text:p>
          </table:table-cell>
          <table:table-cell office:value-type="float" office:value="12836" table:style-name="ce119">
            <text:p>12,836</text:p>
          </table:table-cell>
          <table:table-cell office:value-type="float" office:value="11673" table:style-name="ce119">
            <text:p>11,673</text:p>
          </table:table-cell>
          <table:table-cell office:value-type="float" office:value="11.40043631356898" table:style-name="ce120">
            <text:p>11.40</text:p>
          </table:table-cell>
          <table:table-cell office:value-type="float" office:value="152676" table:style-name="ce119">
            <text:p>152,676</text:p>
          </table:table-cell>
          <table:table-cell office:value-type="float" office:value="80512" table:style-name="ce119">
            <text:p>80,512</text:p>
          </table:table-cell>
          <table:table-cell office:value-type="float" office:value="72164" table:style-name="ce119">
            <text:p>72,164</text:p>
          </table:table-cell>
          <table:table-cell office:value-type="float" office:value="71.017708376941442" table:style-name="ce120">
            <text:p>71.02</text:p>
          </table:table-cell>
          <table:table-cell office:value-type="float" office:value="37798" table:style-name="ce119">
            <text:p>37,798</text:p>
          </table:table-cell>
          <table:table-cell office:value-type="float" office:value="17063" table:style-name="ce119">
            <text:p>17,063</text:p>
          </table:table-cell>
          <table:table-cell office:value-type="float" office:value="20735" table:style-name="ce119">
            <text:p>20,735</text:p>
          </table:table-cell>
          <table:table-cell office:value-type="float" office:value="17.581855309489587" table:style-name="ce120">
            <text:p>17.58</text:p>
          </table:table-cell>
          <table:table-cell office:value-type="float" office:value="90229" table:style-name="ce119">
            <text:p>90,229</text:p>
          </table:table-cell>
          <table:table-cell office:value-type="float" office:value="47507" table:style-name="ce119">
            <text:p>47,507</text:p>
          </table:table-cell>
          <table:table-cell office:value-type="float" office:value="42722" table:style-name="ce119">
            <text:p>42,722</text:p>
          </table:table-cell>
          <table:table-cell office:value-type="float" office:value="41.970295325676915" table:style-name="ce120">
            <text:p>41.97</text:p>
          </table:table-cell>
          <table:table-cell office:value-type="float" office:value="179587" table:style-name="ce119">
            <text:p>179,587</text:p>
          </table:table-cell>
          <table:table-cell office:value-type="float" office:value="91865" table:style-name="ce119">
            <text:p>91,865</text:p>
          </table:table-cell>
          <table:table-cell office:value-type="float" office:value="87722" table:style-name="ce119">
            <text:p>87,722</text:p>
          </table:table-cell>
          <table:table-cell office:value-type="float" office:value="83.535442337301092" table:style-name="ce120">
            <text:p>83.54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3929" table:style-name="ce119">
            <text:p>323,929</text:p>
          </table:table-cell>
          <table:table-cell office:value-type="float" office:value="163740" table:style-name="ce119">
            <text:p>163,740</text:p>
          </table:table-cell>
          <table:table-cell office:value-type="float" office:value="160189" table:style-name="ce119">
            <text:p>160,189</text:p>
          </table:table-cell>
          <table:table-cell office:value-type="float" office:value="100" table:style-name="ce120">
            <text:p>100.00</text:p>
          </table:table-cell>
          <table:table-cell office:value-type="float" office:value="37836" table:style-name="ce119">
            <text:p>37,836</text:p>
          </table:table-cell>
          <table:table-cell office:value-type="float" office:value="19875" table:style-name="ce119">
            <text:p>19,875</text:p>
          </table:table-cell>
          <table:table-cell office:value-type="float" office:value="17961" table:style-name="ce119">
            <text:p>17,961</text:p>
          </table:table-cell>
          <table:table-cell office:value-type="float" office:value="11.680337357877807" table:style-name="ce120">
            <text:p>11.68</text:p>
          </table:table-cell>
          <table:table-cell office:value-type="float" office:value="229015" table:style-name="ce119">
            <text:p>229,015</text:p>
          </table:table-cell>
          <table:table-cell office:value-type="float" office:value="117656" table:style-name="ce119">
            <text:p>117,656</text:p>
          </table:table-cell>
          <table:table-cell office:value-type="float" office:value="111359" table:style-name="ce119">
            <text:p>111,359</text:p>
          </table:table-cell>
          <table:table-cell office:value-type="float" office:value="70.699134686922136" table:style-name="ce120">
            <text:p>70.70</text:p>
          </table:table-cell>
          <table:table-cell office:value-type="float" office:value="57078" table:style-name="ce119">
            <text:p>57,078</text:p>
          </table:table-cell>
          <table:table-cell office:value-type="float" office:value="26209" table:style-name="ce119">
            <text:p>26,209</text:p>
          </table:table-cell>
          <table:table-cell office:value-type="float" office:value="30869" table:style-name="ce119">
            <text:p>30,869</text:p>
          </table:table-cell>
          <table:table-cell office:value-type="float" office:value="17.62052795520006" table:style-name="ce120">
            <text:p>17.62</text:p>
          </table:table-cell>
          <table:table-cell office:value-type="float" office:value="136983" table:style-name="ce119">
            <text:p>136,983</text:p>
          </table:table-cell>
          <table:table-cell office:value-type="float" office:value="70787" table:style-name="ce119">
            <text:p>70,787</text:p>
          </table:table-cell>
          <table:table-cell office:value-type="float" office:value="66196" table:style-name="ce119">
            <text:p>66,196</text:p>
          </table:table-cell>
          <table:table-cell office:value-type="float" office:value="42.287970512056653" table:style-name="ce120">
            <text:p>42.29</text:p>
          </table:table-cell>
          <table:table-cell office:value-type="float" office:value="270200" table:style-name="ce119">
            <text:p>270,200</text:p>
          </table:table-cell>
          <table:table-cell office:value-type="float" office:value="135601" table:style-name="ce119">
            <text:p>135,601</text:p>
          </table:table-cell>
          <table:table-cell office:value-type="float" office:value="134599" table:style-name="ce119">
            <text:p>134,599</text:p>
          </table:table-cell>
          <table:table-cell office:value-type="float" office:value="83.413340577719183" table:style-name="ce120">
            <text:p>83.41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908" table:style-name="ce119">
            <text:p>105,908</text:p>
          </table:table-cell>
          <table:table-cell office:value-type="float" office:value="54478" table:style-name="ce119">
            <text:p>54,478</text:p>
          </table:table-cell>
          <table:table-cell office:value-type="float" office:value="51430" table:style-name="ce119">
            <text:p>51,430</text:p>
          </table:table-cell>
          <table:table-cell office:value-type="float" office:value="100" table:style-name="ce120">
            <text:p>100.00</text:p>
          </table:table-cell>
          <table:table-cell office:value-type="float" office:value="10871" table:style-name="ce119">
            <text:p>10,871</text:p>
          </table:table-cell>
          <table:table-cell office:value-type="float" office:value="5716" table:style-name="ce119">
            <text:p>5,716</text:p>
          </table:table-cell>
          <table:table-cell office:value-type="float" office:value="5155" table:style-name="ce119">
            <text:p>5,155</text:p>
          </table:table-cell>
          <table:table-cell office:value-type="float" office:value="10.264569248781962" table:style-name="ce120">
            <text:p>10.26</text:p>
          </table:table-cell>
          <table:table-cell office:value-type="float" office:value="76825" table:style-name="ce119">
            <text:p>76,825</text:p>
          </table:table-cell>
          <table:table-cell office:value-type="float" office:value="40293" table:style-name="ce119">
            <text:p>40,293</text:p>
          </table:table-cell>
          <table:table-cell office:value-type="float" office:value="36532" table:style-name="ce119">
            <text:p>36,532</text:p>
          </table:table-cell>
          <table:table-cell office:value-type="float" office:value="72.539373796124934" table:style-name="ce120">
            <text:p>72.54</text:p>
          </table:table-cell>
          <table:table-cell office:value-type="float" office:value="18212" table:style-name="ce119">
            <text:p>18,212</text:p>
          </table:table-cell>
          <table:table-cell office:value-type="float" office:value="8469" table:style-name="ce119">
            <text:p>8,469</text:p>
          </table:table-cell>
          <table:table-cell office:value-type="float" office:value="9743" table:style-name="ce119">
            <text:p>9,743</text:p>
          </table:table-cell>
          <table:table-cell office:value-type="float" office:value="17.196056955093102" table:style-name="ce120">
            <text:p>17.20</text:p>
          </table:table-cell>
          <table:table-cell office:value-type="float" office:value="48151" table:style-name="ce119">
            <text:p>48,151</text:p>
          </table:table-cell>
          <table:table-cell office:value-type="float" office:value="25091" table:style-name="ce119">
            <text:p>25,091</text:p>
          </table:table-cell>
          <table:table-cell office:value-type="float" office:value="23060" table:style-name="ce119">
            <text:p>23,060</text:p>
          </table:table-cell>
          <table:table-cell office:value-type="float" office:value="45.464931827623978" table:style-name="ce120">
            <text:p>45.46</text:p>
          </table:table-cell>
          <table:table-cell office:value-type="float" office:value="89859" table:style-name="ce119">
            <text:p>89,859</text:p>
          </table:table-cell>
          <table:table-cell office:value-type="float" office:value="46003" table:style-name="ce119">
            <text:p>46,003</text:p>
          </table:table-cell>
          <table:table-cell office:value-type="float" office:value="43856" table:style-name="ce119">
            <text:p>43,856</text:p>
          </table:table-cell>
          <table:table-cell office:value-type="float" office:value="84.84628167843789" table:style-name="ce120">
            <text:p>84.85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7269" table:style-name="ce119">
            <text:p>367,269</text:p>
          </table:table-cell>
          <table:table-cell office:value-type="float" office:value="183130" table:style-name="ce119">
            <text:p>183,130</text:p>
          </table:table-cell>
          <table:table-cell office:value-type="float" office:value="184139" table:style-name="ce119">
            <text:p>184,139</text:p>
          </table:table-cell>
          <table:table-cell office:value-type="float" office:value="100" table:style-name="ce120">
            <text:p>100.00</text:p>
          </table:table-cell>
          <table:table-cell office:value-type="float" office:value="37385" table:style-name="ce119">
            <text:p>37,385</text:p>
          </table:table-cell>
          <table:table-cell office:value-type="float" office:value="19344" table:style-name="ce119">
            <text:p>19,344</text:p>
          </table:table-cell>
          <table:table-cell office:value-type="float" office:value="18041" table:style-name="ce119">
            <text:p>18,041</text:p>
          </table:table-cell>
          <table:table-cell office:value-type="float" office:value="10.179187462050976" table:style-name="ce120">
            <text:p>10.18</text:p>
          </table:table-cell>
          <table:table-cell office:value-type="float" office:value="265005" table:style-name="ce119">
            <text:p>265,005</text:p>
          </table:table-cell>
          <table:table-cell office:value-type="float" office:value="134463" table:style-name="ce119">
            <text:p>134,463</text:p>
          </table:table-cell>
          <table:table-cell office:value-type="float" office:value="130542" table:style-name="ce119">
            <text:p>130,542</text:p>
          </table:table-cell>
          <table:table-cell office:value-type="float" office:value="72.155559004435446" table:style-name="ce120">
            <text:p>72.16</text:p>
          </table:table-cell>
          <table:table-cell office:value-type="float" office:value="64879" table:style-name="ce119">
            <text:p>64,879</text:p>
          </table:table-cell>
          <table:table-cell office:value-type="float" office:value="29323" table:style-name="ce119">
            <text:p>29,323</text:p>
          </table:table-cell>
          <table:table-cell office:value-type="float" office:value="35556" table:style-name="ce119">
            <text:p>35,556</text:p>
          </table:table-cell>
          <table:table-cell office:value-type="float" office:value="17.665253533513585" table:style-name="ce120">
            <text:p>17.67</text:p>
          </table:table-cell>
          <table:table-cell office:value-type="float" office:value="155878" table:style-name="ce119">
            <text:p>155,878</text:p>
          </table:table-cell>
          <table:table-cell office:value-type="float" office:value="79990" table:style-name="ce119">
            <text:p>79,990</text:p>
          </table:table-cell>
          <table:table-cell office:value-type="float" office:value="75888" table:style-name="ce119">
            <text:p>75,888</text:p>
          </table:table-cell>
          <table:table-cell office:value-type="float" office:value="42.442460430910309" table:style-name="ce120">
            <text:p>42.44</text:p>
          </table:table-cell>
          <table:table-cell office:value-type="float" office:value="313402" table:style-name="ce119">
            <text:p>313,402</text:p>
          </table:table-cell>
          <table:table-cell office:value-type="float" office:value="155117" table:style-name="ce119">
            <text:p>155,117</text:p>
          </table:table-cell>
          <table:table-cell office:value-type="float" office:value="158285" table:style-name="ce119">
            <text:p>158,285</text:p>
          </table:table-cell>
          <table:table-cell office:value-type="float" office:value="85.333093726941286" table:style-name="ce120">
            <text:p>85.33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1757" table:style-name="ce119">
            <text:p>451,757</text:p>
          </table:table-cell>
          <table:table-cell office:value-type="float" office:value="222929" table:style-name="ce119">
            <text:p>222,929</text:p>
          </table:table-cell>
          <table:table-cell office:value-type="float" office:value="228828" table:style-name="ce119">
            <text:p>228,828</text:p>
          </table:table-cell>
          <table:table-cell office:value-type="float" office:value="100" table:style-name="ce120">
            <text:p>100.00</text:p>
          </table:table-cell>
          <table:table-cell office:value-type="float" office:value="76193" table:style-name="ce119">
            <text:p>76,193</text:p>
          </table:table-cell>
          <table:table-cell office:value-type="float" office:value="39694" table:style-name="ce119">
            <text:p>39,694</text:p>
          </table:table-cell>
          <table:table-cell office:value-type="float" office:value="36499" table:style-name="ce119">
            <text:p>36,499</text:p>
          </table:table-cell>
          <table:table-cell office:value-type="float" office:value="16.86592570784736" table:style-name="ce120">
            <text:p>16.87</text:p>
          </table:table-cell>
          <table:table-cell office:value-type="float" office:value="316001" table:style-name="ce119">
            <text:p>316,001</text:p>
          </table:table-cell>
          <table:table-cell office:value-type="float" office:value="156810" table:style-name="ce119">
            <text:p>156,810</text:p>
          </table:table-cell>
          <table:table-cell office:value-type="float" office:value="159191" table:style-name="ce119">
            <text:p>159,191</text:p>
          </table:table-cell>
          <table:table-cell office:value-type="float" office:value="69.949331166976933" table:style-name="ce120">
            <text:p>69.95</text:p>
          </table:table-cell>
          <table:table-cell office:value-type="float" office:value="59563" table:style-name="ce119">
            <text:p>59,563</text:p>
          </table:table-cell>
          <table:table-cell office:value-type="float" office:value="26425" table:style-name="ce119">
            <text:p>26,425</text:p>
          </table:table-cell>
          <table:table-cell office:value-type="float" office:value="33138" table:style-name="ce119">
            <text:p>33,138</text:p>
          </table:table-cell>
          <table:table-cell office:value-type="float" office:value="13.184743125175702" table:style-name="ce120">
            <text:p>13.18</text:p>
          </table:table-cell>
          <table:table-cell office:value-type="float" office:value="202367" table:style-name="ce119">
            <text:p>202,367</text:p>
          </table:table-cell>
          <table:table-cell office:value-type="float" office:value="100536" table:style-name="ce119">
            <text:p>100,536</text:p>
          </table:table-cell>
          <table:table-cell office:value-type="float" office:value="101831" table:style-name="ce119">
            <text:p>101,831</text:p>
          </table:table-cell>
          <table:table-cell office:value-type="float" office:value="44.795542736471155" table:style-name="ce120">
            <text:p>44.80</text:p>
          </table:table-cell>
          <table:table-cell office:value-type="float" office:value="351015" table:style-name="ce119">
            <text:p>351,015</text:p>
          </table:table-cell>
          <table:table-cell office:value-type="float" office:value="170453" table:style-name="ce119">
            <text:p>170,453</text:p>
          </table:table-cell>
          <table:table-cell office:value-type="float" office:value="180562" table:style-name="ce119">
            <text:p>180,562</text:p>
          </table:table-cell>
          <table:table-cell office:value-type="float" office:value="77.699958163348882" table:style-name="ce120">
            <text:p>77.70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751" table:style-name="ce119">
            <text:p>265,751</text:p>
          </table:table-cell>
          <table:table-cell office:value-type="float" office:value="128510" table:style-name="ce119">
            <text:p>128,510</text:p>
          </table:table-cell>
          <table:table-cell office:value-type="float" office:value="137241" table:style-name="ce119">
            <text:p>137,241</text:p>
          </table:table-cell>
          <table:table-cell office:value-type="float" office:value="100" table:style-name="ce120">
            <text:p>100.00</text:p>
          </table:table-cell>
          <table:table-cell office:value-type="float" office:value="34963" table:style-name="ce119">
            <text:p>34,963</text:p>
          </table:table-cell>
          <table:table-cell office:value-type="float" office:value="18210" table:style-name="ce119">
            <text:p>18,210</text:p>
          </table:table-cell>
          <table:table-cell office:value-type="float" office:value="16753" table:style-name="ce119">
            <text:p>16,753</text:p>
          </table:table-cell>
          <table:table-cell office:value-type="float" office:value="13.156300446658713" table:style-name="ce120">
            <text:p>13.16</text:p>
          </table:table-cell>
          <table:table-cell office:value-type="float" office:value="187166" table:style-name="ce119">
            <text:p>187,166</text:p>
          </table:table-cell>
          <table:table-cell office:value-type="float" office:value="91103" table:style-name="ce119">
            <text:p>91,103</text:p>
          </table:table-cell>
          <table:table-cell office:value-type="float" office:value="96063" table:style-name="ce119">
            <text:p>96,063</text:p>
          </table:table-cell>
          <table:table-cell office:value-type="float" office:value="70.429085873618533" table:style-name="ce120">
            <text:p>70.43</text:p>
          </table:table-cell>
          <table:table-cell office:value-type="float" office:value="43622" table:style-name="ce119">
            <text:p>43,622</text:p>
          </table:table-cell>
          <table:table-cell office:value-type="float" office:value="19197" table:style-name="ce119">
            <text:p>19,197</text:p>
          </table:table-cell>
          <table:table-cell office:value-type="float" office:value="24425" table:style-name="ce119">
            <text:p>24,425</text:p>
          </table:table-cell>
          <table:table-cell office:value-type="float" office:value="16.414613679722748" table:style-name="ce120">
            <text:p>16.41</text:p>
          </table:table-cell>
          <table:table-cell office:value-type="float" office:value="113859" table:style-name="ce119">
            <text:p>113,859</text:p>
          </table:table-cell>
          <table:table-cell office:value-type="float" office:value="55609" table:style-name="ce119">
            <text:p>55,609</text:p>
          </table:table-cell>
          <table:table-cell office:value-type="float" office:value="58250" table:style-name="ce119">
            <text:p>58,250</text:p>
          </table:table-cell>
          <table:table-cell office:value-type="float" office:value="42.844241413955167" table:style-name="ce120">
            <text:p>42.84</text:p>
          </table:table-cell>
          <table:table-cell office:value-type="float" office:value="216316" table:style-name="ce119">
            <text:p>216,316</text:p>
          </table:table-cell>
          <table:table-cell office:value-type="float" office:value="102705" table:style-name="ce119">
            <text:p>102,705</text:p>
          </table:table-cell>
          <table:table-cell office:value-type="float" office:value="113611" table:style-name="ce119">
            <text:p>113,611</text:p>
          </table:table-cell>
          <table:table-cell office:value-type="float" office:value="81.39800038381793" table:style-name="ce120">
            <text:p>81.4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807" table:style-name="ce113">
            <text:p>153,807</text:p>
          </table:table-cell>
          <table:table-cell office:value-type="float" office:value="77834" table:style-name="ce113">
            <text:p>77,834</text:p>
          </table:table-cell>
          <table:table-cell office:value-type="float" office:value="75973" table:style-name="ce113">
            <text:p>75,973</text:p>
          </table:table-cell>
          <table:table-cell office:value-type="float" office:value="100" table:style-name="ce114">
            <text:p>100.00</text:p>
          </table:table-cell>
          <table:table-cell office:value-type="float" office:value="14024" table:style-name="ce113">
            <text:p>14,024</text:p>
          </table:table-cell>
          <table:table-cell office:value-type="float" office:value="7318" table:style-name="ce113">
            <text:p>7,318</text:p>
          </table:table-cell>
          <table:table-cell office:value-type="float" office:value="6706" table:style-name="ce113">
            <text:p>6,706</text:p>
          </table:table-cell>
          <table:table-cell office:value-type="float" office:value="9.1179205107699897" table:style-name="ce114">
            <text:p>9.12</text:p>
          </table:table-cell>
          <table:table-cell office:value-type="float" office:value="117502" table:style-name="ce113">
            <text:p>117,502</text:p>
          </table:table-cell>
          <table:table-cell office:value-type="float" office:value="59706" table:style-name="ce113">
            <text:p>59,706</text:p>
          </table:table-cell>
          <table:table-cell office:value-type="float" office:value="57796" table:style-name="ce113">
            <text:p>57,796</text:p>
          </table:table-cell>
          <table:table-cell office:value-type="float" office:value="76.395742716521355" table:style-name="ce114">
            <text:p>76.40</text:p>
          </table:table-cell>
          <table:table-cell office:value-type="float" office:value="22281" table:style-name="ce113">
            <text:p>22,281</text:p>
          </table:table-cell>
          <table:table-cell office:value-type="float" office:value="10810" table:style-name="ce113">
            <text:p>10,810</text:p>
          </table:table-cell>
          <table:table-cell office:value-type="float" office:value="11471" table:style-name="ce113">
            <text:p>11,471</text:p>
          </table:table-cell>
          <table:table-cell office:value-type="float" office:value="14.486336772708656" table:style-name="ce114">
            <text:p>14.49</text:p>
          </table:table-cell>
          <table:table-cell office:value-type="float" office:value="69965" table:style-name="ce113">
            <text:p>69,965</text:p>
          </table:table-cell>
          <table:table-cell office:value-type="float" office:value="35381" table:style-name="ce113">
            <text:p>35,381</text:p>
          </table:table-cell>
          <table:table-cell office:value-type="float" office:value="34584" table:style-name="ce113">
            <text:p>34,584</text:p>
          </table:table-cell>
          <table:table-cell office:value-type="float" office:value="45.488826906447692" table:style-name="ce114">
            <text:p>45.49</text:p>
          </table:table-cell>
          <table:table-cell office:value-type="float" office:value="133377" table:style-name="ce113">
            <text:p>133,377</text:p>
          </table:table-cell>
          <table:table-cell office:value-type="float" office:value="67171" table:style-name="ce113">
            <text:p>67,171</text:p>
          </table:table-cell>
          <table:table-cell office:value-type="float" office:value="66206" table:style-name="ce113">
            <text:p>66,206</text:p>
          </table:table-cell>
          <table:table-cell office:value-type="float" office:value="86.717119506914514" table:style-name="ce114">
            <text:p>86.72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511" table:style-name="ce119">
            <text:p>140,511</text:p>
          </table:table-cell>
          <table:table-cell office:value-type="float" office:value="70149" table:style-name="ce119">
            <text:p>70,149</text:p>
          </table:table-cell>
          <table:table-cell office:value-type="float" office:value="70362" table:style-name="ce119">
            <text:p>70,362</text:p>
          </table:table-cell>
          <table:table-cell office:value-type="float" office:value="100" table:style-name="ce120">
            <text:p>100.00</text:p>
          </table:table-cell>
          <table:table-cell office:value-type="float" office:value="12542" table:style-name="ce119">
            <text:p>12,542</text:p>
          </table:table-cell>
          <table:table-cell office:value-type="float" office:value="6524" table:style-name="ce119">
            <text:p>6,524</text:p>
          </table:table-cell>
          <table:table-cell office:value-type="float" office:value="6018" table:style-name="ce119">
            <text:p>6,018</text:p>
          </table:table-cell>
          <table:table-cell office:value-type="float" office:value="8.9259915593796926" table:style-name="ce120">
            <text:p>8.93</text:p>
          </table:table-cell>
          <table:table-cell office:value-type="float" office:value="107387" table:style-name="ce119">
            <text:p>107,387</text:p>
          </table:table-cell>
          <table:table-cell office:value-type="float" office:value="53728" table:style-name="ce119">
            <text:p>53,728</text:p>
          </table:table-cell>
          <table:table-cell office:value-type="float" office:value="53659" table:style-name="ce119">
            <text:p>53,659</text:p>
          </table:table-cell>
          <table:table-cell office:value-type="float" office:value="76.426044935983668" table:style-name="ce120">
            <text:p>76.43</text:p>
          </table:table-cell>
          <table:table-cell office:value-type="float" office:value="20582" table:style-name="ce119">
            <text:p>20,582</text:p>
          </table:table-cell>
          <table:table-cell office:value-type="float" office:value="9897" table:style-name="ce119">
            <text:p>9,897</text:p>
          </table:table-cell>
          <table:table-cell office:value-type="float" office:value="10685" table:style-name="ce119">
            <text:p>10,685</text:p>
          </table:table-cell>
          <table:table-cell office:value-type="float" office:value="14.647963504636646" table:style-name="ce120">
            <text:p>14.65</text:p>
          </table:table-cell>
          <table:table-cell office:value-type="float" office:value="63653" table:style-name="ce119">
            <text:p>63,653</text:p>
          </table:table-cell>
          <table:table-cell office:value-type="float" office:value="31685" table:style-name="ce119">
            <text:p>31,685</text:p>
          </table:table-cell>
          <table:table-cell office:value-type="float" office:value="31968" table:style-name="ce119">
            <text:p>31,968</text:p>
          </table:table-cell>
          <table:table-cell office:value-type="float" office:value="45.301079630776236" table:style-name="ce120">
            <text:p>45.30</text:p>
          </table:table-cell>
          <table:table-cell office:value-type="float" office:value="122104" table:style-name="ce119">
            <text:p>122,104</text:p>
          </table:table-cell>
          <table:table-cell office:value-type="float" office:value="60583" table:style-name="ce119">
            <text:p>60,583</text:p>
          </table:table-cell>
          <table:table-cell office:value-type="float" office:value="61521" table:style-name="ce119">
            <text:p>61,521</text:p>
          </table:table-cell>
          <table:table-cell office:value-type="float" office:value="86.899958010404873" table:style-name="ce120">
            <text:p>86.90</text:p>
          </table:table-cell>
          <table:table-cell table:number-columns-repeated="16359" table:style-name="ce109"/>
        </table:table-row>
        <table:table-row table:style-name="ro19">
          <table:table-cell office:value-type="string" table:style-name="ce118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296" table:style-name="ce119">
            <text:p>13,296</text:p>
          </table:table-cell>
          <table:table-cell office:value-type="float" office:value="7685" table:style-name="ce119">
            <text:p>7,685</text:p>
          </table:table-cell>
          <table:table-cell office:value-type="float" office:value="5611" table:style-name="ce119">
            <text:p>5,611</text:p>
          </table:table-cell>
          <table:table-cell office:value-type="float" office:value="100" table:style-name="ce120">
            <text:p>100.00</text:p>
          </table:table-cell>
          <table:table-cell office:value-type="float" office:value="1482" table:style-name="ce119">
            <text:p>1,482</text:p>
          </table:table-cell>
          <table:table-cell office:value-type="float" office:value="794" table:style-name="ce119">
            <text:p>794</text:p>
          </table:table-cell>
          <table:table-cell office:value-type="float" office:value="688" table:style-name="ce119">
            <text:p>688</text:p>
          </table:table-cell>
          <table:table-cell office:value-type="float" office:value="11.146209386281589" table:style-name="ce120">
            <text:p>11.15</text:p>
          </table:table-cell>
          <table:table-cell office:value-type="float" office:value="10115" table:style-name="ce119">
            <text:p>10,115</text:p>
          </table:table-cell>
          <table:table-cell office:value-type="float" office:value="5978" table:style-name="ce119">
            <text:p>5,978</text:p>
          </table:table-cell>
          <table:table-cell office:value-type="float" office:value="4137" table:style-name="ce119">
            <text:p>4,137</text:p>
          </table:table-cell>
          <table:table-cell office:value-type="float" office:value="76.07551143200962" table:style-name="ce120">
            <text:p>76.08</text:p>
          </table:table-cell>
          <table:table-cell office:value-type="float" office:value="1699" table:style-name="ce119">
            <text:p>1,699</text:p>
          </table:table-cell>
          <table:table-cell office:value-type="float" office:value="913" table:style-name="ce119">
            <text:p>913</text:p>
          </table:table-cell>
          <table:table-cell office:value-type="float" office:value="786" table:style-name="ce119">
            <text:p>786</text:p>
          </table:table-cell>
          <table:table-cell office:value-type="float" office:value="12.778279181708784" table:style-name="ce120">
            <text:p>12.78</text:p>
          </table:table-cell>
          <table:table-cell office:value-type="float" office:value="6312" table:style-name="ce119">
            <text:p>6,312</text:p>
          </table:table-cell>
          <table:table-cell office:value-type="float" office:value="3696" table:style-name="ce119">
            <text:p>3,696</text:p>
          </table:table-cell>
          <table:table-cell office:value-type="float" office:value="2616" table:style-name="ce119">
            <text:p>2,616</text:p>
          </table:table-cell>
          <table:table-cell office:value-type="float" office:value="47.472924187725631" table:style-name="ce120">
            <text:p>47.47</text:p>
          </table:table-cell>
          <table:table-cell office:value-type="float" office:value="11273" table:style-name="ce119">
            <text:p>11,273</text:p>
          </table:table-cell>
          <table:table-cell office:value-type="float" office:value="6588" table:style-name="ce119">
            <text:p>6,588</text:p>
          </table:table-cell>
          <table:table-cell office:value-type="float" office:value="4685" table:style-name="ce119">
            <text:p>4,685</text:p>
          </table:table-cell>
          <table:table-cell office:value-type="float" office:value="84.78489771359807" table:style-name="ce120">
            <text:p>84.78</text:p>
          </table:table-cell>
          <table:table-cell table:number-columns-repeated="16359" table:style-name="ce121"/>
        </table:table-row>
        <table:table-row table:style-name="ro29">
          <table:table-cell table:style-name="ce122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16359" table:style-name="ce109"/>
        </table:table-row>
        <table:table-row table:style-name="ro21">
          <table:table-cell table:style-name="ce125"/>
          <table:table-cell table:number-columns-repeated="23" table:style-name="ce126"/>
          <table:table-cell office:value-type="string" table:style-name="ce127">
            <text:p><text:s text:c="16"/>內政部戶政司 110年3月10日編製</text:p>
          </table:table-cell>
          <table:table-cell table:number-columns-repeated="16359" table:style-name="ce121"/>
        </table:table-row>
        <table:table-row table:style-name="ro12">
          <table:table-cell table:number-columns-repeated="25" table:style-name="ce103"/>
          <table:table-cell table:number-columns-repeated="16359" table:style-name="ce126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0" table:number-columns-repeated="16384" table:default-cell-style-name="ce1"/>
        <table:table-row table:style-name="ro24">
          <table:table-cell table:number-columns-repeated="16384"/>
        </table:table-row>
        <table:table-row table:style-name="ro24">
          <table:table-cell table:style-name="ce1">
            <draw:frame draw:z-index="2" draw:id="id1" draw:style-name="a1" draw:name="Object 2" svg:x="0.17708in" svg:y="0.07292in" svg:width="6.86458in" svg:height="10.177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1">
            <draw:frame draw:z-index="1" draw:id="id0" draw:style-name="a0" draw:name="Object 1" svg:x="0.16667in" svg:y="0.1875in" svg:width="6.67708in" svg:height="10.1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4">
          <table:table-cell table:number-columns-repeated="16384"/>
        </table:table-row>
        <table:table-row table:style-name="ro30">
          <table:table-cell table:number-columns-repeated="16384" table:style-name="ce1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1">
          <table:table-cell table:number-columns-repeated="11"/>
          <table:table-cell table:style-name="ce128"/>
          <table:table-cell table:number-columns-repeated="16372"/>
        </table:table-row>
        <table:table-row table:style-name="ro31">
          <table:table-cell table:number-columns-repeated="11"/>
          <table:table-cell table:style-name="ce129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02/上網各月速報公式(2月).xls'#說明" table:style-name="ta5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5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5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5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5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5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5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5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5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5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5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5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5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5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5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5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5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5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5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說明" table:style-name="ta5">
        <table:table-source xlink:href="file:///C:/Users/moi1849/Desktop/123/3/1.月報/02各月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160" table:style-name="ta5">
        <table:table-source xlink:href="file:///C:/Users/moi1849/Desktop/123/3/1.月報/02各月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170" table:style-name="ta5">
        <table:table-source xlink:href="file:///C:/Users/moi1849/Desktop/123/3/1.月報/02各月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1B0" table:style-name="ta5">
        <table:table-source xlink:href="file:///C:/Users/moi1849/Desktop/123/3/1.月報/02各月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1-年月別(貼01-縣市別)" table:style-name="ta5">
        <table:table-source xlink:href="file:///C:/Users/moi1849/Desktop/123/3/1.月報/02各月/11002/上網各月速報公式(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1-縣市別" table:style-name="ta5">
        <table:table-source xlink:href="file:///C:/Users/moi1849/Desktop/123/3/1.月報/02各月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1-年齡結構" table:style-name="ta5">
        <table:table-source xlink:href="file:///C:/Users/moi1849/Desktop/123/3/1.月報/02各月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1資料分析" table:style-name="ta5">
        <table:table-source xlink:href="file:///C:/Users/moi1849/Desktop/123/3/1.月報/02各月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1分析(草稿)" table:style-name="ta5">
        <table:table-source xlink:href="file:///C:/Users/moi1849/Desktop/123/3/1.月報/02各月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2-年月別" table:style-name="ta5">
        <table:table-source xlink:href="file:///C:/Users/moi1849/Desktop/123/3/1.月報/02各月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2-縣市別" table:style-name="ta5">
        <table:table-source xlink:href="file:///C:/Users/moi1849/Desktop/123/3/1.月報/02各月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4-單一年齡" table:style-name="ta5">
        <table:table-source xlink:href="file:///C:/Users/moi1849/Desktop/123/3/1.月報/02各月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5-年齡結構" table:style-name="ta5">
        <table:table-source xlink:href="file:///C:/Users/moi1849/Desktop/123/3/1.月報/02各月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6-人口增加&amp;生死結離" table:style-name="ta5">
        <table:table-source xlink:href="file:///C:/Users/moi1849/Desktop/123/3/1.月報/02各月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7-年月別" table:style-name="ta5">
        <table:table-source xlink:href="file:///C:/Users/moi1849/Desktop/123/3/1.月報/02各月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07-縣市別" table:style-name="ta5">
        <table:table-source xlink:href="file:///C:/Users/moi1849/Desktop/123/3/1.月報/02各月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10-年月別" table:style-name="ta5">
        <table:table-source xlink:href="file:///C:/Users/moi1849/Desktop/123/3/1.月報/02各月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10-縣市別" table:style-name="ta5">
        <table:table-source xlink:href="file:///C:/Users/moi1849/Desktop/123/3/1.月報/02各月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2/上網各月速報公式(2月).xls'#11-遷徙" table:style-name="ta5">
        <table:table-source xlink:href="file:///C:/Users/moi1849/Desktop/123/3/1.月報/02各月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5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54:52Z</meta:creation-date>
    <dc:date>2021-03-09T08:23:37Z</dc:date>
    <meta:print-date>2021-03-04T07:49:46Z</meta:print-date>
  </office:meta>
</office:document-meta>
</file>